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0.937cm"/>
    </style:style>
    <style:style style:name="co6" style:family="table-column">
      <style:table-column-properties fo:break-before="auto" style:column-width="1.785cm"/>
    </style:style>
    <style:style style:name="co7" style:family="table-column">
      <style:table-column-properties fo:break-before="auto" style:column-width="2.662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783cm"/>
    </style:style>
    <style:style style:name="co11" style:family="table-column">
      <style:table-column-properties fo:break-before="auto" style:column-width="2.542cm"/>
    </style:style>
    <style:style style:name="co12" style:family="table-column">
      <style:table-column-properties fo:break-before="auto" style:column-width="3.842cm"/>
    </style:style>
    <style:style style:name="co13" style:family="table-column">
      <style:table-column-properties fo:break-before="auto" style:column-width="3.388cm"/>
    </style:style>
    <style:style style:name="co14" style:family="table-column">
      <style:table-column-properties fo:break-before="auto" style:column-width="0.967cm"/>
    </style:style>
    <style:style style:name="co15" style:family="table-column">
      <style:table-column-properties fo:break-before="auto" style:column-width="2.531cm"/>
    </style:style>
    <style:style style:name="co16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ext-properties fo:color="#999999"/>
    </style:style>
    <style:style style:name="ce3" style:family="table-cell" style:parent-style-name="Default" style:data-style-name="N117"/>
    <style:style style:name="ce20" style:family="table-cell" style:parent-style-name="Default" style:data-style-name="N117">
      <style:text-properties fo:color="#999999"/>
    </style:style>
    <style:style style:name="ce4" style:family="table-cell" style:parent-style-name="Default" style:data-style-name="N118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9"/>
    <style:style style:name="ce8" style:family="table-cell" style:parent-style-name="Default">
      <style:table-cell-properties style:text-align-source="value-type" style:repeat-content="false"/>
      <style:paragraph-properties fo:margin-left="0cm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/>
    <style:style style:name="ce33" style:family="table-cell" style:parent-style-name="Default" style:data-style-name="N1"/>
    <style:style style:name="ce3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none"/>
    </style:style>
    <style:style style:name="ce45" style:family="table-cell" style:parent-style-name="Default" style:data-style-name="N3">
      <style:text-properties fo:font-weight="bold" style:font-weight-asian="bold" style:font-weight-complex="bold"/>
    </style:style>
    <style:style style:name="ce46" style:family="table-cell" style:parent-style-name="Default" style:data-style-name="N3"/>
    <style:style style:name="ce47" style:family="table-cell" style:parent-style-name="Default" style:data-style-name="N4"/>
    <style:style style:name="ce48" style:family="table-cell" style:parent-style-name="Default" style:data-style-name="N4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 rate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req</text:p>
          </table:table-cell>
          <table:table-cell table:style-name="ce1"/>
          <table:table-cell/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rate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.$B$3]/([.A5]+1))" office:value-type="float" office:value="1000" calcext:value-type="float">
            <text:p>1000</text:p>
          </table:table-cell>
          <table:table-cell table:formula="of:=ROUND([.$C$3]/((8*[.A5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" table:formula="of:=[.$B$3]/([.E5]+1)" office:value-type="float" office:value="19.6078431372549" calcext:value-type="float">
            <text:p>19,6</text:p>
          </table:table-cell>
          <table:table-cell table:style-name="ce3" table:formula="of:=[.$C$3]/([.E5]+1)" office:value-type="float" office:value="156.862745098039" calcext:value-type="float">
            <text:p>156,9</text:p>
          </table:table-cell>
          <table:table-cell table:style-name="ce4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$B$3]/([.A6]+1))" office:value-type="float" office:value="500" calcext:value-type="float">
            <text:p>500</text:p>
          </table:table-cell>
          <table:table-cell table:formula="of:=ROUND([.$C$3]/((8*[.A6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table:formula="of:=[.$B$3]/([.E6]+1)" office:value-type="float" office:value="9.9009900990099" calcext:value-type="float">
            <text:p>9,9</text:p>
          </table:table-cell>
          <table:table-cell table:style-name="ce3" table:formula="of:=[.$C$3]/([.E6]+1)" office:value-type="float" office:value="79.2079207920792" calcext:value-type="float">
            <text:p>79,2</text:p>
          </table:table-cell>
          <table:table-cell table:style-name="ce4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$B$3]/([.A7]+1))" office:value-type="float" office:value="333" calcext:value-type="float">
            <text:p>333</text:p>
          </table:table-cell>
          <table:table-cell table:formula="of:=ROUND([.$C$3]/((8*[.A7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style-name="ce3" table:formula="of:=[.$B$3]/([.E7]+1)" office:value-type="float" office:value="5.95238095238095" calcext:value-type="float">
            <text:p>6,0</text:p>
          </table:table-cell>
          <table:table-cell table:style-name="ce3" table:formula="of:=[.$C$3]/([.E7]+1)" office:value-type="float" office:value="47.6190476190476" calcext:value-type="float">
            <text:p>47,6</text:p>
          </table:table-cell>
          <table:table-cell table:style-name="ce4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$B$3]/([.A8]+1))" office:value-type="float" office:value="250" calcext:value-type="float">
            <text:p>250</text:p>
          </table:table-cell>
          <table:table-cell table:formula="of:=ROUND([.$C$3]/((8*[.A8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3" table:formula="of:=[.$B$3]/([.E8]+1)" office:value-type="float" office:value="4.97512437810945" calcext:value-type="float">
            <text:p>5,0</text:p>
          </table:table-cell>
          <table:table-cell table:style-name="ce3" table:formula="of:=[.$C$3]/([.E8]+1)" office:value-type="float" office:value="39.8009950248756" calcext:value-type="float">
            <text:p>39,8</text:p>
          </table:table-cell>
          <table:table-cell table:style-name="ce4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$B$3]/([.A9]+1))" office:value-type="float" office:value="200" calcext:value-type="float">
            <text:p>200</text:p>
          </table:table-cell>
          <table:table-cell table:formula="of:=ROUND([.$C$3]/((8*[.A9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3" table:formula="of:=[.$B$3]/([.E9]+1)" office:value-type="float" office:value="3.98406374501992" calcext:value-type="float">
            <text:p>4,0</text:p>
          </table:table-cell>
          <table:table-cell table:style-name="ce3" table:formula="of:=[.$C$3]/([.E9]+1)" office:value-type="float" office:value="31.8725099601594" calcext:value-type="float">
            <text:p>31,9</text:p>
          </table:table-cell>
          <table:table-cell table:style-name="ce4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$B$3]/([.A10]+1))" office:value-type="float" office:value="167" calcext:value-type="float">
            <text:p>167</text:p>
          </table:table-cell>
          <table:table-cell table:formula="of:=ROUND([.$C$3]/((8*[.A10])+8))" office:value-type="float" office:value="167" calcext:value-type="float">
            <text:p>167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style-name="ce20" table:formula="of:=[.$B$3]/([.E10]+1)" office:value-type="float" office:value="3.32225913621262" calcext:value-type="float">
            <text:p>3,3</text:p>
          </table:table-cell>
          <table:table-cell table:style-name="ce20" table:formula="of:=[.$C$3]/([.E10]+1)" office:value-type="float" office:value="26.578073089701" calcext:value-type="float">
            <text:p>26,6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ROUND([.$B$3]/([.A11]+1))" office:value-type="float" office:value="143" calcext:value-type="float">
            <text:p>143</text:p>
          </table:table-cell>
          <table:table-cell table:style-name="ce2" table:formula="of:=ROUND([.$C$3]/((8*[.A11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3" table:formula="of:=[.$B$3]/([.E11]+1)" office:value-type="float" office:value="2.9940119760479" calcext:value-type="float">
            <text:p>3,0</text:p>
          </table:table-cell>
          <table:table-cell table:style-name="ce3" table:formula="of:=[.$C$3]/([.E11]+1)" office:value-type="float" office:value="23.9520958083832" calcext:value-type="float">
            <text:p>24,0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ROUND([.$B$3]/([.A12]+1))" office:value-type="float" office:value="125" calcext:value-type="float">
            <text:p>125</text:p>
          </table:table-cell>
          <table:table-cell table:style-name="ce2" table:formula="of:=ROUND([.$C$3]/((8*[.A12])+8))" office:value-type="float" office:value="125" calcext:value-type="float">
            <text:p>125</text:p>
          </table:table-cell>
          <table:table-cell/>
          <table:table-cell table:style-name="ce18" office:value-type="float" office:value="350" calcext:value-type="float">
            <text:p>350</text:p>
          </table:table-cell>
          <table:table-cell table:style-name="ce20" table:formula="of:=[.$B$3]/([.E12]+1)" office:value-type="float" office:value="2.84900284900285" calcext:value-type="float">
            <text:p>2,8</text:p>
          </table:table-cell>
          <table:table-cell table:style-name="ce20" table:formula="of:=[.$C$3]/([.E12]+1)" office:value-type="float" office:value="22.7920227920228" calcext:value-type="float">
            <text:p>22,8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ROUND([.$B$3]/([.A13]+1))" office:value-type="float" office:value="111" calcext:value-type="float">
            <text:p>111</text:p>
          </table:table-cell>
          <table:table-cell table:style-name="ce2" table:formula="of:=ROUND([.$C$3]/((8*[.A13])+8))" office:value-type="float" office:value="111" calcext:value-type="float">
            <text:p>111</text:p>
          </table:table-cell>
          <table:table-cell/>
          <table:table-cell table:style-name="ce18" office:value-type="float" office:value="400" calcext:value-type="float">
            <text:p>400</text:p>
          </table:table-cell>
          <table:table-cell table:style-name="ce20" table:formula="of:=[.$B$3]/([.E13]+1)" office:value-type="float" office:value="2.49376558603491" calcext:value-type="float">
            <text:p>2,5</text:p>
          </table:table-cell>
          <table:table-cell table:style-name="ce20" table:formula="of:=[.$C$3]/([.E13]+1)" office:value-type="float" office:value="19.9501246882793" calcext:value-type="float">
            <text:p>20,0</text:p>
          </table:table-cell>
          <table:table-cell table:style-name="ce4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$B$3]/([.A14]+1))" office:value-type="float" office:value="100" calcext:value-type="float">
            <text:p>100</text:p>
          </table:table-cell>
          <table:table-cell table:formula="of:=ROUND([.$C$3]/((8*[.A14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" table:formula="of:=[.$B$3]/([.E14]+1)" office:value-type="float" office:value="1.99600798403194" calcext:value-type="float">
            <text:p>2,0</text:p>
          </table:table-cell>
          <table:table-cell table:style-name="ce3" table:formula="of:=[.$C$3]/([.E14]+1)" office:value-type="float" office:value="15.9680638722555" calcext:value-type="float">
            <text:p>16,0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ROUND([.$B$3]/([.A15]+1))" office:value-type="float" office:value="91" calcext:value-type="float">
            <text:p>91</text:p>
          </table:table-cell>
          <table:table-cell table:style-name="ce2" table:formula="of:=ROUND([.$C$3]/((8*[.A15])+8))" office:value-type="float" office:value="91" calcext:value-type="float">
            <text:p>91</text:p>
          </table:table-cell>
          <table:table-cell/>
          <table:table-cell table:style-name="ce18" office:value-type="float" office:value="600" calcext:value-type="float">
            <text:p>600</text:p>
          </table:table-cell>
          <table:table-cell table:style-name="ce20" table:formula="of:=[.$B$3]/([.E15]+1)" office:value-type="float" office:value="1.66389351081531" calcext:value-type="float">
            <text:p>1,7</text:p>
          </table:table-cell>
          <table:table-cell table:style-name="ce20" table:formula="of:=[.$C$3]/([.E15]+1)" office:value-type="float" office:value="13.3111480865225" calcext:value-type="float">
            <text:p>13,3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ROUND([.$B$3]/([.A16]+1))" office:value-type="float" office:value="83" calcext:value-type="float">
            <text:p>83</text:p>
          </table:table-cell>
          <table:table-cell table:style-name="ce2" table:formula="of:=ROUND([.$C$3]/((8*[.A16])+8))" office:value-type="float" office:value="83" calcext:value-type="float">
            <text:p>83</text:p>
          </table:table-cell>
          <table:table-cell/>
          <table:table-cell table:style-name="ce18" office:value-type="float" office:value="700" calcext:value-type="float">
            <text:p>700</text:p>
          </table:table-cell>
          <table:table-cell table:style-name="ce20" table:formula="of:=[.$B$3]/([.E16]+1)" office:value-type="float" office:value="1.4265335235378" calcext:value-type="float">
            <text:p>1,4</text:p>
          </table:table-cell>
          <table:table-cell table:style-name="ce20" table:formula="of:=[.$C$3]/([.E16]+1)" office:value-type="float" office:value="11.4122681883024" calcext:value-type="float">
            <text:p>11,4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ROUND([.$B$3]/([.A17]+1))" office:value-type="float" office:value="77" calcext:value-type="float">
            <text:p>77</text:p>
          </table:table-cell>
          <table:table-cell table:style-name="ce2" table:formula="of:=ROUND([.$C$3]/((8*[.A17])+8))" office:value-type="float" office:value="77" calcext:value-type="float">
            <text:p>77</text:p>
          </table:table-cell>
          <table:table-cell/>
          <table:table-cell table:style-name="ce18" office:value-type="float" office:value="800" calcext:value-type="float">
            <text:p>800</text:p>
          </table:table-cell>
          <table:table-cell table:style-name="ce20" table:formula="of:=[.$B$3]/([.E17]+1)" office:value-type="float" office:value="1.24843945068664" calcext:value-type="float">
            <text:p>1,2</text:p>
          </table:table-cell>
          <table:table-cell table:style-name="ce20" table:formula="of:=[.$C$3]/([.E17]+1)" office:value-type="float" office:value="9.98751560549313" calcext:value-type="float">
            <text:p>10,0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ROUND([.$B$3]/([.A18]+1))" office:value-type="float" office:value="71" calcext:value-type="float">
            <text:p>71</text:p>
          </table:table-cell>
          <table:table-cell table:style-name="ce2" table:formula="of:=ROUND([.$C$3]/((8*[.A18])+8))" office:value-type="float" office:value="71" calcext:value-type="float">
            <text:p>71</text:p>
          </table:table-cell>
          <table:table-cell/>
          <table:table-cell table:style-name="ce18" office:value-type="float" office:value="900" calcext:value-type="float">
            <text:p>900</text:p>
          </table:table-cell>
          <table:table-cell table:style-name="ce20" table:formula="of:=[.$B$3]/([.E18]+1)" office:value-type="float" office:value="1.10987791342952" calcext:value-type="float">
            <text:p>1,1</text:p>
          </table:table-cell>
          <table:table-cell table:style-name="ce20" table:formula="of:=[.$C$3]/([.E18]+1)" office:value-type="float" office:value="8.87902330743618" calcext:value-type="float">
            <text:p>8,9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ROUND([.$B$3]/([.A19]+1))" office:value-type="float" office:value="67" calcext:value-type="float">
            <text:p>67</text:p>
          </table:table-cell>
          <table:table-cell table:style-name="ce2" table:formula="of:=ROUND([.$C$3]/((8*[.A19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" table:formula="of:=[.$B$3]/([.E19]+1)" office:value-type="float" office:value="0.999000999000999" calcext:value-type="float">
            <text:p>1,0</text:p>
          </table:table-cell>
          <table:table-cell table:style-name="ce3" table:formula="of:=[.$C$3]/([.E19]+1)" office:value-type="float" office:value="7.99200799200799" calcext:value-type="float">
            <text:p>8,0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ROUND([.$B$3]/([.A20]+1))" office:value-type="float" office:value="63" calcext:value-type="float">
            <text:p>63</text:p>
          </table:table-cell>
          <table:table-cell table:style-name="ce2" table:formula="of:=ROUND([.$C$3]/((8*[.A20])+8))" office:value-type="float" office:value="63" calcext:value-type="float">
            <text:p>63</text:p>
          </table:table-cell>
          <table:table-cell/>
          <table:table-cell table:style-name="ce2" office:value-type="float" office:value="1100" calcext:value-type="float">
            <text:p>1100</text:p>
          </table:table-cell>
          <table:table-cell table:style-name="ce20" table:formula="of:=[.$B$3]/([.E20]+1)" office:value-type="float" office:value="0.908265213442325" calcext:value-type="float">
            <text:p>0,9</text:p>
          </table:table-cell>
          <table:table-cell table:style-name="ce20" table:formula="of:=[.$C$3]/([.E20]+1)" office:value-type="float" office:value="7.2661217075386" calcext:value-type="float">
            <text:p>7,3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ROUND([.$B$3]/([.A21]+1))" office:value-type="float" office:value="59" calcext:value-type="float">
            <text:p>59</text:p>
          </table:table-cell>
          <table:table-cell table:style-name="ce2" table:formula="of:=ROUND([.$C$3]/((8*[.A21])+8))" office:value-type="float" office:value="59" calcext:value-type="float">
            <text:p>59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ROUND([.$B$3]/([.A22]+1))" office:value-type="float" office:value="56" calcext:value-type="float">
            <text:p>56</text:p>
          </table:table-cell>
          <table:table-cell table:style-name="ce2" table:formula="of:=ROUND([.$C$3]/((8*[.A22])+8))" office:value-type="float" office:value="56" calcext:value-type="float">
            <text:p>56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ROUND([.$B$3]/([.A23]+1))" office:value-type="float" office:value="53" calcext:value-type="float">
            <text:p>53</text:p>
          </table:table-cell>
          <table:table-cell table:style-name="ce2" table:formula="of:=ROUND([.$C$3]/((8*[.A23])+8))" office:value-type="float" office:value="53" calcext:value-type="float">
            <text:p>53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.$B$3]/([.A24]+1))" office:value-type="float" office:value="50" calcext:value-type="float">
            <text:p>50</text:p>
          </table:table-cell>
          <table:table-cell table:formula="of:=ROUND([.$C$3]/((8*[.A24])+8))" office:value-type="float" office:value="50" calcext:value-type="float">
            <text:p>50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ROUND([.$B$3]/([.A25]+1))" office:value-type="float" office:value="48" calcext:value-type="float">
            <text:p>48</text:p>
          </table:table-cell>
          <table:table-cell table:style-name="ce2" table:formula="of:=ROUND([.$C$3]/((8*[.A25])+8))" office:value-type="float" office:value="48" calcext:value-type="float">
            <text:p>48</text:p>
          </table:table-cell>
          <table:table-cell table:number-columns-repeated="4"/>
          <table:table-cell table:style-name="ce4"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5" office:value-type="string" calcext:value-type="string">
            <text:p>gyro rate</text:p>
          </table:table-cell>
          <table:table-cell table:style-name="ce5" office:value-type="string" calcext:value-type="string">
            <text:p>min sync</text:p>
          </table:table-cell>
          <table:table-cell table:style-name="ce5" office:value-type="string" calcext:value-type="string">
            <text:p>target rate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ROUNDDOWN(([.A31]+500-1)/500)" office:value-type="float" office:value="16" calcext:value-type="float">
            <text:p>16</text:p>
          </table:table-cell>
          <table:table-cell table:formula="of:=[.A31]/[.B31]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ROUNDDOWN(([.A32]+500-1)/500)" office:value-type="float" office:value="8" calcext:value-type="float">
            <text:p>8</text:p>
          </table:table-cell>
          <table:table-cell table:formula="of:=[.A32]/[.B32]" office:value-type="float" office:value="500" calcext:value-type="float">
            <text:p>500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ROUNDDOWN(([.A33]+500-1)/500)" office:value-type="float" office:value="7" calcext:value-type="float">
            <text:p>7</text:p>
          </table:table-cell>
          <table:table-cell table:formula="of:=[.A33]/[.B33]" office:value-type="float" office:value="457.142857142857" calcext:value-type="float">
            <text:p>457,14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ROUNDDOWN(([.A34]+500-1)/500)" office:value-type="float" office:value="4" calcext:value-type="float">
            <text:p>4</text:p>
          </table:table-cell>
          <table:table-cell table:formula="of:=[.A34]/[.B34]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ROUNDDOWN(([.A35]+500-1)/500)" office:value-type="float" office:value="4" calcext:value-type="float">
            <text:p>4</text:p>
          </table:table-cell>
          <table:table-cell table:formula="of:=[.A35]/[.B35]"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ROUNDDOWN(([.A36]+500-1)/500)" office:value-type="float" office:value="3" calcext:value-type="float">
            <text:p>3</text:p>
          </table:table-cell>
          <table:table-cell table:formula="of:=[.A36]/[.B36]" office:value-type="float" office:value="444.333333333333" calcext:value-type="float">
            <text:p>444,33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ROUNDDOWN(([.A37]+500-1)/500)" office:value-type="float" office:value="2" calcext:value-type="float">
            <text:p>2</text:p>
          </table:table-cell>
          <table:table-cell table:formula="of:=[.A37]/[.B37]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ROUNDDOWN(([.A38]+500-1)/500)" office:value-type="float" office:value="2" calcext:value-type="float">
            <text:p>2</text:p>
          </table:table-cell>
          <table:table-cell table:formula="of:=[.A38]/[.B38]"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ROUNDDOWN(([.A39]+500-1)/500)" office:value-type="float" office:value="2" calcext:value-type="float">
            <text:p>2</text:p>
          </table:table-cell>
          <table:table-cell table:formula="of:=[.A39]/[.B39]" office:value-type="float" office:value="333.5" calcext:value-type="float">
            <text:p>333,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ROUNDDOWN(([.A40]+500-1)/500)" office:value-type="float" office:value="1" calcext:value-type="float">
            <text:p>1</text:p>
          </table:table-cell>
          <table:table-cell table:formula="of:=[.A40]/[.B40]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ROUNDDOWN(([.A41]+500-1)/500)" office:value-type="float" office:value="1" calcext:value-type="float">
            <text:p>1</text:p>
          </table:table-cell>
          <table:table-cell table:formula="of:=[.A41]/[.B41]"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ROUNDDOWN(([.A42]+500-1)/500)" office:value-type="float" office:value="1" calcext:value-type="float">
            <text:p>1</text:p>
          </table:table-cell>
          <table:table-cell table:formula="of:=[.A42]/[.B42]"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ROUNDDOWN(([.A43]+500-1)/500)" office:value-type="float" office:value="1" calcext:value-type="float">
            <text:p>1</text:p>
          </table:table-cell>
          <table:table-cell table:formula="of:=[.A43]/[.B43]" office:value-type="float" office:value="250" calcext:value-type="float">
            <text:p>250</text:p>
          </table:table-cell>
          <table:table-cell table:number-columns-repeated="7"/>
        </table:table-row>
      </table:table>
      <table:table table:name="filter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>
            <text:p>PT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oeff</text:p>
          </table:table-cell>
          <table:table-cell table:style-name="ce6" office:value-type="string" calcext:value-type="string" table:number-columns-spanned="7" table:number-rows-spanned="1">
            <text:p>sampling [Hz]</text:p>
          </table:table-cell>
          <table:covered-table-cell table:number-columns-repeated="6" table:style-name="ce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7" table:formula="of:=(1/[.B$4]) / ((1/[.B$4]) + 1/(2 * PI() * [.$A5]))" office:value-type="float" office:value="0.750991610387948" calcext:value-type="float">
            <text:p>0,7510</text:p>
          </table:table-cell>
          <table:table-cell table:style-name="ce7" table:formula="of:=(1/[.C$4]) / ((1/[.C$4]) + 1/(2 * PI() * [.$A5]))" office:value-type="float" office:value="0.644990328412363" calcext:value-type="float">
            <text:p>0,6450</text:p>
          </table:table-cell>
          <table:table-cell table:style-name="ce7" table:formula="of:=(1/[.D$4]) / ((1/[.D$4]) + 1/(2 * PI() * [.$A5]))" office:value-type="float" office:value="0.601270268986112" calcext:value-type="float">
            <text:p>0,6013</text:p>
          </table:table-cell>
          <table:table-cell table:style-name="ce7" table:formula="of:=(1/[.E$4]) / ((1/[.E$4]) + 1/(2 * PI() * [.$A5]))" office:value-type="float" office:value="0.546767185759805" calcext:value-type="float">
            <text:p>0,5468</text:p>
          </table:table-cell>
          <table:table-cell table:style-name="ce7" table:formula="of:=(1/[.F$4]) / ((1/[.F$4]) + 1/(2 * PI() * [.$A5]))" office:value-type="float" office:value="0.475254131022048" calcext:value-type="float">
            <text:p>0,4753</text:p>
          </table:table-cell>
          <table:table-cell table:style-name="ce7" table:formula="of:=(1/[.G$4]) / ((1/[.G$4]) + 1/(2 * PI() * [.$A5]))" office:value-type="float" office:value="0.376241976097736" calcext:value-type="float">
            <text:p>0,3762</text:p>
          </table:table-cell>
          <table:table-cell table:style-name="ce7" table:formula="of:=(1/[.H$4]) / ((1/[.H$4]) + 1/(2 * PI() * [.$A5]))" office:value-type="float" office:value="0.23171061855235" calcext:value-type="float">
            <text:p>0,231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(1/[.B$4]) / ((1/[.B$4]) + 1/(2 * PI() * [.$A6]))" office:value-type="float" office:value="0.758546992994776" calcext:value-type="float">
            <text:p>0,7585</text:p>
          </table:table-cell>
          <table:table-cell table:style-name="ce7" table:formula="of:=(1/[.C$4]) / ((1/[.C$4]) + 1/(2 * PI() * [.$A6]))" office:value-type="float" office:value="0.654281377084551" calcext:value-type="float">
            <text:p>0,6543</text:p>
          </table:table-cell>
          <table:table-cell table:style-name="ce7" table:formula="of:=(1/[.D$4]) / ((1/[.D$4]) + 1/(2 * PI() * [.$A6]))" office:value-type="float" office:value="0.611015470351657" calcext:value-type="float">
            <text:p>0,6110</text:p>
          </table:table-cell>
          <table:table-cell table:style-name="ce7" table:formula="of:=(1/[.E$4]) / ((1/[.E$4]) + 1/(2 * PI() * [.$A6]))" office:value-type="float" office:value="0.556862724144178" calcext:value-type="float">
            <text:p>0,5569</text:p>
          </table:table-cell>
          <table:table-cell table:style-name="ce7" table:formula="of:=(1/[.F$4]) / ((1/[.F$4]) + 1/(2 * PI() * [.$A6]))" office:value-type="float" office:value="0.485443510083588" calcext:value-type="float">
            <text:p>0,4854</text:p>
          </table:table-cell>
          <table:table-cell table:style-name="ce7" table:formula="of:=(1/[.G$4]) / ((1/[.G$4]) + 1/(2 * PI() * [.$A6]))" office:value-type="float" office:value="0.385869545095038" calcext:value-type="float">
            <text:p>0,3859</text:p>
          </table:table-cell>
          <table:table-cell table:style-name="ce7" table:formula="of:=(1/[.H$4]) / ((1/[.H$4]) + 1/(2 * PI() * [.$A6]))" office:value-type="float" office:value="0.239057223610688" calcext:value-type="float">
            <text:p>0,2391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(1/[.B$4]) / ((1/[.B$4]) + 1/(2 * PI() * [.$A7]))" office:value-type="float" office:value="0.862697438301587" calcext:value-type="float">
            <text:p>0,8627</text:p>
          </table:table-cell>
          <table:table-cell table:style-name="ce7" table:formula="of:=(1/[.C$4]) / ((1/[.C$4]) + 1/(2 * PI() * [.$A7]))" office:value-type="float" office:value="0.791015828561927" calcext:value-type="float">
            <text:p>0,7910</text:p>
          </table:table-cell>
          <table:table-cell table:style-name="ce7" table:formula="of:=(1/[.D$4]) / ((1/[.D$4]) + 1/(2 * PI() * [.$A7]))" office:value-type="float" office:value="0.758546992994776" calcext:value-type="float">
            <text:p>0,7585</text:p>
          </table:table-cell>
          <table:table-cell table:style-name="ce7" table:formula="of:=(1/[.E$4]) / ((1/[.E$4]) + 1/(2 * PI() * [.$A7]))" office:value-type="float" office:value="0.715365222004773" calcext:value-type="float">
            <text:p>0,7154</text:p>
          </table:table-cell>
          <table:table-cell table:style-name="ce7" table:formula="of:=(1/[.F$4]) / ((1/[.F$4]) + 1/(2 * PI() * [.$A7]))" office:value-type="float" office:value="0.65360076877817" calcext:value-type="float">
            <text:p>0,6536</text:p>
          </table:table-cell>
          <table:table-cell table:style-name="ce7" table:formula="of:=(1/[.G$4]) / ((1/[.G$4]) + 1/(2 * PI() * [.$A7]))" office:value-type="float" office:value="0.556862724144178" calcext:value-type="float">
            <text:p>0,5569</text:p>
          </table:table-cell>
          <table:table-cell table:style-name="ce7" table:formula="of:=(1/[.H$4]) / ((1/[.H$4]) + 1/(2 * PI() * [.$A7]))" office:value-type="float" office:value="0.385869545095038" calcext:value-type="float">
            <text:p>0,3859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(1/[.B$4]) / ((1/[.B$4]) + 1/(2 * PI() * [.$A8]))" office:value-type="float" office:value="0.904074695522225" calcext:value-type="float">
            <text:p>0,9041</text:p>
          </table:table-cell>
          <table:table-cell table:style-name="ce7" table:formula="of:=(1/[.C$4]) / ((1/[.C$4]) + 1/(2 * PI() * [.$A8]))" office:value-type="float" office:value="0.850245083313804" calcext:value-type="float">
            <text:p>0,8502</text:p>
          </table:table-cell>
          <table:table-cell table:style-name="ce7" table:formula="of:=(1/[.D$4]) / ((1/[.D$4]) + 1/(2 * PI() * [.$A8]))" office:value-type="float" office:value="0.824941893236994" calcext:value-type="float">
            <text:p>0,8249</text:p>
          </table:table-cell>
          <table:table-cell table:style-name="ce7" table:formula="of:=(1/[.E$4]) / ((1/[.E$4]) + 1/(2 * PI() * [.$A8]))" office:value-type="float" office:value="0.790352490568411" calcext:value-type="float">
            <text:p>0,7904</text:p>
          </table:table-cell>
          <table:table-cell table:style-name="ce7" table:formula="of:=(1/[.F$4]) / ((1/[.F$4]) + 1/(2 * PI() * [.$A8]))" office:value-type="float" office:value="0.738921366546538" calcext:value-type="float">
            <text:p>0,7389</text:p>
          </table:table-cell>
          <table:table-cell table:style-name="ce7" table:formula="of:=(1/[.G$4]) / ((1/[.G$4]) + 1/(2 * PI() * [.$A8]))" office:value-type="float" office:value="0.653374213897895" calcext:value-type="float">
            <text:p>0,6534</text:p>
          </table:table-cell>
          <table:table-cell table:style-name="ce7" table:formula="of:=(1/[.H$4]) / ((1/[.H$4]) + 1/(2 * PI() * [.$A8]))" office:value-type="float" office:value="0.485193600658078" calcext:value-type="float">
            <text:p>0,485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(1/[.B$4]) / ((1/[.B$4]) + 1/(2 * PI() * [.$A9]))" office:value-type="float" office:value="0.926288317750839" calcext:value-type="float">
            <text:p>0,9263</text:p>
          </table:table-cell>
          <table:table-cell table:style-name="ce7" table:formula="of:=(1/[.C$4]) / ((1/[.C$4]) + 1/(2 * PI() * [.$A9]))" office:value-type="float" office:value="0.883315285043643" calcext:value-type="float">
            <text:p>0,8833</text:p>
          </table:table-cell>
          <table:table-cell table:style-name="ce7" table:formula="of:=(1/[.D$4]) / ((1/[.D$4]) + 1/(2 * PI() * [.$A9]))" office:value-type="float" office:value="0.862697438301587" calcext:value-type="float">
            <text:p>0,8627</text:p>
          </table:table-cell>
          <table:table-cell table:style-name="ce7" table:formula="of:=(1/[.E$4]) / ((1/[.E$4]) + 1/(2 * PI() * [.$A9]))" office:value-type="float" office:value="0.834067535971978" calcext:value-type="float">
            <text:p>0,8341</text:p>
          </table:table-cell>
          <table:table-cell table:style-name="ce7" table:formula="of:=(1/[.F$4]) / ((1/[.F$4]) + 1/(2 * PI() * [.$A9]))" office:value-type="float" office:value="0.790518220744551" calcext:value-type="float">
            <text:p>0,7905</text:p>
          </table:table-cell>
          <table:table-cell table:style-name="ce7" table:formula="of:=(1/[.G$4]) / ((1/[.G$4]) + 1/(2 * PI() * [.$A9]))" office:value-type="float" office:value="0.715365222004773" calcext:value-type="float">
            <text:p>0,7154</text:p>
          </table:table-cell>
          <table:table-cell table:style-name="ce7" table:formula="of:=(1/[.H$4]) / ((1/[.H$4]) + 1/(2 * PI() * [.$A9]))" office:value-type="float" office:value="0.556862724144178" calcext:value-type="float">
            <text:p>0,5569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(1/[.B$4]) / ((1/[.B$4]) + 1/(2 * PI() * [.$A10]))" office:value-type="float" office:value="0.940148300306698" calcext:value-type="float">
            <text:p>0,9401</text:p>
          </table:table-cell>
          <table:table-cell table:style-name="ce7" table:formula="of:=(1/[.C$4]) / ((1/[.C$4]) + 1/(2 * PI() * [.$A10]))" office:value-type="float" office:value="0.904421723238937" calcext:value-type="float">
            <text:p>0,9044</text:p>
          </table:table-cell>
          <table:table-cell table:style-name="ce7" table:formula="of:=(1/[.D$4]) / ((1/[.D$4]) + 1/(2 * PI() * [.$A10]))" office:value-type="float" office:value="0.887056463256847" calcext:value-type="float">
            <text:p>0,8871</text:p>
          </table:table-cell>
          <table:table-cell table:style-name="ce7" table:formula="of:=(1/[.E$4]) / ((1/[.E$4]) + 1/(2 * PI() * [.$A10]))" office:value-type="float" office:value="0.862697438301587" calcext:value-type="float">
            <text:p>0,8627</text:p>
          </table:table-cell>
          <table:table-cell table:style-name="ce7" table:formula="of:=(1/[.F$4]) / ((1/[.F$4]) + 1/(2 * PI() * [.$A10]))" office:value-type="float" office:value="0.825086331288066" calcext:value-type="float">
            <text:p>0,8251</text:p>
          </table:table-cell>
          <table:table-cell table:style-name="ce7" table:formula="of:=(1/[.G$4]) / ((1/[.G$4]) + 1/(2 * PI() * [.$A10]))" office:value-type="float" office:value="0.758546992994776" calcext:value-type="float">
            <text:p>0,7585</text:p>
          </table:table-cell>
          <table:table-cell table:style-name="ce7" table:formula="of:=(1/[.H$4]) / ((1/[.H$4]) + 1/(2 * PI() * [.$A10]))" office:value-type="float" office:value="0.611015470351657" calcext:value-type="float">
            <text:p>0,6110</text:p>
          </table:table-cell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7" table:formula="of:=(1/[.B$4]) / ((1/[.B$4]) + 1/(2 * PI() * [.$A11]))" office:value-type="float" office:value="0.954385819578749" calcext:value-type="float">
            <text:p>0,9544</text:p>
          </table:table-cell>
          <table:table-cell table:style-name="ce7" table:formula="of:=(1/[.C$4]) / ((1/[.C$4]) + 1/(2 * PI() * [.$A11]))" office:value-type="float" office:value="0.926493402998069" calcext:value-type="float">
            <text:p>0,9265</text:p>
          </table:table-cell>
          <table:table-cell table:style-name="ce7" table:formula="of:=(1/[.D$4]) / ((1/[.D$4]) + 1/(2 * PI() * [.$A11]))" office:value-type="float" office:value="0.912751411992376" calcext:value-type="float">
            <text:p>0,9128</text:p>
          </table:table-cell>
          <table:table-cell table:style-name="ce7" table:formula="of:=(1/[.E$4]) / ((1/[.E$4]) + 1/(2 * PI() * [.$A11]))" office:value-type="float" office:value="0.893267333599895" calcext:value-type="float">
            <text:p>0,8933</text:p>
          </table:table-cell>
          <table:table-cell table:style-name="ce7" table:formula="of:=(1/[.F$4]) / ((1/[.F$4]) + 1/(2 * PI() * [.$A11]))" office:value-type="float" office:value="0.862697438301587" calcext:value-type="float">
            <text:p>0,8627</text:p>
          </table:table-cell>
          <table:table-cell table:style-name="ce7" table:formula="of:=(1/[.G$4]) / ((1/[.G$4]) + 1/(2 * PI() * [.$A11]))" office:value-type="float" office:value="0.807121142005726" calcext:value-type="float">
            <text:p>0,8071</text:p>
          </table:table-cell>
          <table:table-cell table:style-name="ce7" table:formula="of:=(1/[.H$4]) / ((1/[.H$4]) + 1/(2 * PI() * [.$A11]))" office:value-type="float" office:value="0.676616184951783" calcext:value-type="float">
            <text:p>0,67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5" office:value-type="string" calcext:value-type="string">
            <text:p>delay[ms]</text:p>
          </table:table-cell>
          <table:table-cell table:number-columns-repeated="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1/(2 * PI() * [.$A14]) * 1000" office:value-type="float" office:value="3.18309886183791" calcext:value-type="float">
            <text:p>3,1831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1/(2 * PI() * [.$A15]) * 1000" office:value-type="float" office:value="1.59154943091895" calcext:value-type="float">
            <text:p>1,5915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1/(2 * PI() * [.$A16]) * 1000" office:value-type="float" office:value="1.06103295394597" calcext:value-type="float">
            <text:p>1,0610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1/(2 * PI() * [.$A17]) * 1000" office:value-type="float" office:value="0.795774715459477" calcext:value-type="float">
            <text:p>0,7958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1/(2 * PI() * [.$A18]) * 1000" office:value-type="float" office:value="0.636619772367581" calcext:value-type="float">
            <text:p>0,6366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7" table:formula="of:=1/(2 * PI() * [.$A19]) * 1000" office:value-type="float" office:value="0.530516476972985" calcext:value-type="float">
            <text:p>0,5305</text:p>
          </table:table-cell>
          <table:table-cell table:style-name="ce7"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Notch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5" office:value-type="string" calcext:value-type="string">
            <text:p>Q</text:p>
          </table:table-cell>
          <table:table-cell table:style-name="ce1" office:value-type="string" calcext:value-type="string">
            <text:p>Center freq</text:p>
          </table:table-cell>
          <table:table-cell table:style-name="ce1" office:value-type="string" calcext:value-type="string">
            <text:p>cutoff low</text:p>
          </table:table-cell>
          <table:table-cell table:style-name="ce1" office:value-type="string" calcext:value-type="string">
            <text:p>cutoff high</text:p>
          </table:table-cell>
          <table:table-cell table:number-columns-repeated="4"/>
        </table:table-row>
        <table:table-row table:style-name="ro1">
          <table:table-cell table:formula="of:=([.B24] * [.C24]) / (([.B24] - [.C24]) * ([.B24] + [.C24]))" office:value-type="float" office:value="0.996268433791746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,7</text:p>
          </table:table-cell>
          <table:table-cell table:formula="of:=[.B24]+[.B24]-[.C24]" office:value-type="float" office:value="138.3" calcext:value-type="float">
            <text:p>138,3</text:p>
          </table:table-cell>
          <table:table-cell table:number-columns-repeated="4"/>
        </table:table-row>
        <table:table-row table:style-name="ro1">
          <table:table-cell table:formula="of:=([.B25] * [.C25]) / (([.B25] - [.C25]) * ([.B25] + [.C25]))" office:value-type="float" office:value="1.71428571428571" calcext:value-type="float">
            <text:p>1,71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[.B25]+[.B25]-[.C25]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([.B26] * [.C26]) / (([.B26] - [.C26]) * ([.B26] + [.C26]))" office:value-type="float" office:value="1.71428571428571" calcext:value-type="float">
            <text:p>1,71</text:p>
          </table:table-cell>
          <table:table-cell office:value-type="float" office:value="150" calcext:value-type="float">
            <text:p>150</text:p>
          </table:table-cell>
          <table:table-cell office:value-type="float" office:value="112.5" calcext:value-type="float">
            <text:p>112,5</text:p>
          </table:table-cell>
          <table:table-cell table:formula="of:=[.B26]+[.B26]-[.C26]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table:formula="of:=([.B27] * [.C27]) / (([.B27] - [.C27]) * ([.B27] + [.C27]))" office:value-type="float" office:value="1.71428571428571" calcext:value-type="float">
            <text:p>1,71</text:p>
          </table:table-cell>
          <table:table-cell office:value-type="float" office:value="200" calcext:value-type="float">
            <text:p>200</text:p>
          </table:table-cell>
          <table:table-cell table:formula="of:=[.B27]-50" office:value-type="float" office:value="150" calcext:value-type="float">
            <text:p>150</text:p>
          </table:table-cell>
          <table:table-cell table:formula="of:=[.B27]+[.B27]-[.C27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table:formula="of:=([.B28] * [.C28]) / (([.B28] - [.C28]) * ([.B28] + [.C28]))" office:value-type="float" office:value="1.71428571428571" calcext:value-type="float">
            <text:p>1,71</text:p>
          </table:table-cell>
          <table:table-cell office:value-type="float" office:value="250" calcext:value-type="float">
            <text:p>250</text:p>
          </table:table-cell>
          <table:table-cell office:value-type="float" office:value="187.5" calcext:value-type="float">
            <text:p>187,5</text:p>
          </table:table-cell>
          <table:table-cell table:formula="of:=[.B28]+[.B28]-[.C28]" office:value-type="float" office:value="312.5" calcext:value-type="float">
            <text:p>312,5</text:p>
          </table:table-cell>
          <table:table-cell table:number-columns-repeated="4"/>
        </table:table-row>
        <table:table-row table:style-name="ro1">
          <table:table-cell table:formula="of:=([.B29] * [.C29]) / (([.B29] - [.C29]) * ([.B29] + [.C29]))" office:value-type="float" office:value="1.71428571428571" calcext:value-type="float">
            <text:p>1,71</text:p>
          </table:table-cell>
          <table:table-cell office:value-type="float" office:value="300" calcext:value-type="float">
            <text:p>300</text:p>
          </table:table-cell>
          <table:table-cell office:value-type="float" office:value="225" calcext:value-type="float">
            <text:p>225</text:p>
          </table:table-cell>
          <table:table-cell table:formula="of:=[.B29]+[.B29]-[.C29]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table:formula="of:=([.B30] * [.C30]) / (([.B30] - [.C30]) * ([.B30] + [.C30]))" office:value-type="float" office:value="1.71428571428571" calcext:value-type="float">
            <text:p>1,71</text:p>
          </table:table-cell>
          <table:table-cell office:value-type="float" office:value="350" calcext:value-type="float">
            <text:p>350</text:p>
          </table:table-cell>
          <table:table-cell office:value-type="float" office:value="262.5" calcext:value-type="float">
            <text:p>262,5</text:p>
          </table:table-cell>
          <table:table-cell table:formula="of:=[.B30]+[.B30]-[.C30]" office:value-type="float" office:value="437.5" calcext:value-type="float">
            <text:p>437,5</text:p>
          </table:table-cell>
          <table:table-cell table:number-columns-repeated="4"/>
        </table:table-row>
        <table:table-row table:style-name="ro1">
          <table:table-cell table:formula="of:=([.B31] * [.C31]) / (([.B31] - [.C31]) * ([.B31] + [.C31]))" office:value-type="float" office:value="1.71428571428571" calcext:value-type="float">
            <text:p>1,71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B31]+[.B31]-[.C31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([.B32] * [.C32]) / (([.B32] - [.C32]) * ([.B32] + [.C32]))" office:value-type="float" office:value="1.2" calcext:value-type="float">
            <text:p>1,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[.B32]+[.B32]-[.C32]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formula="of:=([.B33] * [.C33]) / (([.B33] - [.C33]) * ([.B33] + [.C33]))" office:value-type="float" office:value="2.22222222222222" calcext:value-type="float">
            <text:p>2,22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formula="of:=[.B33]+[.B33]-[.C3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formula="of:=([.B34] * [.C34]) / (([.B34] - [.C34]) * ([.B34] + [.C34]))" office:value-type="float" office:value="2.05333333333333" calcext:value-type="float">
            <text:p>2,05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table:formula="of:=[.B34]+[.B34]-[.C34]" office:value-type="float" office:value="510" calcext:value-type="float">
            <text:p>510</text:p>
          </table:table-cell>
          <table:table-cell table:number-columns-repeated="4"/>
        </table:table-row>
      </table:table>
      <table:table table:name="calibration" table:style-name="ta1" table:print="false">
        <table:shapes>
          <draw:frame draw:z-index="0" draw:style-name="gr1" draw:text-style-name="P1" svg:width="47.127cm" svg:height="23.872cm" svg:x="9.157cm" svg:y="0.542cm">
            <draw:object draw:notify-on-update-of-ranges="calibration.A2:calibration.A71 calibration.B2:calibration.B71 calibration.A2:calibration.A71 calibration.C2:calibration.C71 calibration.A2:calibration.A71 calibration.D2:calibration.D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.B2]-[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.B3]*[.$C$1]+(1-[.$C$1])*[.C2]" office:value-type="float" office:value="7.65" calcext:value-type="float">
            <text:p>7,65</text:p>
          </table:table-cell>
          <table:table-cell table:formula="of:=[.B3]-[.C3]" office:value-type="float" office:value="43.35" calcext:value-type="float">
            <text:p>43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.B4]*[.$C$1]+(1-[.$C$1])*[.C3]" office:value-type="float" office:value="14.3025" calcext:value-type="float">
            <text:p>14,30</text:p>
          </table:table-cell>
          <table:table-cell table:formula="of:=[.B4]-[.C4]" office:value-type="float" office:value="37.6975" calcext:value-type="float">
            <text:p>37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.B5]*[.$C$1]+(1-[.$C$1])*[.C4]" office:value-type="float" office:value="19.807125" calcext:value-type="float">
            <text:p>19,81</text:p>
          </table:table-cell>
          <table:table-cell table:formula="of:=[.B5]-[.C5]" office:value-type="float" office:value="31.192875" calcext:value-type="float">
            <text:p>31,1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.B6]*[.$C$1]+(1-[.$C$1])*[.C5]" office:value-type="float" office:value="24.33605625" calcext:value-type="float">
            <text:p>24,34</text:p>
          </table:table-cell>
          <table:table-cell table:formula="of:=[.B6]-[.C6]" office:value-type="float" office:value="25.66394375" calcext:value-type="float">
            <text:p>25,6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.B7]*[.$C$1]+(1-[.$C$1])*[.C6]" office:value-type="float" office:value="28.0356478125" calcext:value-type="float">
            <text:p>28,04</text:p>
          </table:table-cell>
          <table:table-cell table:formula="of:=[.B7]-[.C7]" office:value-type="float" office:value="20.9643521875" calcext:value-type="float">
            <text:p>20,9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.B8]*[.$C$1]+(1-[.$C$1])*[.C7]" office:value-type="float" office:value="31.180300640625" calcext:value-type="float">
            <text:p>31,18</text:p>
          </table:table-cell>
          <table:table-cell table:formula="of:=[.B8]-[.C8]" office:value-type="float" office:value="17.819699359375" calcext:value-type="float">
            <text:p>17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.B9]*[.$C$1]+(1-[.$C$1])*[.C8]" office:value-type="float" office:value="33.8532555445312" calcext:value-type="float">
            <text:p>33,85</text:p>
          </table:table-cell>
          <table:table-cell table:formula="of:=[.B9]-[.C9]" office:value-type="float" office:value="15.1467444554688" calcext:value-type="float">
            <text:p>15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.B10]*[.$C$1]+(1-[.$C$1])*[.C9]" office:value-type="float" office:value="36.2752672128516" calcext:value-type="float">
            <text:p>36,28</text:p>
          </table:table-cell>
          <table:table-cell table:formula="of:=[.B10]-[.C10]" office:value-type="float" office:value="13.7247327871484" calcext:value-type="float">
            <text:p>13,7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.B11]*[.$C$1]+(1-[.$C$1])*[.C10]" office:value-type="float" office:value="38.4839771309238" calcext:value-type="float">
            <text:p>38,48</text:p>
          </table:table-cell>
          <table:table-cell table:formula="of:=[.B11]-[.C11]" office:value-type="float" office:value="12.5160228690762" calcext:value-type="float">
            <text:p>12,5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.B12]*[.$C$1]+(1-[.$C$1])*[.C11]" office:value-type="float" office:value="40.3613805612853" calcext:value-type="float">
            <text:p>40,36</text:p>
          </table:table-cell>
          <table:table-cell table:formula="of:=[.B12]-[.C12]" office:value-type="float" office:value="10.6386194387147" calcext:value-type="float">
            <text:p>1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.B13]*[.$C$1]+(1-[.$C$1])*[.C12]" office:value-type="float" office:value="42.1071734770925" calcext:value-type="float">
            <text:p>42,11</text:p>
          </table:table-cell>
          <table:table-cell table:formula="of:=[.B13]-[.C13]" office:value-type="float" office:value="9.89282652290754" calcext:value-type="float">
            <text:p>9,8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.B14]*[.$C$1]+(1-[.$C$1])*[.C13]" office:value-type="float" office:value="43.5910974555286" calcext:value-type="float">
            <text:p>43,59</text:p>
          </table:table-cell>
          <table:table-cell table:formula="of:=[.B14]-[.C14]" office:value-type="float" office:value="8.40890254447142" calcext:value-type="float">
            <text:p>8,4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.B15]*[.$C$1]+(1-[.$C$1])*[.C14]" office:value-type="float" office:value="44.7024328371993" calcext:value-type="float">
            <text:p>44,70</text:p>
          </table:table-cell>
          <table:table-cell table:formula="of:=[.B15]-[.C15]" office:value-type="float" office:value="6.2975671628007" calcext:value-type="float">
            <text:p>6,3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.B16]*[.$C$1]+(1-[.$C$1])*[.C15]" office:value-type="float" office:value="45.7970679116194" calcext:value-type="float">
            <text:p>45,80</text:p>
          </table:table-cell>
          <table:table-cell table:formula="of:=[.B16]-[.C16]" office:value-type="float" office:value="6.2029320883806" calcext:value-type="float">
            <text:p>6,2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.B17]*[.$C$1]+(1-[.$C$1])*[.C16]" office:value-type="float" office:value="46.5775077248765" calcext:value-type="float">
            <text:p>46,58</text:p>
          </table:table-cell>
          <table:table-cell table:formula="of:=[.B17]-[.C17]" office:value-type="float" office:value="4.42249227512351" calcext:value-type="float">
            <text:p>4,4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.B18]*[.$C$1]+(1-[.$C$1])*[.C17]" office:value-type="float" office:value="47.240881566145" calcext:value-type="float">
            <text:p>47,24</text:p>
          </table:table-cell>
          <table:table-cell table:formula="of:=[.B18]-[.C18]" office:value-type="float" office:value="3.75911843385499" calcext:value-type="float">
            <text:p>3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.B19]*[.$C$1]+(1-[.$C$1])*[.C18]" office:value-type="float" office:value="47.6547493312233" calcext:value-type="float">
            <text:p>47,65</text:p>
          </table:table-cell>
          <table:table-cell table:formula="of:=[.B19]-[.C19]" office:value-type="float" office:value="2.34525066877674" calcext:value-type="float">
            <text:p>2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.B20]*[.$C$1]+(1-[.$C$1])*[.C19]" office:value-type="float" office:value="47.8565369315398" calcext:value-type="float">
            <text:p>47,86</text:p>
          </table:table-cell>
          <table:table-cell table:formula="of:=[.B20]-[.C20]" office:value-type="float" office:value="1.14346306846023" calcext:value-type="float">
            <text:p>1,1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.B21]*[.$C$1]+(1-[.$C$1])*[.C20]" office:value-type="float" office:value="48.1780563918088" calcext:value-type="float">
            <text:p>48,18</text:p>
          </table:table-cell>
          <table:table-cell table:formula="of:=[.B21]-[.C21]" office:value-type="float" office:value="1.8219436081912" calcext:value-type="float">
            <text:p>1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.B22]*[.$C$1]+(1-[.$C$1])*[.C21]" office:value-type="float" office:value="48.3013479330375" calcext:value-type="float">
            <text:p>48,30</text:p>
          </table:table-cell>
          <table:table-cell table:formula="of:=[.B22]-[.C22]" office:value-type="float" office:value="0.698652066962517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.B23]*[.$C$1]+(1-[.$C$1])*[.C22]" office:value-type="float" office:value="48.4061457430819" calcext:value-type="float">
            <text:p>48,41</text:p>
          </table:table-cell>
          <table:table-cell table:formula="of:=[.B23]-[.C23]" office:value-type="float" office:value="0.593854256918142" calcext:value-type="float">
            <text:p>0,5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.B24]*[.$C$1]+(1-[.$C$1])*[.C23]" office:value-type="float" office:value="48.6452238816196" calcext:value-type="float">
            <text:p>48,65</text:p>
          </table:table-cell>
          <table:table-cell table:formula="of:=[.B24]-[.C24]" office:value-type="float" office:value="1.35477611838042" calcext:value-type="float">
            <text:p>1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.B25]*[.$C$1]+(1-[.$C$1])*[.C24]" office:value-type="float" office:value="48.8484402993766" calcext:value-type="float">
            <text:p>48,85</text:p>
          </table:table-cell>
          <table:table-cell table:formula="of:=[.B25]-[.C25]" office:value-type="float" office:value="1.15155970062336" calcext:value-type="float">
            <text:p>1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.B26]*[.$C$1]+(1-[.$C$1])*[.C25]" office:value-type="float" office:value="49.1711742544701" calcext:value-type="float">
            <text:p>49,17</text:p>
          </table:table-cell>
          <table:table-cell table:formula="of:=[.B26]-[.C26]" office:value-type="float" office:value="1.82882574552985" calcext:value-type="float">
            <text:p>1,8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.B27]*[.$C$1]+(1-[.$C$1])*[.C26]" office:value-type="float" office:value="49.2954981162996" calcext:value-type="float">
            <text:p>49,30</text:p>
          </table:table-cell>
          <table:table-cell table:formula="of:=[.B27]-[.C27]" office:value-type="float" office:value="0.704501883700381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.B28]*[.$C$1]+(1-[.$C$1])*[.C27]" office:value-type="float" office:value="49.2511733988547" calcext:value-type="float">
            <text:p>49,25</text:p>
          </table:table-cell>
          <table:table-cell table:formula="of:=[.B28]-[.C28]" office:value-type="float" office:value="-0.251173398854675" calcext:value-type="float">
            <text:p>-0,2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.B29]*[.$C$1]+(1-[.$C$1])*[.C28]" office:value-type="float" office:value="49.3634973890265" calcext:value-type="float">
            <text:p>49,36</text:p>
          </table:table-cell>
          <table:table-cell table:formula="of:=[.B29]-[.C29]" office:value-type="float" office:value="0.63650261097353" calcext:value-type="float">
            <text:p>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.B30]*[.$C$1]+(1-[.$C$1])*[.C29]" office:value-type="float" office:value="49.6089727806725" calcext:value-type="float">
            <text:p>49,61</text:p>
          </table:table-cell>
          <table:table-cell table:formula="of:=[.B30]-[.C30]" office:value-type="float" office:value="1.3910272193275" calcext:value-type="float">
            <text:p>1,3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.B31]*[.$C$1]+(1-[.$C$1])*[.C30]" office:value-type="float" office:value="49.6676268635716" calcext:value-type="float">
            <text:p>49,67</text:p>
          </table:table-cell>
          <table:table-cell table:formula="of:=[.B31]-[.C31]" office:value-type="float" office:value="0.33237313642838" calcext:value-type="float">
            <text:p>0,3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.B32]*[.$C$1]+(1-[.$C$1])*[.C31]" office:value-type="float" office:value="49.7174828340359" calcext:value-type="float">
            <text:p>49,72</text:p>
          </table:table-cell>
          <table:table-cell table:formula="of:=[.B32]-[.C32]" office:value-type="float" office:value="0.282517165964123" calcext:value-type="float">
            <text:p>0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.B33]*[.$C$1]+(1-[.$C$1])*[.C32]" office:value-type="float" office:value="49.9098604089305" calcext:value-type="float">
            <text:p>49,91</text:p>
          </table:table-cell>
          <table:table-cell table:formula="of:=[.B33]-[.C33]" office:value-type="float" office:value="1.09013959106951" calcext:value-type="float">
            <text:p>1,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.B34]*[.$C$1]+(1-[.$C$1])*[.C33]" office:value-type="float" office:value="49.9233813475909" calcext:value-type="float">
            <text:p>49,92</text:p>
          </table:table-cell>
          <table:table-cell table:formula="of:=[.B34]-[.C34]" office:value-type="float" office:value="0.0766186524090813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.B35]*[.$C$1]+(1-[.$C$1])*[.C34]" office:value-type="float" office:value="50.0848741454523" calcext:value-type="float">
            <text:p>50,08</text:p>
          </table:table-cell>
          <table:table-cell table:formula="of:=[.B35]-[.C35]" office:value-type="float" office:value="0.915125854547725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.B36]*[.$C$1]+(1-[.$C$1])*[.C35]" office:value-type="float" office:value="50.0721430236344" calcext:value-type="float">
            <text:p>50,07</text:p>
          </table:table-cell>
          <table:table-cell table:formula="of:=[.B36]-[.C36]" office:value-type="float" office:value="-0.0721430236344318" calcext:value-type="float">
            <text:p>-0,0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.B37]*[.$C$1]+(1-[.$C$1])*[.C36]" office:value-type="float" office:value="49.9113215700893" calcext:value-type="float">
            <text:p>49,91</text:p>
          </table:table-cell>
          <table:table-cell table:formula="of:=[.B37]-[.C37]" office:value-type="float" office:value="-0.911321570089264" calcext:value-type="float">
            <text:p>-0,9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.B38]*[.$C$1]+(1-[.$C$1])*[.C37]" office:value-type="float" office:value="49.7746233345759" calcext:value-type="float">
            <text:p>49,77</text:p>
          </table:table-cell>
          <table:table-cell table:formula="of:=[.B38]-[.C38]" office:value-type="float" office:value="-0.774623334575871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.B39]*[.$C$1]+(1-[.$C$1])*[.C38]" office:value-type="float" office:value="49.6584298343895" calcext:value-type="float">
            <text:p>49,66</text:p>
          </table:table-cell>
          <table:table-cell table:formula="of:=[.B39]-[.C39]" office:value-type="float" office:value="-0.658429834389487" calcext:value-type="float">
            <text:p>-0,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.B40]*[.$C$1]+(1-[.$C$1])*[.C39]" office:value-type="float" office:value="49.7096653592311" calcext:value-type="float">
            <text:p>49,71</text:p>
          </table:table-cell>
          <table:table-cell table:formula="of:=[.B40]-[.C40]" office:value-type="float" office:value="0.29033464076894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.B41]*[.$C$1]+(1-[.$C$1])*[.C40]" office:value-type="float" office:value="49.9032155553464" calcext:value-type="float">
            <text:p>49,90</text:p>
          </table:table-cell>
          <table:table-cell table:formula="of:=[.B41]-[.C41]" office:value-type="float" office:value="1.0967844446536" calcext:value-type="float">
            <text:p>1,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.B42]*[.$C$1]+(1-[.$C$1])*[.C41]" office:value-type="float" office:value="50.0677332220444" calcext:value-type="float">
            <text:p>50,07</text:p>
          </table:table-cell>
          <table:table-cell table:formula="of:=[.B42]-[.C42]" office:value-type="float" office:value="0.932266777955562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.B43]*[.$C$1]+(1-[.$C$1])*[.C42]" office:value-type="float" office:value="50.3575732387378" calcext:value-type="float">
            <text:p>50,36</text:p>
          </table:table-cell>
          <table:table-cell table:formula="of:=[.B43]-[.C43]" office:value-type="float" office:value="1.64242676126223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.B44]*[.$C$1]+(1-[.$C$1])*[.C43]" office:value-type="float" office:value="50.6039372529271" calcext:value-type="float">
            <text:p>50,60</text:p>
          </table:table-cell>
          <table:table-cell table:formula="of:=[.B44]-[.C44]" office:value-type="float" office:value="1.3960627470729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.B45]*[.$C$1]+(1-[.$C$1])*[.C44]" office:value-type="float" office:value="50.963346664988" calcext:value-type="float">
            <text:p>50,96</text:p>
          </table:table-cell>
          <table:table-cell table:formula="of:=[.B45]-[.C45]" office:value-type="float" office:value="2.03665333501196" calcext:value-type="float">
            <text:p>2,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.B46]*[.$C$1]+(1-[.$C$1])*[.C45]" office:value-type="float" office:value="51.1188446652398" calcext:value-type="float">
            <text:p>51,12</text:p>
          </table:table-cell>
          <table:table-cell table:formula="of:=[.B46]-[.C46]" office:value-type="float" office:value="0.881155334760173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.B47]*[.$C$1]+(1-[.$C$1])*[.C46]" office:value-type="float" office:value="51.1010179654539" calcext:value-type="float">
            <text:p>51,10</text:p>
          </table:table-cell>
          <table:table-cell table:formula="of:=[.B47]-[.C47]" office:value-type="float" office:value="-0.10101796545384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.B48]*[.$C$1]+(1-[.$C$1])*[.C47]" office:value-type="float" office:value="51.0858652706358" calcext:value-type="float">
            <text:p>51,09</text:p>
          </table:table-cell>
          <table:table-cell table:formula="of:=[.B48]-[.C48]" office:value-type="float" office:value="-0.085865270635771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.B49]*[.$C$1]+(1-[.$C$1])*[.C48]" office:value-type="float" office:value="50.9229854800404" calcext:value-type="float">
            <text:p>50,92</text:p>
          </table:table-cell>
          <table:table-cell table:formula="of:=[.B49]-[.C49]" office:value-type="float" office:value="-0.922985480040403" calcext:value-type="float">
            <text:p>-0,9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.B50]*[.$C$1]+(1-[.$C$1])*[.C49]" office:value-type="float" office:value="50.6345376580343" calcext:value-type="float">
            <text:p>50,63</text:p>
          </table:table-cell>
          <table:table-cell table:formula="of:=[.B50]-[.C50]" office:value-type="float" office:value="-1.63453765803434" calcext:value-type="float">
            <text:p>-1,6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.B51]*[.$C$1]+(1-[.$C$1])*[.C50]" office:value-type="float" office:value="50.5393570093292" calcext:value-type="float">
            <text:p>50,54</text:p>
          </table:table-cell>
          <table:table-cell table:formula="of:=[.B51]-[.C51]" office:value-type="float" office:value="-0.539357009329187" calcext:value-type="float">
            <text:p>-0,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.B52]*[.$C$1]+(1-[.$C$1])*[.C51]" office:value-type="float" office:value="50.3084534579298" calcext:value-type="float">
            <text:p>50,31</text:p>
          </table:table-cell>
          <table:table-cell table:formula="of:=[.B52]-[.C52]" office:value-type="float" office:value="-1.30845345792981" calcext:value-type="float">
            <text:p>-1,3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.B53]*[.$C$1]+(1-[.$C$1])*[.C52]" office:value-type="float" office:value="50.1121854392403" calcext:value-type="float">
            <text:p>50,11</text:p>
          </table:table-cell>
          <table:table-cell table:formula="of:=[.B53]-[.C53]" office:value-type="float" office:value="-1.11218543924034" calcext:value-type="float">
            <text:p>-1,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.B54]*[.$C$1]+(1-[.$C$1])*[.C53]" office:value-type="float" office:value="50.0953576233543" calcext:value-type="float">
            <text:p>50,10</text:p>
          </table:table-cell>
          <table:table-cell table:formula="of:=[.B54]-[.C54]" office:value-type="float" office:value="-0.095357623354281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.B55]*[.$C$1]+(1-[.$C$1])*[.C54]" office:value-type="float" office:value="50.0810539798511" calcext:value-type="float">
            <text:p>50,08</text:p>
          </table:table-cell>
          <table:table-cell table:formula="of:=[.B55]-[.C55]" office:value-type="float" office:value="-0.0810539798511414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.B56]*[.$C$1]+(1-[.$C$1])*[.C55]" office:value-type="float" office:value="50.2188958828735" calcext:value-type="float">
            <text:p>50,22</text:p>
          </table:table-cell>
          <table:table-cell table:formula="of:=[.B56]-[.C56]" office:value-type="float" office:value="0.781104117126532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.B57]*[.$C$1]+(1-[.$C$1])*[.C56]" office:value-type="float" office:value="50.1860615004425" calcext:value-type="float">
            <text:p>50,19</text:p>
          </table:table-cell>
          <table:table-cell table:formula="of:=[.B57]-[.C57]" office:value-type="float" office:value="-0.186061500442449" calcext:value-type="float">
            <text:p>-0,1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.B58]*[.$C$1]+(1-[.$C$1])*[.C57]" office:value-type="float" office:value="50.0081522753761" calcext:value-type="float">
            <text:p>50,01</text:p>
          </table:table-cell>
          <table:table-cell table:formula="of:=[.B58]-[.C58]" office:value-type="float" office:value="-1.00815227537608" calcext:value-type="float">
            <text:p>-1,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.B59]*[.$C$1]+(1-[.$C$1])*[.C58]" office:value-type="float" office:value="50.0069294340697" calcext:value-type="float">
            <text:p>50,01</text:p>
          </table:table-cell>
          <table:table-cell table:formula="of:=[.B59]-[.C59]" office:value-type="float" office:value="-0.00692943406966862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.B60]*[.$C$1]+(1-[.$C$1])*[.C59]" office:value-type="float" office:value="50.1558900189592" calcext:value-type="float">
            <text:p>50,16</text:p>
          </table:table-cell>
          <table:table-cell table:formula="of:=[.B60]-[.C60]" office:value-type="float" office:value="0.844109981040788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.B61]*[.$C$1]+(1-[.$C$1])*[.C60]" office:value-type="float" office:value="50.1325065161153" calcext:value-type="float">
            <text:p>50,13</text:p>
          </table:table-cell>
          <table:table-cell table:formula="of:=[.B61]-[.C61]" office:value-type="float" office:value="-0.132506516115328" calcext:value-type="float">
            <text:p>-0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.B62]*[.$C$1]+(1-[.$C$1])*[.C61]" office:value-type="float" office:value="50.112630538698" calcext:value-type="float">
            <text:p>50,11</text:p>
          </table:table-cell>
          <table:table-cell table:formula="of:=[.B62]-[.C62]" office:value-type="float" office:value="-0.112630538698028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.B63]*[.$C$1]+(1-[.$C$1])*[.C62]" office:value-type="float" office:value="50.2457359578933" calcext:value-type="float">
            <text:p>50,25</text:p>
          </table:table-cell>
          <table:table-cell table:formula="of:=[.B63]-[.C63]" office:value-type="float" office:value="0.754264042106676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.B64]*[.$C$1]+(1-[.$C$1])*[.C63]" office:value-type="float" office:value="50.2088755642093" calcext:value-type="float">
            <text:p>50,21</text:p>
          </table:table-cell>
          <table:table-cell table:formula="of:=[.B64]-[.C64]" office:value-type="float" office:value="-0.208875564209322" calcext:value-type="float">
            <text:p>-0,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.B65]*[.$C$1]+(1-[.$C$1])*[.C64]" office:value-type="float" office:value="50.0275442295779" calcext:value-type="float">
            <text:p>50,03</text:p>
          </table:table-cell>
          <table:table-cell table:formula="of:=[.B65]-[.C65]" office:value-type="float" office:value="-1.02754422957793" calcext:value-type="float">
            <text:p>-1,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.B66]*[.$C$1]+(1-[.$C$1])*[.C65]" office:value-type="float" office:value="50.0234125951412" calcext:value-type="float">
            <text:p>50,02</text:p>
          </table:table-cell>
          <table:table-cell table:formula="of:=[.B66]-[.C66]" office:value-type="float" office:value="-0.0234125951412381" calcext:value-type="float">
            <text:p>-0,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.B67]*[.$C$1]+(1-[.$C$1])*[.C66]" office:value-type="float" office:value="50.1699007058701" calcext:value-type="float">
            <text:p>50,17</text:p>
          </table:table-cell>
          <table:table-cell table:formula="of:=[.B67]-[.C67]" office:value-type="float" office:value="0.830099294129951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.B68]*[.$C$1]+(1-[.$C$1])*[.C67]" office:value-type="float" office:value="50.1444155999895" calcext:value-type="float">
            <text:p>50,14</text:p>
          </table:table-cell>
          <table:table-cell table:formula="of:=[.B68]-[.C68]" office:value-type="float" office:value="-0.144415599989543" calcext:value-type="float">
            <text:p>-0,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.B69]*[.$C$1]+(1-[.$C$1])*[.C68]" office:value-type="float" office:value="50.1227532599911" calcext:value-type="float">
            <text:p>50,12</text:p>
          </table:table-cell>
          <table:table-cell table:formula="of:=[.B69]-[.C69]" office:value-type="float" office:value="-0.122753259991107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.B70]*[.$C$1]+(1-[.$C$1])*[.C69]" office:value-type="float" office:value="50.2543402709924" calcext:value-type="float">
            <text:p>50,25</text:p>
          </table:table-cell>
          <table:table-cell table:formula="of:=[.B70]-[.C70]" office:value-type="float" office:value="0.745659729007564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.B71]*[.$C$1]+(1-[.$C$1])*[.C70]" office:value-type="float" office:value="50.2161892303436" calcext:value-type="float">
            <text:p>50,22</text:p>
          </table:table-cell>
          <table:table-cell table:formula="of:=[.B71]-[.C71]" office:value-type="float" office:value="-0.216189230343566" calcext:value-type="float">
            <text:p>-0,22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airmode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/>
          <table:table-cell table:style-name="ce10" office:value-type="string" calcext:value-type="string">
            <text:p>throtle</text:p>
          </table:table-cell>
          <table:table-cell table:style-name="ce10" office:value-type="string" calcext:value-type="string">
            <text:p>roll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yaw</text:p>
          </table:table-cell>
          <table:table-cell/>
          <table:table-cell table:style-name="ce12" office:value-type="string" calcext:value-type="string">
            <text:p>Ctrl</text:p>
          </table:table-cell>
          <table:table-cell table:style-name="ce12" office:value-type="string" calcext:value-type="string">
            <text:p>Scaled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Motor [%]</text:p>
          </table:table-cell>
        </table:table-row>
        <table:table-row table:style-name="ro1">
          <table:table-cell table:number-columns-repeated="2"/>
          <table:table-cell table:style-name="ce11" office:value-type="float" office:value="-0.3" calcext:value-type="float">
            <text:p>-0,3</text:p>
          </table:table-cell>
          <table:table-cell table:number-columns-repeated="3" table:style-name="ce11" office:value-type="float" office:value="0.4" calcext:value-type="float">
            <text:p>0,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/>
          <table:table-cell table:formula="of:=[.$D$4]*[.D6]+[.$E$4]*[.E6]+[.$F$4]*[.F6]" office:value-type="float" office:value="-0.4" calcext:value-type="float">
            <text:p>-0,4</text:p>
          </table:table-cell>
          <table:table-cell table:formula="of:=IF(AND([.$I$4] &gt; 0;[.$H$16] &gt; 2); [.H6]/[.$H$16]*2; [.H6])" office:value-type="float" office:value="-0.4" calcext:value-type="float">
            <text:p>-0,4</text:p>
          </table:table-cell>
          <table:table-cell table:formula="of:=[.$H$21]*[.C6]+[.I6]" office:value-type="float" office:value="-0.6" calcext:value-type="float">
            <text:p>-0,6</text:p>
          </table:table-cell>
          <table:table-cell table:formula="of:=([.J6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.$D$4]*[.D7]+[.$E$4]*[.E7]+[.$F$4]*[.F7]" office:value-type="float" office:value="-0.4" calcext:value-type="float">
            <text:p>-0,4</text:p>
          </table:table-cell>
          <table:table-cell table:formula="of:=IF(AND([.$I$4] &gt; 0;[.$H$16] &gt; 2); [.H7]/[.$H$16]*2; [.H7])" office:value-type="float" office:value="-0.4" calcext:value-type="float">
            <text:p>-0,4</text:p>
          </table:table-cell>
          <table:table-cell table:formula="of:=[.$H$21]*[.C7]+[.I7]" office:value-type="float" office:value="-0.6" calcext:value-type="float">
            <text:p>-0,6</text:p>
          </table:table-cell>
          <table:table-cell table:formula="of:=([.J7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formula="of:=[.$D$4]*[.D8]+[.$E$4]*[.E8]+[.$F$4]*[.F8]" office:value-type="float" office:value="1.2" calcext:value-type="float">
            <text:p>1,2</text:p>
          </table:table-cell>
          <table:table-cell table:formula="of:=IF(AND([.$I$4] &gt; 0;[.$H$16] &gt; 2); [.H8]/[.$H$16]*2; [.H8])" office:value-type="float" office:value="1.2" calcext:value-type="float">
            <text:p>1,2</text:p>
          </table:table-cell>
          <table:table-cell table:formula="of:=[.$H$21]*[.C8]+[.I8]" office:value-type="float" office:value="1" calcext:value-type="float">
            <text:p>1</text:p>
          </table:table-cell>
          <table:table-cell table:formula="of:=([.J8]+1) *5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/>
          <table:table-cell table:formula="of:=[.$D$4]*[.D9]+[.$E$4]*[.E9]+[.$F$4]*[.F9]" office:value-type="float" office:value="-0.4" calcext:value-type="float">
            <text:p>-0,4</text:p>
          </table:table-cell>
          <table:table-cell table:formula="of:=IF(AND([.$I$4] &gt; 0;[.$H$16] &gt; 2); [.H9]/[.$H$16]*2; [.H9])" office:value-type="float" office:value="-0.4" calcext:value-type="float">
            <text:p>-0,4</text:p>
          </table:table-cell>
          <table:table-cell table:formula="of:=[.$H$21]*[.C9]+[.I9]" office:value-type="float" office:value="-0.6" calcext:value-type="float">
            <text:p>-0,6</text:p>
          </table:table-cell>
          <table:table-cell table:formula="of:=([.J9]+1) *50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5" office:value-type="string" calcext:value-type="string">
            <text:p>min</text:p>
          </table:table-cell>
          <table:table-cell table:formula="of:=MIN([.H6:.H9])" office:value-type="float" office:value="-0.4" calcext:value-type="float">
            <text:p>-0,4</text:p>
          </table:table-cell>
          <table:table-cell table:formula="of:=MIN([.I6:.I9])"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max</text:p>
          </table:table-cell>
          <table:table-cell table:formula="of:=MAX([.H6:.H9])" office:value-type="float" office:value="1.2" calcext:value-type="float">
            <text:p>1,2</text:p>
          </table:table-cell>
          <table:table-cell table:formula="of:=MAX([.I6:.I9])"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range</text:p>
          </table:table-cell>
          <table:table-cell table:formula="of:=[.H14]-[.H13]" office:value-type="float" office:value="1.6" calcext:value-type="float">
            <text:p>1,6</text:p>
          </table:table-cell>
          <table:table-cell table:formula="of:=[.I14]-[.I13]"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in</text:p>
          </table:table-cell>
          <table:table-cell table:formula="of:=-1 + [.H16]/2"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ax</text:p>
          </table:table-cell>
          <table:table-cell table:formula="of:=1-[.H16]/2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</text:p>
          </table:table-cell>
          <table:table-cell table:formula="of:=IF([.H16]&gt;2;0;MIN(MAX([.H18];[.C4]);[.H19]))" office:value-type="float" office:value="-0.2" calcext:value-type="float">
            <text:p>-0,2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3"/>
          <table:table-cell table:number-columns-repeated="3"/>
        </table:table-row>
      </table:table>
      <table:table table:name="pwm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160000000" calcext:value-type="float">
            <text:p>16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s per us</text:p>
          </table:table-cell>
          <table:table-cell table:formula="of:=[.B2]/1000000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 table:number-columns-spanned="4" table:number-rows-spanned="1">
            <text:p>us to clocks</text:p>
          </table:table-cell>
          <table:covered-table-cell table:number-columns-repeated="3"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PWM [cycle]</text:p>
          </table:table-cell>
          <table:table-cell table:style-name="ce1" office:value-type="string" calcext:value-type="string">
            <text:p>ONESHOT125 [cycle]</text:p>
          </table:table-cell>
          <table:table-cell table:style-name="ce1" office:value-type="string" calcext:value-type="string">
            <text:p>ONESHOT125 [us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*[.$B$3]" office:value-type="float" office:value="160" calcext:value-type="float">
            <text:p>160</text:p>
          </table:table-cell>
          <table:table-cell table:formula="of:=[.B7]/8" office:value-type="float" office:value="20" calcext:value-type="float">
            <text:p>20</text:p>
          </table:table-cell>
          <table:table-cell table:style-name="ce3" table:formula="of:=[.A7]/8" office:value-type="float" office:value="0.125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]*[.$B$3]" office:value-type="float" office:value="1600" calcext:value-type="float">
            <text:p>1600</text:p>
          </table:table-cell>
          <table:table-cell table:formula="of:=[.B8]/8" office:value-type="float" office:value="200" calcext:value-type="float">
            <text:p>200</text:p>
          </table:table-cell>
          <table:table-cell table:style-name="ce3" table:formula="of:=[.A8]/8" office:value-type="float" office:value="1.25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]*[.$B$3]" office:value-type="float" office:value="3200" calcext:value-type="float">
            <text:p>3200</text:p>
          </table:table-cell>
          <table:table-cell table:formula="of:=[.B9]/8" office:value-type="float" office:value="400" calcext:value-type="float">
            <text:p>400</text:p>
          </table:table-cell>
          <table:table-cell table:style-name="ce3" table:formula="of:=[.A9]/8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]*[.$B$3]" office:value-type="float" office:value="16000" calcext:value-type="float">
            <text:p>16000</text:p>
          </table:table-cell>
          <table:table-cell table:formula="of:=[.B10]/8" office:value-type="float" office:value="2000" calcext:value-type="float">
            <text:p>2000</text:p>
          </table:table-cell>
          <table:table-cell table:style-name="ce3" table:formula="of:=[.A10]/8" office:value-type="float" office:value="12.5" calcext:value-type="float">
            <text:p>12,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1]*[.$B$3]" office:value-type="float" office:value="160000" calcext:value-type="float">
            <text:p>160000</text:p>
          </table:table-cell>
          <table:table-cell table:formula="of:=[.B11]/8" office:value-type="float" office:value="20000" calcext:value-type="float">
            <text:p>20000</text:p>
          </table:table-cell>
          <table:table-cell table:style-name="ce3" table:formula="of:=[.A11]/8" office:value-type="float" office:value="125" calcext:value-type="float">
            <text:p>125,0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2]*[.$B$3]" office:value-type="float" office:value="161600" calcext:value-type="float">
            <text:p>161600</text:p>
          </table:table-cell>
          <table:table-cell table:formula="of:=[.B12]/8" office:value-type="float" office:value="20200" calcext:value-type="float">
            <text:p>20200</text:p>
          </table:table-cell>
          <table:table-cell table:style-name="ce3" table:formula="of:=[.A12]/8" office:value-type="float" office:value="126.25" calcext:value-type="float">
            <text:p>126,3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A13]*[.$B$3]" office:value-type="float" office:value="168000" calcext:value-type="float">
            <text:p>168000</text:p>
          </table:table-cell>
          <table:table-cell table:formula="of:=[.B13]/8" office:value-type="float" office:value="21000" calcext:value-type="float">
            <text:p>21000</text:p>
          </table:table-cell>
          <table:table-cell table:style-name="ce3" table:formula="of:=[.A13]/8" office:value-type="float" office:value="131.25" calcext:value-type="float">
            <text:p>131,3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14]*[.$B$3]" office:value-type="float" office:value="176000" calcext:value-type="float">
            <text:p>176000</text:p>
          </table:table-cell>
          <table:table-cell table:formula="of:=[.B14]/8" office:value-type="float" office:value="22000" calcext:value-type="float">
            <text:p>22000</text:p>
          </table:table-cell>
          <table:table-cell table:style-name="ce3" table:formula="of:=[.A14]/8" office:value-type="float" office:value="137.5" calcext:value-type="float">
            <text:p>137,5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15]*[.$B$3]" office:value-type="float" office:value="240000" calcext:value-type="float">
            <text:p>240000</text:p>
          </table:table-cell>
          <table:table-cell table:formula="of:=[.B15]/8" office:value-type="float" office:value="30000" calcext:value-type="float">
            <text:p>30000</text:p>
          </table:table-cell>
          <table:table-cell table:style-name="ce3" table:formula="of:=[.A15]/8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16]*[.$B$3]" office:value-type="float" office:value="320000" calcext:value-type="float">
            <text:p>320000</text:p>
          </table:table-cell>
          <table:table-cell table:formula="of:=[.B16]/8" office:value-type="float" office:value="40000" calcext:value-type="float">
            <text:p>40000</text:p>
          </table:table-cell>
          <table:table-cell table:style-name="ce3" table:formula="of:=[.A16]/8" office:value-type="float" office:value="250" calcext:value-type="float">
            <text:p>250,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multishot [us]</text:p>
          </table:table-cell>
          <table:table-cell office:value-type="string" calcext:value-type="string">
            <text:p>ticks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9" table:formula="of:=([.A20]-1000) * (25 - 5) / (2000 - 1000) + 5" office:value-type="float" office:value="5" calcext:value-type="float">
            <text:p>5,00</text:p>
          </table:table-cell>
          <table:table-cell table:formula="of:=FLOOR([.B20]*[.$B$3])"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9" table:formula="of:=([.A21]-1000) * (25 - 5) / (2000 - 1000) + 5" office:value-type="float" office:value="5.02" calcext:value-type="float">
            <text:p>5,02</text:p>
          </table:table-cell>
          <table:table-cell table:formula="of:=FLOOR([.B21]*[.$B$3])" office:value-type="float" office:value="803" calcext:value-type="float">
            <text:p>803</text:p>
          </table:table-cell>
          <table:table-cell table:formula="of:=[.C21]-[.C20]" office:value-type="float" office:value="3" calcext:value-type="float">
            <text:p>3</text:p>
          </table:table-cell>
          <table:table-cell table:formula="of:=[.C21]-[.$C$2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9" table:formula="of:=([.A22]-1000) * (25 - 5) / (2000 - 1000) + 5" office:value-type="float" office:value="5.04" calcext:value-type="float">
            <text:p>5,04</text:p>
          </table:table-cell>
          <table:table-cell table:formula="of:=FLOOR([.B22]*[.$B$3])" office:value-type="float" office:value="806" calcext:value-type="float">
            <text:p>806</text:p>
          </table:table-cell>
          <table:table-cell table:formula="of:=[.C22]-[.C21]" office:value-type="float" office:value="3" calcext:value-type="float">
            <text:p>3</text:p>
          </table:table-cell>
          <table:table-cell table:formula="of:=[.C22]-[.$C$2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9" table:formula="of:=([.A23]-1000) * (25 - 5) / (2000 - 1000) + 5" office:value-type="float" office:value="5.1" calcext:value-type="float">
            <text:p>5,10</text:p>
          </table:table-cell>
          <table:table-cell table:formula="of:=FLOOR([.B23]*[.$B$3])" office:value-type="float" office:value="816" calcext:value-type="float">
            <text:p>816</text:p>
          </table:table-cell>
          <table:table-cell table:formula="of:=[.C23]-[.C22]" office:value-type="float" office:value="10" calcext:value-type="float">
            <text:p>10</text:p>
          </table:table-cell>
          <table:table-cell table:formula="of:=[.C23]-[.$C$20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9" table:formula="of:=([.A24]-1000) * (25 - 5) / (2000 - 1000) + 5" office:value-type="float" office:value="5.2" calcext:value-type="float">
            <text:p>5,20</text:p>
          </table:table-cell>
          <table:table-cell table:formula="of:=FLOOR([.B24]*[.$B$3])" office:value-type="float" office:value="832" calcext:value-type="float">
            <text:p>832</text:p>
          </table:table-cell>
          <table:table-cell table:formula="of:=[.C24]-[.C23]" office:value-type="float" office:value="16" calcext:value-type="float">
            <text:p>16</text:p>
          </table:table-cell>
          <table:table-cell table:formula="of:=[.C24]-[.$C$20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9" table:formula="of:=([.A25]-1000) * (25 - 5) / (2000 - 1000) + 5" office:value-type="float" office:value="5.4" calcext:value-type="float">
            <text:p>5,40</text:p>
          </table:table-cell>
          <table:table-cell table:formula="of:=FLOOR([.B25]*[.$B$3])" office:value-type="float" office:value="864" calcext:value-type="float">
            <text:p>864</text:p>
          </table:table-cell>
          <table:table-cell table:formula="of:=[.C25]-[.C24]" office:value-type="float" office:value="32" calcext:value-type="float">
            <text:p>32</text:p>
          </table:table-cell>
          <table:table-cell table:formula="of:=[.C25]-[.$C$20]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9" table:formula="of:=([.A26]-1000) * (25 - 5) / (2000 - 1000) + 5" office:value-type="float" office:value="6" calcext:value-type="float">
            <text:p>6,00</text:p>
          </table:table-cell>
          <table:table-cell table:formula="of:=FLOOR([.B26]*[.$B$3])" office:value-type="float" office:value="960" calcext:value-type="float">
            <text:p>960</text:p>
          </table:table-cell>
          <table:table-cell table:formula="of:=[.C26]-[.C25]" office:value-type="float" office:value="96" calcext:value-type="float">
            <text:p>96</text:p>
          </table:table-cell>
          <table:table-cell table:formula="of:=[.C26]-[.$C$20]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9" table:formula="of:=([.A27]-1000) * (25 - 5) / (2000 - 1000) + 5" office:value-type="float" office:value="7" calcext:value-type="float">
            <text:p>7,00</text:p>
          </table:table-cell>
          <table:table-cell table:formula="of:=FLOOR([.B27]*[.$B$3])" office:value-type="float" office:value="1120" calcext:value-type="float">
            <text:p>1120</text:p>
          </table:table-cell>
          <table:table-cell table:formula="of:=[.C27]-[.C26]" office:value-type="float" office:value="160" calcext:value-type="float">
            <text:p>160</text:p>
          </table:table-cell>
          <table:table-cell table:formula="of:=[.C27]-[.$C$20]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9" table:formula="of:=([.A28]-1000) * (25 - 5) / (2000 - 1000) + 5" office:value-type="float" office:value="9" calcext:value-type="float">
            <text:p>9,00</text:p>
          </table:table-cell>
          <table:table-cell table:formula="of:=FLOOR([.B28]*[.$B$3])" office:value-type="float" office:value="1440" calcext:value-type="float">
            <text:p>1440</text:p>
          </table:table-cell>
          <table:table-cell table:formula="of:=[.C28]-[.C27]" office:value-type="float" office:value="320" calcext:value-type="float">
            <text:p>320</text:p>
          </table:table-cell>
          <table:table-cell table:formula="of:=[.C28]-[.$C$20]"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9" table:formula="of:=([.A29]-1000) * (25 - 5) / (2000 - 1000) + 5" office:value-type="float" office:value="11" calcext:value-type="float">
            <text:p>11,00</text:p>
          </table:table-cell>
          <table:table-cell table:formula="of:=FLOOR([.B29]*[.$B$3])" office:value-type="float" office:value="1760" calcext:value-type="float">
            <text:p>1760</text:p>
          </table:table-cell>
          <table:table-cell table:formula="of:=[.C29]-[.C28]" office:value-type="float" office:value="320" calcext:value-type="float">
            <text:p>320</text:p>
          </table:table-cell>
          <table:table-cell table:formula="of:=[.C29]-[.$C$20]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9" table:formula="of:=([.A30]-1000) * (25 - 5) / (2000 - 1000) + 5" office:value-type="float" office:value="13" calcext:value-type="float">
            <text:p>13,00</text:p>
          </table:table-cell>
          <table:table-cell table:formula="of:=FLOOR([.B30]*[.$B$3])" office:value-type="float" office:value="2080" calcext:value-type="float">
            <text:p>2080</text:p>
          </table:table-cell>
          <table:table-cell table:formula="of:=[.C30]-[.C29]" office:value-type="float" office:value="320" calcext:value-type="float">
            <text:p>320</text:p>
          </table:table-cell>
          <table:table-cell table:formula="of:=[.C30]-[.$C$20]"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9" table:formula="of:=([.A31]-1000) * (25 - 5) / (2000 - 1000) + 5" office:value-type="float" office:value="15" calcext:value-type="float">
            <text:p>15,00</text:p>
          </table:table-cell>
          <table:table-cell table:formula="of:=FLOOR([.B31]*[.$B$3])" office:value-type="float" office:value="2400" calcext:value-type="float">
            <text:p>2400</text:p>
          </table:table-cell>
          <table:table-cell table:formula="of:=[.C31]-[.C30]" office:value-type="float" office:value="320" calcext:value-type="float">
            <text:p>320</text:p>
          </table:table-cell>
          <table:table-cell table:formula="of:=[.C31]-[.$C$20]"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9" table:formula="of:=([.A32]-1000) * (25 - 5) / (2000 - 1000) + 5" office:value-type="float" office:value="19" calcext:value-type="float">
            <text:p>19,00</text:p>
          </table:table-cell>
          <table:table-cell table:formula="of:=FLOOR([.B32]*[.$B$3])" office:value-type="float" office:value="3040" calcext:value-type="float">
            <text:p>3040</text:p>
          </table:table-cell>
          <table:table-cell table:formula="of:=[.C32]-[.C31]" office:value-type="float" office:value="640" calcext:value-type="float">
            <text:p>640</text:p>
          </table:table-cell>
          <table:table-cell table:formula="of:=[.C32]-[.$C$20]"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table:formula="of:=([.A33]-1000) * (25 - 5) / (2000 - 1000) + 5" office:value-type="float" office:value="25" calcext:value-type="float">
            <text:p>25,00</text:p>
          </table:table-cell>
          <table:table-cell table:formula="of:=FLOOR([.B33]*[.$B$3])" office:value-type="float" office:value="4000" calcext:value-type="float">
            <text:p>4000</text:p>
          </table:table-cell>
          <table:table-cell table:formula="of:=[.C33]-[.C31]" office:value-type="float" office:value="1600" calcext:value-type="float">
            <text:p>1600</text:p>
          </table:table-cell>
          <table:table-cell table:formula="of:=[.C33]-[.$C$20]" office:value-type="float" office:value="3200" calcext:value-type="float">
            <text:p>320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ESP32 RMT</text:p>
          </table:table-cell>
          <table:table-cell table:number-columns-repeated="4"/>
          <table:table-cell table:formula="of:=1000000/8000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mt clock</text:p>
          </table:table-cell>
          <table:table-cell office:value-type="float" office:value="80000000" calcext:value-type="float">
            <text:p>8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col</text:p>
          </table:table-cell>
          <table:table-cell table:style-name="ce1" office:value-type="string" calcext:value-type="string">
            <text:p>div</text:p>
          </table:table-cell>
          <table:table-cell table:style-name="ce1" office:value-type="string" calcext:value-type="string">
            <text:p>reolution [ns]</text:p>
          </table:table-cell>
          <table:table-cell table:style-name="ce1" office:value-type="string" calcext:value-type="string">
            <text:p>min [us]</text:p>
          </table:table-cell>
          <table:table-cell table:style-name="ce1" office:value-type="string" calcext:value-type="string">
            <text:p>min [ticks]</text:p>
          </table:table-cell>
          <table:table-cell table:style-name="ce1" office:value-type="string" calcext:value-type="string">
            <text:p>max [us]</text:p>
          </table:table-cell>
          <table:table-cell table:style-name="ce1" office:value-type="string" calcext:value-type="string">
            <text:p>max [ticks]</text:p>
          </table:table-cell>
          <table:table-cell table:style-name="ce1" office:value-type="string" calcext:value-type="string">
            <text:p>resolution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office:value-type="float" office:value="24" calcext:value-type="float">
            <text:p>24</text:p>
          </table:table-cell>
          <table:table-cell table:formula="of:=[.B41]/[.$B$39]*1000000000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[.D41]*1000/[.C41]" office:value-type="float" office:value="3333.33333333333" calcext:value-type="float">
            <text:p>3333,33</text:p>
          </table:table-cell>
          <table:table-cell office:value-type="float" office:value="2000" calcext:value-type="float">
            <text:p>2000</text:p>
          </table:table-cell>
          <table:table-cell table:formula="of:=[.F41]*1000/[.C41]" office:value-type="float" office:value="6666.66666666667" calcext:value-type="float">
            <text:p>6666,67</text:p>
          </table:table-cell>
          <table:table-cell table:formula="of:=[.G41]-[.E41]" office:value-type="float" office:value="3333.33333333333" calcext:value-type="float">
            <text:p>3333,33</text:p>
          </table:table-cell>
        </table:table-row>
        <table:table-row table:style-name="ro1">
          <table:table-cell office:value-type="string" calcext:value-type="string">
            <text:p>onechot125</text:p>
          </table:table-cell>
          <table:table-cell office:value-type="float" office:value="4" calcext:value-type="float">
            <text:p>4</text:p>
          </table:table-cell>
          <table:table-cell table:formula="of:=[.B42]/[.$B$39]*1000000000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1000/[.C42]"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table:formula="of:=[.F42]*1000/[.C42]" office:value-type="float" office:value="5000" calcext:value-type="float">
            <text:p>5000</text:p>
          </table:table-cell>
          <table:table-cell table:formula="of:=[.G42]-[.E42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oneshot42</text:p>
          </table:table-cell>
          <table:table-cell office:value-type="float" office:value="2" calcext:value-type="float">
            <text:p>2</text:p>
          </table:table-cell>
          <table:table-cell table:formula="of:=[.B43]/[.$B$39]*1000000000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formula="of:=[.D43]*1000/[.C43]" office:value-type="float" office:value="1680" calcext:value-type="float">
            <text:p>1680</text:p>
          </table:table-cell>
          <table:table-cell office:value-type="float" office:value="84" calcext:value-type="float">
            <text:p>84</text:p>
          </table:table-cell>
          <table:table-cell table:formula="of:=[.F43]*1000/[.C43]" office:value-type="float" office:value="3360" calcext:value-type="float">
            <text:p>3360</text:p>
          </table:table-cell>
          <table:table-cell table:formula="of:=[.G43]-[.E43]"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multishot</text:p>
          </table:table-cell>
          <table:table-cell office:value-type="float" office:value="2" calcext:value-type="float">
            <text:p>2</text:p>
          </table:table-cell>
          <table:table-cell table:formula="of:=[.B44]/[.$B$39]*1000000000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44]*1000/[.C44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[.F44]*1000/[.C44]" office:value-type="float" office:value="1000" calcext:value-type="float">
            <text:p>1000</text:p>
          </table:table-cell>
          <table:table-cell table:formula="of:=[.G44]-[.E4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brushed 16k</text:p>
          </table:table-cell>
          <table:table-cell office:value-type="float" office:value="4" calcext:value-type="float">
            <text:p>4</text:p>
          </table:table-cell>
          <table:table-cell table:formula="of:=[.B45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5]*1000/[.C45]" office:value-type="float" office:value="0" calcext:value-type="float">
            <text:p>0</text:p>
          </table:table-cell>
          <table:table-cell table:formula="of:=125/2" office:value-type="float" office:value="62.5" calcext:value-type="float">
            <text:p>62,5</text:p>
          </table:table-cell>
          <table:table-cell table:formula="of:=[.F45]*1000/[.C45]" office:value-type="float" office:value="1250" calcext:value-type="float">
            <text:p>1250</text:p>
          </table:table-cell>
          <table:table-cell table:formula="of:=[.G45]-[.E45]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brushed 8k</text:p>
          </table:table-cell>
          <table:table-cell office:value-type="float" office:value="4" calcext:value-type="float">
            <text:p>4</text:p>
          </table:table-cell>
          <table:table-cell table:formula="of:=[.B46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6]*1000/[.C46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F46]*1000/[.C46]" office:value-type="float" office:value="2500" calcext:value-type="float">
            <text:p>2500</text:p>
          </table:table-cell>
          <table:table-cell table:formula="of:=[.G46]-[.E46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brushed 4k</text:p>
          </table:table-cell>
          <table:table-cell office:value-type="float" office:value="4" calcext:value-type="float">
            <text:p>4</text:p>
          </table:table-cell>
          <table:table-cell table:formula="of:=[.B47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7]*1000/[.C47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[.F47]*1000/[.C47]" office:value-type="float" office:value="5000" calcext:value-type="float">
            <text:p>5000</text:p>
          </table:table-cell>
          <table:table-cell table:formula="of:=[.G47]-[.E47]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brushed 2k</text:p>
          </table:table-cell>
          <table:table-cell office:value-type="float" office:value="4" calcext:value-type="float">
            <text:p>4</text:p>
          </table:table-cell>
          <table:table-cell table:formula="of:=[.B48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8]*1000/[.C4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F48]*1000/[.C48]" office:value-type="float" office:value="10000" calcext:value-type="float">
            <text:p>10000</text:p>
          </table:table-cell>
          <table:table-cell table:formula="of:=[.G48]-[.E48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rushed 1k</text:p>
          </table:table-cell>
          <table:table-cell office:value-type="float" office:value="4" calcext:value-type="float">
            <text:p>4</text:p>
          </table:table-cell>
          <table:table-cell table:formula="of:=[.B49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9]*1000/[.C4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F49]*1000/[.C49]" office:value-type="float" office:value="20000" calcext:value-type="float">
            <text:p>20000</text:p>
          </table:table-cell>
          <table:table-cell table:formula="of:=[.G49]-[.E49]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Brush 500</text:p>
          </table:table-cell>
          <table:table-cell office:value-type="float" office:value="4" calcext:value-type="float">
            <text:p>4</text:p>
          </table:table-cell>
          <table:table-cell table:formula="of:=[.B50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0]*1000/[.C50]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[.F50]*1000/[.C50]" office:value-type="float" office:value="40000" calcext:value-type="float">
            <text:p>40000</text:p>
          </table:table-cell>
          <table:table-cell table:formula="of:=[.G50]-[.E50]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dshot</text:p>
          </table:table-cell>
          <table:table-cell office:value-type="float" office:value="1" calcext:value-type="float">
            <text:p>1</text:p>
          </table:table-cell>
          <table:table-cell table:formula="of:=[.B51]/[.$B$39]*1000000000" office:value-type="float" office:value="12.5" calcext:value-type="float">
            <text:p>12,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rmt max</text:p>
          </table:table-cell>
          <table:table-cell table:style-name="ce1" table:formula="of:=32767" office:value-type="float" office:value="32767" calcext:value-type="float">
            <text:p>32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res [ns]</text:p>
          </table:table-cell>
          <table:table-cell office:value-type="string" calcext:value-type="string">
            <text:p>Max period [ns]</text:p>
          </table:table-cell>
          <table:table-cell office:value-type="string" calcext:value-type="string">
            <text:p>min freq [Hz]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]/[.$B$39]*1000000000" office:value-type="float" office:value="12.5" calcext:value-type="float">
            <text:p>12,5</text:p>
          </table:table-cell>
          <table:table-cell table:formula="of:=[.B56]*[.$B$54]" office:value-type="float" office:value="409587.5" calcext:value-type="float">
            <text:p>409587,5</text:p>
          </table:table-cell>
          <table:table-cell table:formula="of:=1000000000/[.C56]/2" office:value-type="float" office:value="1220.74037903989" calcext:value-type="float">
            <text:p>1220,74</text:p>
          </table:table-cell>
          <table:table-cell table:formula="of:=[.D56]/[.$E$55]" office:value-type="float" office:value="24.4148075807978" calcext:value-type="float">
            <text:p>24,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7]/[.$B$39]*1000000000" office:value-type="float" office:value="25" calcext:value-type="float">
            <text:p>25</text:p>
          </table:table-cell>
          <table:table-cell table:formula="of:=[.B57]*[.$B$54]" office:value-type="float" office:value="819175" calcext:value-type="float">
            <text:p>819175</text:p>
          </table:table-cell>
          <table:table-cell table:formula="of:=1000000000/[.C57]/2" office:value-type="float" office:value="610.370189519944" calcext:value-type="float">
            <text:p>610,37</text:p>
          </table:table-cell>
          <table:table-cell table:formula="of:=[.D57]/[.$E$55]" office:value-type="float" office:value="12.2074037903989" calcext:value-type="float">
            <text:p>12,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8]/[.$B$39]*1000000000" office:value-type="float" office:value="50" calcext:value-type="float">
            <text:p>50</text:p>
          </table:table-cell>
          <table:table-cell table:formula="of:=[.B58]*[.$B$54]" office:value-type="float" office:value="1638350" calcext:value-type="float">
            <text:p>1638350</text:p>
          </table:table-cell>
          <table:table-cell table:formula="of:=1000000000/[.C58]/2" office:value-type="float" office:value="305.185094759972" calcext:value-type="float">
            <text:p>305,19</text:p>
          </table:table-cell>
          <table:table-cell table:formula="of:=[.D58]/[.$E$55]" office:value-type="float" office:value="6.10370189519944" calcext:value-type="float">
            <text:p>6,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59]/[.$B$39]*1000000000" office:value-type="float" office:value="100" calcext:value-type="float">
            <text:p>100</text:p>
          </table:table-cell>
          <table:table-cell table:formula="of:=[.B59]*[.$B$54]" office:value-type="float" office:value="3276700" calcext:value-type="float">
            <text:p>3276700</text:p>
          </table:table-cell>
          <table:table-cell table:formula="of:=1000000000/[.C59]/2" office:value-type="float" office:value="152.592547379986" calcext:value-type="float">
            <text:p>152,59</text:p>
          </table:table-cell>
          <table:table-cell table:formula="of:=[.D59]/[.$E$55]" office:value-type="float" office:value="3.05185094759972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0]/[.$B$39]*1000000000" office:value-type="float" office:value="200" calcext:value-type="float">
            <text:p>200</text:p>
          </table:table-cell>
          <table:table-cell table:formula="of:=[.B60]*[.$B$54]" office:value-type="float" office:value="6553400" calcext:value-type="float">
            <text:p>6553400</text:p>
          </table:table-cell>
          <table:table-cell table:formula="of:=1000000000/[.C60]/2" office:value-type="float" office:value="76.296273689993" calcext:value-type="float">
            <text:p>76,3</text:p>
          </table:table-cell>
          <table:table-cell table:formula="of:=[.D60]/[.$E$55]" office:value-type="float" office:value="1.52592547379986" calcext:value-type="float">
            <text:p>1,5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61]/[.$B$39]*1000000000" office:value-type="float" office:value="300" calcext:value-type="float">
            <text:p>300</text:p>
          </table:table-cell>
          <table:table-cell table:formula="of:=[.B61]*[.$B$54]" office:value-type="float" office:value="9830100" calcext:value-type="float">
            <text:p>9830100</text:p>
          </table:table-cell>
          <table:table-cell table:formula="of:=1000000000/[.C61]/2" office:value-type="float" office:value="50.8641824599953" calcext:value-type="float">
            <text:p>50,86</text:p>
          </table:table-cell>
          <table:table-cell table:formula="of:=[.D61]/[.$E$55]" office:value-type="float" office:value="1.01728364919991" calcext:value-type="float">
            <text:p>1,0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62]/[.$B$39]*1000000000" office:value-type="float" office:value="400" calcext:value-type="float">
            <text:p>400</text:p>
          </table:table-cell>
          <table:table-cell table:formula="of:=[.B62]*[.$B$54]" office:value-type="float" office:value="13106800" calcext:value-type="float">
            <text:p>13106800</text:p>
          </table:table-cell>
          <table:table-cell table:formula="of:=1000000000/[.C62]/2" office:value-type="float" office:value="38.1481368449965" calcext:value-type="float">
            <text:p>38,15</text:p>
          </table:table-cell>
          <table:table-cell table:formula="of:=[.D62]/[.$E$55]" office:value-type="float" office:value="0.76296273689993" calcext:value-type="float">
            <text:p>0,7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63]/[.$B$39]*1000000000" office:value-type="float" office:value="600" calcext:value-type="float">
            <text:p>600</text:p>
          </table:table-cell>
          <table:table-cell table:formula="of:=[.B63]*[.$B$54]" office:value-type="float" office:value="19660200" calcext:value-type="float">
            <text:p>19660200</text:p>
          </table:table-cell>
          <table:table-cell table:formula="of:=1000000000/[.C63]/2" office:value-type="float" office:value="25.4320912299977" calcext:value-type="float">
            <text:p>25,43</text:p>
          </table:table-cell>
          <table:table-cell table:formula="of:=[.D63]/[.$E$55]" office:value-type="float" office:value="0.508641824599953" calcext:value-type="float">
            <text:p>0,5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4]/[.$B$39]*1000000000" office:value-type="float" office:value="800" calcext:value-type="float">
            <text:p>800</text:p>
          </table:table-cell>
          <table:table-cell table:formula="of:=[.B64]*[.$B$54]" office:value-type="float" office:value="26213600" calcext:value-type="float">
            <text:p>26213600</text:p>
          </table:table-cell>
          <table:table-cell table:formula="of:=1000000000/[.C64]/2" office:value-type="float" office:value="19.0740684224982" calcext:value-type="float">
            <text:p>19,07</text:p>
          </table:table-cell>
          <table:table-cell table:formula="of:=[.D64]/[.$E$55]" office:value-type="float" office:value="0.381481368449965" calcext:value-type="float">
            <text:p>0,38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ESP32 LEDC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80000000" calcext:value-type="float">
            <text:p>8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iv max</text:p>
          </table:table-cell>
          <table:table-cell table:formula="of:=2^10" office:value-type="float" office:value="1024" calcext:value-type="float">
            <text:p>1024</text:p>
          </table:table-cell>
          <table:table-cell office:value-type="string" calcext:value-type="string">
            <text:p>2^1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icks max</text:p>
          </table:table-cell>
          <table:table-cell table:formula="of:=2^20" office:value-type="float" office:value="1048576" calcext:value-type="float">
            <text:p>1048576</text:p>
          </table:table-cell>
          <table:table-cell office:value-type="string" calcext:value-type="string">
            <text:p>2^2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rat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period us</text:p>
          </table:table-cell>
          <table:table-cell table:formula="of:=1000000/[.G71]" office:value-type="float" office:value="20000" calcext:value-type="float">
            <text:p>20000</text:p>
          </table:table-cell>
          <table:table-cell/>
        </table:table-row>
        <table:table-row table:style-name="ro1"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freq [hz]</text:p>
          </table:table-cell>
          <table:table-cell table:style-name="ce5" office:value-type="string" calcext:value-type="string">
            <text:p>period [us]</text:p>
          </table:table-cell>
          <table:table-cell table:style-name="ce5" office:value-type="string" calcext:value-type="string">
            <text:p>res [us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68]/[.A74]/[.$B$70]" office:value-type="float" office:value="76.2939453125" calcext:value-type="float">
            <text:p>76,29</text:p>
          </table:table-cell>
          <table:table-cell table:formula="of:=1000000/[.B74]" office:value-type="float" office:value="13107.2" calcext:value-type="float">
            <text:p>13107,2</text:p>
          </table:table-cell>
          <table:table-cell table:formula="of:=[.C74]/[.$B$70]" office:value-type="float" office:value="0.0125" calcext:value-type="float">
            <text:p>0,01</text:p>
          </table:table-cell>
          <table:table-cell/>
          <table:table-cell table:style-name="ce5" office:value-type="string" calcext:value-type="string">
            <text:p>us</text:p>
          </table:table-cell>
          <table:table-cell table:style-name="ce5" office:value-type="string" calcext:value-type="string">
            <text:p>ticks</text:p>
          </table:table-cell>
          <table:table-cell table:style-name="ce5" office:value-type="string" calcext:value-type="string">
            <text:p>r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68]/[.A75]/[.$B$70]" office:value-type="float" office:value="38.14697265625" calcext:value-type="float">
            <text:p>38,15</text:p>
          </table:table-cell>
          <table:table-cell table:formula="of:=1000000/[.B75]" office:value-type="float" office:value="26214.4" calcext:value-type="float">
            <text:p>26214,4</text:p>
          </table:table-cell>
          <table:table-cell table:formula="of:=[.C75]/[.$B$70]" office:value-type="float" office:value="0.025" calcext:value-type="float">
            <text:p>0,03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F75]/([.$G$72]/[.$B$70])" office:value-type="float" office:value="104857.6" calcext:value-type="float">
            <text:p>104857,6</text:p>
          </table:table-cell>
          <table:table-cell table:formula="of:=[.G75]-[.G76]" office:value-type="float" office:value="52428.8" calcext:value-type="float">
            <text:p>52428,8</text:p>
          </table:table-cell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table:formula="of:=[.F76]/([.$G$72]/[.$B$70])" office:value-type="float" office:value="52428.8" calcext:value-type="float">
            <text:p>52428,8</text:p>
          </table:table-cell>
          <table:table-cell/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table:formula="of:=[.F77]/([.$G$72]/[.$B$70])" office:value-type="float" office:value="13107.2" calcext:value-type="float">
            <text:p>13107,2</text:p>
          </table:table-cell>
          <table:table-cell table:formula="of:=[.G77]-[.G78]" office:value-type="float" office:value="6553.6" calcext:value-type="float">
            <text:p>6553,6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table:formula="of:=[.F78]/([.$G$72]/[.$B$70])" office:value-type="float" office:value="6553.6" calcext:value-type="float">
            <text:p>6553,6</text:p>
          </table:table-cell>
          <table:table-cell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[.F79]/([.$G$72]/[.$B$70])" office:value-type="float" office:value="4404.0192" calcext:value-type="float">
            <text:p>4404,02</text:p>
          </table:table-cell>
          <table:table-cell table:formula="of:=[.G79]-[.G80]" office:value-type="float" office:value="2202.0096" calcext:value-type="float">
            <text:p>2202,01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[.F80]/([.$G$72]/[.$B$70])" office:value-type="float" office:value="2202.0096" calcext:value-type="float">
            <text:p>2202,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[.F81]/([.$G$72]/[.$B$70])" office:value-type="float" office:value="1310.72" calcext:value-type="float">
            <text:p>1310,72</text:p>
          </table:table-cell>
          <table:table-cell table:formula="of:=[.G81]-[.G82]" office:value-type="float" office:value="1048.576" calcext:value-type="float">
            <text:p>1048,5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F82]/([.$G$72]/[.$B$70])" office:value-type="float" office:value="262.144" calcext:value-type="float">
            <text:p>262,14</text:p>
          </table:table-cell>
          <table:table-cell/>
        </table:table-row>
      </table:table>
      <table:table table:name="vbat" table:style-name="ta1">
        <table:table-column table:style-name="co2" table:default-cell-style-name="Default"/>
        <table:table-column table:style-name="co2" table:default-cell-style-name="ce15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cells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A2]+[.$C$1])/[.$D$1])" office:value-type="float" office:value="1" calcext:value-type="float">
            <text:p>1</text:p>
          </table:table-cell>
          <table:table-cell table:formula="of:=[.A2]/10" office:value-type="float" office:value="1" calcext:value-type="float">
            <text:p>1,0</text:p>
          </table:table-cell>
          <table:table-cell table:formula="of:=[.C2]/MAX([.B2];1)" office:value-type="float" office:value="1" calcext:value-type="float">
            <text:p>1,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A3]+[.$C$1])/[.$D$1])" office:value-type="float" office:value="1" calcext:value-type="float">
            <text:p>1</text:p>
          </table:table-cell>
          <table:table-cell table:formula="of:=[.A3]/10" office:value-type="float" office:value="1.5" calcext:value-type="float">
            <text:p>1,5</text:p>
          </table:table-cell>
          <table:table-cell table:formula="of:=[.C3]/MAX([.B3];1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A4]+[.$C$1])/[.$D$1])" office:value-type="float" office:value="1" calcext:value-type="float">
            <text:p>1</text:p>
          </table:table-cell>
          <table:table-cell table:formula="of:=[.A4]/10" office:value-type="float" office:value="2" calcext:value-type="float">
            <text:p>2,0</text:p>
          </table:table-cell>
          <table:table-cell table:formula="of:=[.C4]/MAX([.B4];1)" office:value-type="float" office:value="2" calcext:value-type="float">
            <text:p>2,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A5]+[.$C$1])/[.$D$1])" office:value-type="float" office:value="1" calcext:value-type="float">
            <text:p>1</text:p>
          </table:table-cell>
          <table:table-cell table:formula="of:=[.A5]/10" office:value-type="float" office:value="2.5" calcext:value-type="float">
            <text:p>2,5</text:p>
          </table:table-cell>
          <table:table-cell table:formula="of:=[.C5]/MAX([.B5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A6]+[.$C$1])/[.$D$1])" office:value-type="float" office:value="1" calcext:value-type="float">
            <text:p>1</text:p>
          </table:table-cell>
          <table:table-cell table:formula="of:=[.A6]/10" office:value-type="float" office:value="2.6" calcext:value-type="float">
            <text:p>2,6</text:p>
          </table:table-cell>
          <table:table-cell table:formula="of:=[.C6]/MAX([.B6];1)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A7]+[.$C$1])/[.$D$1])" office:value-type="float" office:value="1" calcext:value-type="float">
            <text:p>1</text:p>
          </table:table-cell>
          <table:table-cell table:formula="of:=[.A7]/10" office:value-type="float" office:value="2.7" calcext:value-type="float">
            <text:p>2,7</text:p>
          </table:table-cell>
          <table:table-cell table:formula="of:=[.C7]/MAX([.B7];1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A8]+[.$C$1])/[.$D$1])" office:value-type="float" office:value="1" calcext:value-type="float">
            <text:p>1</text:p>
          </table:table-cell>
          <table:table-cell table:formula="of:=[.A8]/10" office:value-type="float" office:value="2.8" calcext:value-type="float">
            <text:p>2,8</text:p>
          </table:table-cell>
          <table:table-cell table:formula="of:=[.C8]/MAX([.B8];1)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A9]+[.$C$1])/[.$D$1])" office:value-type="float" office:value="1" calcext:value-type="float">
            <text:p>1</text:p>
          </table:table-cell>
          <table:table-cell table:formula="of:=[.A9]/10" office:value-type="float" office:value="3" calcext:value-type="float">
            <text:p>3,0</text:p>
          </table:table-cell>
          <table:table-cell table:formula="of:=[.C9]/MAX([.B9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A10]+[.$C$1])/[.$D$1])" office:value-type="float" office:value="1" calcext:value-type="float">
            <text:p>1</text:p>
          </table:table-cell>
          <table:table-cell table:formula="of:=[.A10]/10" office:value-type="float" office:value="3.1" calcext:value-type="float">
            <text:p>3,1</text:p>
          </table:table-cell>
          <table:table-cell table:formula="of:=[.C10]/MAX([.B10];1)"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A11]+[.$C$1])/[.$D$1])" office:value-type="float" office:value="1" calcext:value-type="float">
            <text:p>1</text:p>
          </table:table-cell>
          <table:table-cell table:formula="of:=[.A11]/10" office:value-type="float" office:value="3.2" calcext:value-type="float">
            <text:p>3,2</text:p>
          </table:table-cell>
          <table:table-cell table:formula="of:=[.C11]/MAX([.B11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A12]+[.$C$1])/[.$D$1])" office:value-type="float" office:value="1" calcext:value-type="float">
            <text:p>1</text:p>
          </table:table-cell>
          <table:table-cell table:formula="of:=[.A12]/10" office:value-type="float" office:value="3.3" calcext:value-type="float">
            <text:p>3,3</text:p>
          </table:table-cell>
          <table:table-cell table:formula="of:=[.C12]/MAX([.B12];1)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A13]+[.$C$1])/[.$D$1])" office:value-type="float" office:value="1" calcext:value-type="float">
            <text:p>1</text:p>
          </table:table-cell>
          <table:table-cell table:formula="of:=[.A13]/10" office:value-type="float" office:value="3.4" calcext:value-type="float">
            <text:p>3,4</text:p>
          </table:table-cell>
          <table:table-cell table:formula="of:=[.C13]/MAX([.B1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A14]+[.$C$1])/[.$D$1])" office:value-type="float" office:value="1" calcext:value-type="float">
            <text:p>1</text:p>
          </table:table-cell>
          <table:table-cell table:formula="of:=[.A14]/10" office:value-type="float" office:value="3.5" calcext:value-type="float">
            <text:p>3,5</text:p>
          </table:table-cell>
          <table:table-cell table:formula="of:=[.C14]/MAX([.B14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A15]+[.$C$1])/[.$D$1])" office:value-type="float" office:value="1" calcext:value-type="float">
            <text:p>1</text:p>
          </table:table-cell>
          <table:table-cell table:formula="of:=[.A15]/10" office:value-type="float" office:value="3.6" calcext:value-type="float">
            <text:p>3,6</text:p>
          </table:table-cell>
          <table:table-cell table:formula="of:=[.C15]/MAX([.B15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A16]+[.$C$1])/[.$D$1])" office:value-type="float" office:value="1" calcext:value-type="float">
            <text:p>1</text:p>
          </table:table-cell>
          <table:table-cell table:formula="of:=[.A16]/10" office:value-type="float" office:value="3.7" calcext:value-type="float">
            <text:p>3,7</text:p>
          </table:table-cell>
          <table:table-cell table:formula="of:=[.C16]/MAX([.B16];1)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A17]+[.$C$1])/[.$D$1])" office:value-type="float" office:value="1" calcext:value-type="float">
            <text:p>1</text:p>
          </table:table-cell>
          <table:table-cell table:formula="of:=[.A17]/10" office:value-type="float" office:value="3.8" calcext:value-type="float">
            <text:p>3,8</text:p>
          </table:table-cell>
          <table:table-cell table:formula="of:=[.C17]/MAX([.B17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A18]+[.$C$1])/[.$D$1])" office:value-type="float" office:value="1" calcext:value-type="float">
            <text:p>1</text:p>
          </table:table-cell>
          <table:table-cell table:formula="of:=[.A18]/10" office:value-type="float" office:value="3.9" calcext:value-type="float">
            <text:p>3,9</text:p>
          </table:table-cell>
          <table:table-cell table:formula="of:=[.C18]/MAX([.B18];1)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A19]+[.$C$1])/[.$D$1])" office:value-type="float" office:value="1" calcext:value-type="float">
            <text:p>1</text:p>
          </table:table-cell>
          <table:table-cell table:formula="of:=[.A19]/10" office:value-type="float" office:value="4" calcext:value-type="float">
            <text:p>4,0</text:p>
          </table:table-cell>
          <table:table-cell table:formula="of:=[.C19]/MAX([.B1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A20]+[.$C$1])/[.$D$1])" office:value-type="float" office:value="1" calcext:value-type="float">
            <text:p>1</text:p>
          </table:table-cell>
          <table:table-cell table:formula="of:=[.A20]/10" office:value-type="float" office:value="4.1" calcext:value-type="float">
            <text:p>4,1</text:p>
          </table:table-cell>
          <table:table-cell table:formula="of:=[.C20]/MAX([.B20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A21]+[.$C$1])/[.$D$1])" office:value-type="float" office:value="1" calcext:value-type="float">
            <text:p>1</text:p>
          </table:table-cell>
          <table:table-cell table:formula="of:=[.A21]/10" office:value-type="float" office:value="4.2" calcext:value-type="float">
            <text:p>4,2</text:p>
          </table:table-cell>
          <table:table-cell table:formula="of:=[.C21]/MAX([.B21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A22]+[.$C$1])/[.$D$1])" office:value-type="float" office:value="1" calcext:value-type="float">
            <text:p>1</text:p>
          </table:table-cell>
          <table:table-cell table:formula="of:=[.A22]/10" office:value-type="float" office:value="4.3" calcext:value-type="float">
            <text:p>4,3</text:p>
          </table:table-cell>
          <table:table-cell table:formula="of:=[.C22]/MAX([.B22];1)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A23]+[.$C$1])/[.$D$1])" office:value-type="float" office:value="2" calcext:value-type="float">
            <text:p>2</text:p>
          </table:table-cell>
          <table:table-cell table:formula="of:=[.A23]/10" office:value-type="float" office:value="4.4" calcext:value-type="float">
            <text:p>4,4</text:p>
          </table:table-cell>
          <table:table-cell table:formula="of:=[.C23]/MAX([.B23];1)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A24]+[.$C$1])/[.$D$1])" office:value-type="float" office:value="2" calcext:value-type="float">
            <text:p>2</text:p>
          </table:table-cell>
          <table:table-cell table:formula="of:=[.A24]/10" office:value-type="float" office:value="4.5" calcext:value-type="float">
            <text:p>4,5</text:p>
          </table:table-cell>
          <table:table-cell table:formula="of:=[.C24]/MAX([.B24];1)" office:value-type="float" office:value="2.25" calcext:value-type="float">
            <text:p>2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A25]+[.$C$1])/[.$D$1])" office:value-type="float" office:value="2" calcext:value-type="float">
            <text:p>2</text:p>
          </table:table-cell>
          <table:table-cell table:formula="of:=[.A25]/10" office:value-type="float" office:value="4.6" calcext:value-type="float">
            <text:p>4,6</text:p>
          </table:table-cell>
          <table:table-cell table:formula="of:=[.C25]/MAX([.B25];1)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A26]+[.$C$1])/[.$D$1])" office:value-type="float" office:value="2" calcext:value-type="float">
            <text:p>2</text:p>
          </table:table-cell>
          <table:table-cell table:formula="of:=[.A26]/10" office:value-type="float" office:value="5" calcext:value-type="float">
            <text:p>5,0</text:p>
          </table:table-cell>
          <table:table-cell table:formula="of:=[.C26]/MAX([.B26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A27]+[.$C$1])/[.$D$1])" office:value-type="float" office:value="2" calcext:value-type="float">
            <text:p>2</text:p>
          </table:table-cell>
          <table:table-cell table:formula="of:=[.A27]/10" office:value-type="float" office:value="6" calcext:value-type="float">
            <text:p>6,0</text:p>
          </table:table-cell>
          <table:table-cell table:formula="of:=[.C27]/MAX([.B27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A28]+[.$C$1])/[.$D$1])" office:value-type="float" office:value="2" calcext:value-type="float">
            <text:p>2</text:p>
          </table:table-cell>
          <table:table-cell table:formula="of:=[.A28]/10" office:value-type="float" office:value="7" calcext:value-type="float">
            <text:p>7,0</text:p>
          </table:table-cell>
          <table:table-cell table:formula="of:=[.C28]/MAX([.B2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A29]+[.$C$1])/[.$D$1])" office:value-type="float" office:value="2" calcext:value-type="float">
            <text:p>2</text:p>
          </table:table-cell>
          <table:table-cell table:formula="of:=[.A29]/10" office:value-type="float" office:value="8" calcext:value-type="float">
            <text:p>8,0</text:p>
          </table:table-cell>
          <table:table-cell table:formula="of:=[.C29]/MAX([.B2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A30]+[.$C$1])/[.$D$1])" office:value-type="float" office:value="3" calcext:value-type="float">
            <text:p>3</text:p>
          </table:table-cell>
          <table:table-cell table:formula="of:=[.A30]/10" office:value-type="float" office:value="9" calcext:value-type="float">
            <text:p>9,0</text:p>
          </table:table-cell>
          <table:table-cell table:formula="of:=[.C30]/MAX([.B30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A31]+[.$C$1])/[.$D$1])" office:value-type="float" office:value="3" calcext:value-type="float">
            <text:p>3</text:p>
          </table:table-cell>
          <table:table-cell table:formula="of:=[.A31]/10" office:value-type="float" office:value="10" calcext:value-type="float">
            <text:p>10,0</text:p>
          </table:table-cell>
          <table:table-cell table:formula="of:=[.C31]/MAX([.B31];1)" office:value-type="float" office:value="3.33333333333333" calcext:value-type="float">
            <text:p>3,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A32]+[.$C$1])/[.$D$1])" office:value-type="float" office:value="3" calcext:value-type="float">
            <text:p>3</text:p>
          </table:table-cell>
          <table:table-cell table:formula="of:=[.A32]/10" office:value-type="float" office:value="11" calcext:value-type="float">
            <text:p>11,0</text:p>
          </table:table-cell>
          <table:table-cell table:formula="of:=[.C32]/MAX([.B32];1)" office:value-type="float" office:value="3.66666666666667" calcext:value-type="float">
            <text:p>3,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A33]+[.$C$1])/[.$D$1])" office:value-type="float" office:value="3" calcext:value-type="float">
            <text:p>3</text:p>
          </table:table-cell>
          <table:table-cell table:formula="of:=[.A33]/10" office:value-type="float" office:value="12" calcext:value-type="float">
            <text:p>12,0</text:p>
          </table:table-cell>
          <table:table-cell table:formula="of:=[.C33]/MAX([.B33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A34]+[.$C$1])/[.$D$1])" office:value-type="float" office:value="3" calcext:value-type="float">
            <text:p>3</text:p>
          </table:table-cell>
          <table:table-cell table:formula="of:=[.A34]/10" office:value-type="float" office:value="12.4" calcext:value-type="float">
            <text:p>12,4</text:p>
          </table:table-cell>
          <table:table-cell table:formula="of:=[.C34]/MAX([.B34];1)" office:value-type="float" office:value="4.13333333333333" calcext:value-type="float">
            <text:p>4,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A35]+[.$C$1])/[.$D$1])" office:value-type="float" office:value="3" calcext:value-type="float">
            <text:p>3</text:p>
          </table:table-cell>
          <table:table-cell table:formula="of:=[.A35]/10" office:value-type="float" office:value="12.6" calcext:value-type="float">
            <text:p>12,6</text:p>
          </table:table-cell>
          <table:table-cell table:formula="of:=[.C35]/MAX([.B35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A36]+[.$C$1])/[.$D$1])" office:value-type="float" office:value="4" calcext:value-type="float">
            <text:p>4</text:p>
          </table:table-cell>
          <table:table-cell table:formula="of:=[.A36]/10" office:value-type="float" office:value="12.8" calcext:value-type="float">
            <text:p>12,8</text:p>
          </table:table-cell>
          <table:table-cell table:formula="of:=[.C36]/MAX([.B36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A37]+[.$C$1])/[.$D$1])" office:value-type="float" office:value="4" calcext:value-type="float">
            <text:p>4</text:p>
          </table:table-cell>
          <table:table-cell table:formula="of:=[.A37]/10" office:value-type="float" office:value="13" calcext:value-type="float">
            <text:p>13,0</text:p>
          </table:table-cell>
          <table:table-cell table:formula="of:=[.C37]/MAX([.B37];1)" office:value-type="float" office:value="3.25" calcext:value-type="float">
            <text:p>3,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A38]+[.$C$1])/[.$D$1])" office:value-type="float" office:value="4" calcext:value-type="float">
            <text:p>4</text:p>
          </table:table-cell>
          <table:table-cell table:formula="of:=[.A38]/10" office:value-type="float" office:value="14" calcext:value-type="float">
            <text:p>14,0</text:p>
          </table:table-cell>
          <table:table-cell table:formula="of:=[.C38]/MAX([.B3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A39]+[.$C$1])/[.$D$1])" office:value-type="float" office:value="4" calcext:value-type="float">
            <text:p>4</text:p>
          </table:table-cell>
          <table:table-cell table:formula="of:=[.A39]/10" office:value-type="float" office:value="15" calcext:value-type="float">
            <text:p>15,0</text:p>
          </table:table-cell>
          <table:table-cell table:formula="of:=[.C39]/MAX([.B39];1)" office:value-type="float" office:value="3.75" calcext:value-type="float">
            <text:p>3,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A40]+[.$C$1])/[.$D$1])" office:value-type="float" office:value="4" calcext:value-type="float">
            <text:p>4</text:p>
          </table:table-cell>
          <table:table-cell table:formula="of:=[.A40]/10" office:value-type="float" office:value="16" calcext:value-type="float">
            <text:p>16,0</text:p>
          </table:table-cell>
          <table:table-cell table:formula="of:=[.C40]/MAX([.B40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A41]+[.$C$1])/[.$D$1])" office:value-type="float" office:value="4" calcext:value-type="float">
            <text:p>4</text:p>
          </table:table-cell>
          <table:table-cell table:formula="of:=[.A41]/10" office:value-type="float" office:value="16.4" calcext:value-type="float">
            <text:p>16,4</text:p>
          </table:table-cell>
          <table:table-cell table:formula="of:=[.C41]/MAX([.B41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A42]+[.$C$1])/[.$D$1])" office:value-type="float" office:value="4" calcext:value-type="float">
            <text:p>4</text:p>
          </table:table-cell>
          <table:table-cell table:formula="of:=[.A42]/10" office:value-type="float" office:value="16.8" calcext:value-type="float">
            <text:p>16,8</text:p>
          </table:table-cell>
          <table:table-cell table:formula="of:=[.C42]/MAX([.B42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A43]+[.$C$1])/[.$D$1])" office:value-type="float" office:value="5" calcext:value-type="float">
            <text:p>5</text:p>
          </table:table-cell>
          <table:table-cell table:formula="of:=[.A43]/10" office:value-type="float" office:value="17" calcext:value-type="float">
            <text:p>17,0</text:p>
          </table:table-cell>
          <table:table-cell table:formula="of:=[.C43]/MAX([.B4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A44]+[.$C$1])/[.$D$1])" office:value-type="float" office:value="5" calcext:value-type="float">
            <text:p>5</text:p>
          </table:table-cell>
          <table:table-cell table:formula="of:=[.A44]/10" office:value-type="float" office:value="18" calcext:value-type="float">
            <text:p>18,0</text:p>
          </table:table-cell>
          <table:table-cell table:formula="of:=[.C44]/MAX([.B44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A45]+[.$C$1])/[.$D$1])" office:value-type="float" office:value="5" calcext:value-type="float">
            <text:p>5</text:p>
          </table:table-cell>
          <table:table-cell table:formula="of:=[.A45]/10" office:value-type="float" office:value="19" calcext:value-type="float">
            <text:p>19,0</text:p>
          </table:table-cell>
          <table:table-cell table:formula="of:=[.C45]/MAX([.B45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A46]+[.$C$1])/[.$D$1])" office:value-type="float" office:value="5" calcext:value-type="float">
            <text:p>5</text:p>
          </table:table-cell>
          <table:table-cell table:formula="of:=[.A46]/10" office:value-type="float" office:value="20" calcext:value-type="float">
            <text:p>20,0</text:p>
          </table:table-cell>
          <table:table-cell table:formula="of:=[.C46]/MAX([.B46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A47]+[.$C$1])/[.$D$1])" office:value-type="float" office:value="5" calcext:value-type="float">
            <text:p>5</text:p>
          </table:table-cell>
          <table:table-cell table:formula="of:=[.A47]/10" office:value-type="float" office:value="21" calcext:value-type="float">
            <text:p>21,0</text:p>
          </table:table-cell>
          <table:table-cell table:formula="of:=[.C47]/MAX([.B47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A48]+[.$C$1])/[.$D$1])" office:value-type="float" office:value="6" calcext:value-type="float">
            <text:p>6</text:p>
          </table:table-cell>
          <table:table-cell table:formula="of:=[.A48]/10" office:value-type="float" office:value="22" calcext:value-type="float">
            <text:p>22,0</text:p>
          </table:table-cell>
          <table:table-cell table:formula="of:=[.C48]/MAX([.B48];1)" office:value-type="float" office:value="3.66666666666667" calcext:value-type="float">
            <text:p>3,7</text:p>
          </table:table-cell>
        </table:table-row>
        <calcext:conditional-formats>
          <calcext:conditional-format calcext:target-range-address="vbat.B2:vbat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i2c" table:style-name="ta1">
        <table:table-column table:style-name="co2" table:default-cell-style-name="ce1"/>
        <table:table-column table:style-name="co2" table:number-columns-repeated="9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freq [Mhz]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speed [kHz]</text:p>
          </table:table-cell>
          <table:table-cell office:value-type="string" calcext:value-type="string">
            <text:p>interval [us]</text:p>
          </table:table-cell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ce9" table:formula="of:=1000000/([.A3]*1000)" office:value-type="float" office:value="10" calcext:value-type="float">
            <text:p>10,00</text:p>
          </table:table-cell>
          <table:table-cell table:style-name="ce9" table:formula="of:=[.B3]*[.$B$1]/2" office:value-type="float" office:value="800" calcext:value-type="float">
            <text:p>800,00</text:p>
          </table:table-cell>
          <table:table-cell table:style-name="ce9" table:formula="of:=[.C3]-20" office:value-type="float" office:value="780" calcext:value-type="float">
            <text:p>780,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table:style-name="ce9" table:formula="of:=1000000/([.A4]*1000)" office:value-type="float" office:value="5" calcext:value-type="float">
            <text:p>5,00</text:p>
          </table:table-cell>
          <table:table-cell table:style-name="ce9" table:formula="of:=[.B4]*[.$B$1]/2" office:value-type="float" office:value="400" calcext:value-type="float">
            <text:p>400,00</text:p>
          </table:table-cell>
          <table:table-cell table:style-name="ce9" table:formula="of:=[.C4]-20" office:value-type="float" office:value="380" calcext:value-type="float">
            <text:p>380,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400" calcext:value-type="float">
            <text:p>400</text:p>
          </table:table-cell>
          <table:table-cell table:style-name="ce9" table:formula="of:=1000000/([.A5]*1000)" office:value-type="float" office:value="2.5" calcext:value-type="float">
            <text:p>2,50</text:p>
          </table:table-cell>
          <table:table-cell table:style-name="ce9" table:formula="of:=[.B5]*[.$B$1]/2" office:value-type="float" office:value="200" calcext:value-type="float">
            <text:p>200,00</text:p>
          </table:table-cell>
          <table:table-cell table:style-name="ce9" table:formula="of:=[.C5]-20" office:value-type="float" office:value="180" calcext:value-type="float">
            <text:p>180,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 table:style-name="ce9" table:formula="of:=1000000/([.A6]*1000)" office:value-type="float" office:value="1.66666666666667" calcext:value-type="float">
            <text:p>1,67</text:p>
          </table:table-cell>
          <table:table-cell table:style-name="ce9" table:formula="of:=[.B6]*[.$B$1]/2" office:value-type="float" office:value="133.333333333333" calcext:value-type="float">
            <text:p>133,33</text:p>
          </table:table-cell>
          <table:table-cell table:style-name="ce9" table:formula="of:=[.C6]-20" office:value-type="float" office:value="113.333333333333" calcext:value-type="float">
            <text:p>113,33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ce9" table:formula="of:=1000000/([.A7]*1000)" office:value-type="float" office:value="1" calcext:value-type="float">
            <text:p>1,00</text:p>
          </table:table-cell>
          <table:table-cell table:style-name="ce9" table:formula="of:=[.B7]*[.$B$1]/2" office:value-type="float" office:value="80" calcext:value-type="float">
            <text:p>80,00</text:p>
          </table:table-cell>
          <table:table-cell table:style-name="ce9" table:formula="of:=[.C7]-20" office:value-type="float" office:value="60" calcext:value-type="float">
            <text:p>60,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9"/>
          <table:table-cell table:style-name="ce5"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  <table:table-cell table:style-name="ce5" office:value-type="string" calcext:value-type="string">
            <text:p>B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2" calcext:value-type="float">
            <text:p>292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33" table:formula="of:=[.$G$14]*1000/[.F15]/2/8-10" office:value-type="float" office:value="290" calcext:value-type="float">
            <text:p>290</text:p>
          </table:table-cell>
          <table:table-cell table:style-name="ce33" table:formula="of:=[.$H$14]*1000/[.F15]/2/8-30" office:value-type="float" office:value="170" calcext:value-type="float">
            <text:p>170</text:p>
          </table:table-cell>
          <table:table-cell table:style-name="ce33" table:formula="of:=[.$I$14]*1000/[.F15]/2/8-30" office:value-type="float" office:value="70" calcext:value-type="float">
            <text:p>70</text:p>
          </table:table-cell>
          <table:table-cell table:style-name="ce33"/>
          <table:table-cell office:value-type="float" office:value="50" calcext:value-type="float">
            <text:p>50</text:p>
          </table:table-cell>
          <table:table-cell table:style-name="ce3" table:formula="of:=[.$L$14]/[.K15]*[.$L$11]+[.$L$12]" office:value-type="float" office:value="292.4" calcext:value-type="float">
            <text:p>292,4</text:p>
          </table:table-cell>
          <table:table-cell table:style-name="ce3" table:formula="of:=[.$M$14]/[.K15]*[.$M$11]+[.$M$12]" office:value-type="float" office:value="67.4" calcext:value-type="float">
            <text:p>67,4</text:p>
          </table:table-cell>
          <table:table-cell table:style-name="ce3" table:formula="of:=[.$N$14]/[.K15]*[.$N$11]+[.$N$12]" office:value-type="float" office:value="40.8" calcext:value-type="float">
            <text:p>40,8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3" table:formula="of:=[.L15]-[.B15]" office:value-type="float" office:value="0.399999999999977" calcext:value-type="float">
            <text:p>0,4</text:p>
          </table:table-cell>
          <table:table-cell table:style-name="ce3" table:formula="of:=[.M15]-[.C15]" office:value-type="float" office:value="3.40000000000001" calcext:value-type="float">
            <text:p>3,4</text:p>
          </table:table-cell>
          <table:table-cell table:style-name="ce3" table:formula="of:=[.N15]-[.D15]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3" table:formula="of:=[.$G$14]*1000/[.F16]/2/8-10" office:value-type="float" office:value="140" calcext:value-type="float">
            <text:p>140</text:p>
          </table:table-cell>
          <table:table-cell table:style-name="ce33" table:formula="of:=[.$H$14]*1000/[.F16]/2/8-30" office:value-type="float" office:value="70" calcext:value-type="float">
            <text:p>70</text:p>
          </table:table-cell>
          <table:table-cell table:style-name="ce33" table:formula="of:=[.$I$14]*1000/[.F16]/2/8-30" office:value-type="float" office:value="20" calcext:value-type="float">
            <text:p>20</text:p>
          </table:table-cell>
          <table:table-cell table:style-name="ce33"/>
          <table:table-cell office:value-type="float" office:value="100" calcext:value-type="float">
            <text:p>100</text:p>
          </table:table-cell>
          <table:table-cell table:style-name="ce3" table:formula="of:=[.$L$14]/[.K16]*[.$L$11]+[.$L$12]" office:value-type="float" office:value="141.2" calcext:value-type="float">
            <text:p>141,2</text:p>
          </table:table-cell>
          <table:table-cell table:style-name="ce3" table:formula="of:=[.$M$14]/[.K16]*[.$M$11]+[.$M$12]" office:value-type="float" office:value="32.2" calcext:value-type="float">
            <text:p>32,2</text:p>
          </table:table-cell>
          <table:table-cell table:style-name="ce3" table:formula="of:=[.$N$14]/[.K16]*[.$N$11]+[.$N$12]" office:value-type="float" office:value="18.4" calcext:value-type="float">
            <text:p>18,4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table:formula="of:=[.L16]-[.B16]" office:value-type="float" office:value="1.19999999999999" calcext:value-type="float">
            <text:p>1,2</text:p>
          </table:table-cell>
          <table:table-cell table:style-name="ce3" table:formula="of:=[.M16]-[.C16]" office:value-type="float" office:value="0.200000000000003" calcext:value-type="float">
            <text:p>0,2</text:p>
          </table:table-cell>
          <table:table-cell table:style-name="ce3" table:formula="of:=[.N16]-[.D16]" office:value-type="float" office:value="-0.599999999999998" calcext:value-type="float">
            <text:p>-0,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1" office:value-type="float" office:value="150" calcext:value-type="float">
            <text:p>150</text:p>
          </table:table-cell>
          <table:table-cell table:style-name="ce33" table:formula="of:=[.$G$14]*1000/[.F17]/2/8-10" office:value-type="float" office:value="90" calcext:value-type="float">
            <text:p>90</text:p>
          </table:table-cell>
          <table:table-cell table:style-name="ce33" table:formula="of:=[.$H$14]*1000/[.F17]/2/8-30" office:value-type="float" office:value="36.6666666666667" calcext:value-type="float">
            <text:p>37</text:p>
          </table:table-cell>
          <table:table-cell table:style-name="ce33" table:formula="of:=[.$I$14]*1000/[.F17]/2/8-30" office:value-type="float" office:value="3.33333333333334" calcext:value-type="float">
            <text:p>3</text:p>
          </table:table-cell>
          <table:table-cell table:style-name="ce33"/>
          <table:table-cell office:value-type="float" office:value="150" calcext:value-type="float">
            <text:p>150</text:p>
          </table:table-cell>
          <table:table-cell table:style-name="ce3" table:formula="of:=[.$L$14]/[.K17]*[.$L$11]+[.$L$12]" office:value-type="float" office:value="90.8" calcext:value-type="float">
            <text:p>90,8</text:p>
          </table:table-cell>
          <table:table-cell table:style-name="ce3" table:formula="of:=[.$M$14]/[.K17]*[.$M$11]+[.$M$12]" office:value-type="float" office:value="20.4666666666667" calcext:value-type="float">
            <text:p>20,5</text:p>
          </table:table-cell>
          <table:table-cell table:style-name="ce3" table:formula="of:=[.$N$14]/[.K17]*[.$N$11]+[.$N$12]" office:value-type="float" office:value="10.9333333333333" calcext:value-type="float">
            <text:p>10,9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 table:style-name="ce3" table:formula="of:=[.L17]-[.B17]" office:value-type="float" office:value="0.800000000000011" calcext:value-type="float">
            <text:p>0,8</text:p>
          </table:table-cell>
          <table:table-cell table:style-name="ce3"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33" table:formula="of:=[.$G$14]*1000/[.F18]/2/8-10" office:value-type="float" office:value="65" calcext:value-type="float">
            <text:p>65</text:p>
          </table:table-cell>
          <table:table-cell table:style-name="ce33" table:formula="of:=[.$H$14]*1000/[.F18]/2/8-30" office:value-type="float" office:value="20" calcext:value-type="float">
            <text:p>20</text:p>
          </table:table-cell>
          <table:table-cell table:style-name="ce33" table:formula="of:=[.$I$14]*1000/[.F18]/2/8-30" office:value-type="float" office:value="-5" calcext:value-type="float">
            <text:p>-5</text:p>
          </table:table-cell>
          <table:table-cell table:style-name="ce33"/>
          <table:table-cell office:value-type="float" office:value="200" calcext:value-type="float">
            <text:p>200</text:p>
          </table:table-cell>
          <table:table-cell table:style-name="ce3" table:formula="of:=[.$L$14]/[.K18]*[.$L$11]+[.$L$12]" office:value-type="float" office:value="65.6" calcext:value-type="float">
            <text:p>65,6</text:p>
          </table:table-cell>
          <table:table-cell table:style-name="ce3" table:formula="of:=[.$M$14]/[.K18]*[.$M$11]+[.$M$12]" office:value-type="float" office:value="14.6" calcext:value-type="float">
            <text:p>14,6</text:p>
          </table:table-cell>
          <table:table-cell table:style-name="ce3" table:formula="of:=[.$N$14]/[.K18]*[.$N$11]+[.$N$12]" office:value-type="float" office:value="7.2" calcext:value-type="float">
            <text:p>7,2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3" table:formula="of:=[.L18]-[.B18]" office:value-type="float" office:value="0.599999999999994" calcext:value-type="float">
            <text:p>0,6</text:p>
          </table:table-cell>
          <table:table-cell table:style-name="ce3" table:formula="of:=[.M18]-[.C18]" office:value-type="float" office:value="0.600000000000001" calcext:value-type="float">
            <text:p>0,6</text:p>
          </table:table-cell>
          <table:table-cell table:style-name="ce3" table:formula="of:=[.N18]-[.D18]" office:value-type="float" office:value="-0.799999999999999" calcext:value-type="float">
            <text:p>-0,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1" office:value-type="float" office:value="250" calcext:value-type="float">
            <text:p>250</text:p>
          </table:table-cell>
          <table:table-cell table:style-name="ce33" table:formula="of:=[.$G$14]*1000/[.F19]/2/8-10" office:value-type="float" office:value="50" calcext:value-type="float">
            <text:p>50</text:p>
          </table:table-cell>
          <table:table-cell table:style-name="ce33" table:formula="of:=[.$H$14]*1000/[.F19]/2/8-30" office:value-type="float" office:value="10" calcext:value-type="float">
            <text:p>10</text:p>
          </table:table-cell>
          <table:table-cell table:style-name="ce33" table:formula="of:=[.$I$14]*1000/[.F19]/2/8-30" office:value-type="float" office:value="-10" calcext:value-type="float">
            <text:p>-10</text:p>
          </table:table-cell>
          <table:table-cell table:style-name="ce33"/>
          <table:table-cell office:value-type="float" office:value="250" calcext:value-type="float">
            <text:p>250</text:p>
          </table:table-cell>
          <table:table-cell table:style-name="ce3" table:formula="of:=[.$L$14]/[.K19]*[.$L$11]+[.$L$12]" office:value-type="float" office:value="50.48" calcext:value-type="float">
            <text:p>50,5</text:p>
          </table:table-cell>
          <table:table-cell table:style-name="ce3" table:formula="of:=[.$M$14]/[.K19]*[.$M$11]+[.$M$12]" office:value-type="float" office:value="11.08" calcext:value-type="float">
            <text:p>11,1</text:p>
          </table:table-cell>
          <table:table-cell table:style-name="ce3" table:formula="of:=[.$N$14]/[.K19]*[.$N$11]+[.$N$12]" office:value-type="float" office:value="4.96" calcext:value-type="float">
            <text:p>5,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style-name="ce3" table:formula="of:=[.L19]-[.B19]" office:value-type="float" office:value="0.479999999999997" calcext:value-type="float">
            <text:p>0,5</text:p>
          </table:table-cell>
          <table:table-cell table:style-name="ce3"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table:style-name="ce33" table:formula="of:=[.$G$14]*1000/[.F20]/2/8-10" office:value-type="float" office:value="40" calcext:value-type="float">
            <text:p>40</text:p>
          </table:table-cell>
          <table:table-cell table:style-name="ce33" table:formula="of:=[.$H$14]*1000/[.F20]/2/8-30" office:value-type="float" office:value="3.33333333333334" calcext:value-type="float">
            <text:p>3</text:p>
          </table:table-cell>
          <table:table-cell table:style-name="ce33" table:formula="of:=[.$I$14]*1000/[.F20]/2/8-30" office:value-type="float" office:value="-13.3333333333333" calcext:value-type="float">
            <text:p>-13</text:p>
          </table:table-cell>
          <table:table-cell table:style-name="ce33"/>
          <table:table-cell office:value-type="float" office:value="300" calcext:value-type="float">
            <text:p>300</text:p>
          </table:table-cell>
          <table:table-cell table:style-name="ce3" table:formula="of:=[.$L$14]/[.K20]*[.$L$11]+[.$L$12]" office:value-type="float" office:value="40.4" calcext:value-type="float">
            <text:p>40,4</text:p>
          </table:table-cell>
          <table:table-cell table:style-name="ce3" table:formula="of:=[.$M$14]/[.K20]*[.$M$11]+[.$M$12]" office:value-type="float" office:value="8.73333333333333" calcext:value-type="float">
            <text:p>8,7</text:p>
          </table:table-cell>
          <table:table-cell table:style-name="ce3" table:formula="of:=[.$N$14]/[.K20]*[.$N$11]+[.$N$12]" office:value-type="float" office:value="3.46666666666667" calcext:value-type="float">
            <text:p>3,5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table:style-name="ce3" table:formula="of:=[.L20]-[.B20]" office:value-type="float" office:value="1.40000000000001" calcext:value-type="float">
            <text:p>1,4</text:p>
          </table:table-cell>
          <table:table-cell table:style-name="ce3" table:formula="of:=[.M20]-[.C20]" office:value-type="float" office:value="0.733333333333333" calcext:value-type="float">
            <text:p>0,7</text:p>
          </table:table-cell>
          <table:table-cell table:style-name="ce3" table:formula="of:=[.N20]-[.D20]" office:value-type="float" office:value="0.466666666666667" calcext:value-type="float">
            <text:p>0,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style-name="ce33" table:formula="of:=[.$G$14]*1000/[.F21]/2/8-10" office:value-type="float" office:value="27.5" calcext:value-type="float">
            <text:p>28</text:p>
          </table:table-cell>
          <table:table-cell table:style-name="ce33" table:formula="of:=[.$H$14]*1000/[.F21]/2/8-30" office:value-type="float" office:value="-5" calcext:value-type="float">
            <text:p>-5</text:p>
          </table:table-cell>
          <table:table-cell table:style-name="ce33" table:formula="of:=[.$I$14]*1000/[.F21]/2/8-30" office:value-type="float" office:value="-17.5" calcext:value-type="float">
            <text:p>-18</text:p>
          </table:table-cell>
          <table:table-cell table:style-name="ce33"/>
          <table:table-cell office:value-type="float" office:value="400" calcext:value-type="float">
            <text:p>400</text:p>
          </table:table-cell>
          <table:table-cell table:style-name="ce3" table:formula="of:=[.$L$14]/[.K21]*[.$L$11]+[.$L$12]" office:value-type="float" office:value="27.8" calcext:value-type="float">
            <text:p>27,8</text:p>
          </table:table-cell>
          <table:table-cell table:style-name="ce3" table:formula="of:=[.$M$14]/[.K21]*[.$M$11]+[.$M$12]" office:value-type="float" office:value="5.8" calcext:value-type="float">
            <text:p>5,8</text:p>
          </table:table-cell>
          <table:table-cell table:style-name="ce3" table:formula="of:=[.$N$14]/[.K21]*[.$N$11]+[.$N$12]" office:value-type="float" office:value="1.6" calcext:value-type="float">
            <text:p>1,6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style-name="ce3" table:formula="of:=[.L21]-[.B21]" office:value-type="float" office:value="0.799999999999997" calcext:value-type="float">
            <text:p>0,8</text:p>
          </table:table-cell>
          <table:table-cell table:style-name="ce3" table:formula="of:=[.M21]-[.C21]" office:value-type="float" office:value="0.800000000000001" calcext:value-type="float">
            <text:p>0,8</text:p>
          </table:table-cell>
          <table:table-cell table:style-name="ce3" table:formula="of:=[.N21]-[.D21]" office:value-type="float" office:value="0.600000000000001" calcext:value-type="float">
            <text:p>0,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style-name="ce33" table:formula="of:=[.$G$14]*1000/[.F22]/2/8-10" office:value-type="float" office:value="20" calcext:value-type="float">
            <text:p>20</text:p>
          </table:table-cell>
          <table:table-cell table:style-name="ce33" table:formula="of:=[.$H$14]*1000/[.F22]/2/8-30" office:value-type="float" office:value="-10" calcext:value-type="float">
            <text:p>-10</text:p>
          </table:table-cell>
          <table:table-cell table:style-name="ce33" table:formula="of:=[.$I$14]*1000/[.F22]/2/8-30" office:value-type="float" office:value="-20" calcext:value-type="float">
            <text:p>-20</text:p>
          </table:table-cell>
          <table:table-cell table:style-name="ce33"/>
          <table:table-cell office:value-type="float" office:value="500" calcext:value-type="float">
            <text:p>500</text:p>
          </table:table-cell>
          <table:table-cell table:style-name="ce3" table:formula="of:=[.$L$14]/[.K22]*[.$L$11]+[.$L$12]" office:value-type="float" office:value="20.24" calcext:value-type="float">
            <text:p>20,2</text:p>
          </table:table-cell>
          <table:table-cell table:style-name="ce3" table:formula="of:=[.$M$14]/[.K22]*[.$M$11]+[.$M$12]" office:value-type="float" office:value="4.04" calcext:value-type="float">
            <text:p>4,0</text:p>
          </table:table-cell>
          <table:table-cell table:style-name="ce3" table:formula="of:=[.$N$14]/[.K22]*[.$N$11]+[.$N$12]" office:value-type="float" office:value="0.48" calcext:value-type="float">
            <text:p>0,5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style-name="ce3" table:formula="of:=[.L22]-[.B22]" office:value-type="float" office:value="0.239999999999998" calcext:value-type="float">
            <text:p>0,2</text:p>
          </table:table-cell>
          <table:table-cell table:style-name="ce3" table:formula="of:=[.M22]-[.C22]" office:value-type="float" office:value="1.04" calcext:value-type="float">
            <text:p>1,0</text:p>
          </table:table-cell>
          <table:table-cell table:style-name="ce3" table:formula="of:=[.N22]-[.D22]" office:value-type="float" office:value="0.48" calcext:value-type="float">
            <text:p>0,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600" calcext:value-type="float">
            <text:p>600</text:p>
          </table:table-cell>
          <table:table-cell table:style-name="ce33" table:formula="of:=[.$G$14]*1000/[.F23]/2/8-10" office:value-type="float" office:value="15" calcext:value-type="float">
            <text:p>15</text:p>
          </table:table-cell>
          <table:table-cell table:style-name="ce33" table:number-columns-repeated="3"/>
          <table:table-cell office:value-type="float" office:value="600" calcext:value-type="float">
            <text:p>600</text:p>
          </table:table-cell>
          <table:table-cell table:style-name="ce3" table:formula="of:=[.$L$14]/[.K23]*[.$L$11]+[.$L$12]" office:value-type="float" office:value="15.2" calcext:value-type="float">
            <text:p>15,2</text:p>
          </table:table-cell>
          <table:table-cell table:style-name="ce3" table:formula="of:=[.$M$14]/[.K23]*[.$M$11]+[.$M$12]" office:value-type="float" office:value="2.86666666666667" calcext:value-type="float">
            <text:p>2,9</text:p>
          </table:table-cell>
          <table:table-cell table:style-name="ce3" table:formula="of:=[.$N$14]/[.K23]*[.$N$11]+[.$N$12]" office:value-type="float" office:value="-0.266666666666667" calcext:value-type="float">
            <text:p>-0,3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table:style-name="ce3" table:formula="of:=[.L23]-[.B23]" office:value-type="float" office:value="0.200000000000003" calcext:value-type="float">
            <text:p>0,2</text:p>
          </table:table-cell>
          <table:table-cell table:style-name="ce3" table:formula="of:=[.M23]-[.C23]" office:value-type="float" office:value="0.866666666666666" calcext:value-type="float">
            <text:p>0,9</text:p>
          </table:table-cell>
          <table:table-cell table:style-name="ce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1" office:value-type="float" office:value="700" calcext:value-type="float">
            <text:p>700</text:p>
          </table:table-cell>
          <table:table-cell table:style-name="ce33" table:formula="of:=[.$G$14]*1000/[.F24]/2/8-10" office:value-type="float" office:value="11.4285714285714" calcext:value-type="float">
            <text:p>11</text:p>
          </table:table-cell>
          <table:table-cell table:style-name="ce33" table:number-columns-repeated="3"/>
          <table:table-cell office:value-type="float" office:value="700" calcext:value-type="float">
            <text:p>700</text:p>
          </table:table-cell>
          <table:table-cell table:style-name="ce3" table:formula="of:=[.$L$14]/[.K24]*[.$L$11]+[.$L$12]" office:value-type="float" office:value="11.6" calcext:value-type="float">
            <text:p>11,6</text:p>
          </table:table-cell>
          <table:table-cell table:style-name="ce3" table:formula="of:=[.$M$14]/[.K24]*[.$M$11]+[.$M$12]" office:value-type="float" office:value="2.02857142857143" calcext:value-type="float">
            <text:p>2,0</text:p>
          </table:table-cell>
          <table:table-cell table:style-name="ce3" table:formula="of:=[.$N$14]/[.K24]*[.$N$11]+[.$N$12]" office:value-type="float" office:value="-0.8" calcext:value-type="float">
            <text:p>-0,8</text:p>
          </table:table-cell>
          <table:table-cell/>
          <table:table-cell table:style-name="ce1" office:value-type="float" office:value="700" calcext:value-type="float">
            <text:p>700</text:p>
          </table:table-cell>
          <table:table-cell table:style-name="ce3" table:formula="of:=[.L24]-[.B24]" office:value-type="float" office:value="0.600000000000001" calcext:value-type="float">
            <text:p>0,6</text:p>
          </table:table-cell>
          <table:table-cell table:style-name="ce3"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800" calcext:value-type="float">
            <text:p>800</text:p>
          </table:table-cell>
          <table:table-cell table:style-name="ce33" table:formula="of:=[.$G$14]*1000/[.F25]/2/8-10" office:value-type="float" office:value="8.75" calcext:value-type="float">
            <text:p>9</text:p>
          </table:table-cell>
          <table:table-cell table:style-name="ce33" table:number-columns-repeated="3"/>
          <table:table-cell office:value-type="float" office:value="800" calcext:value-type="float">
            <text:p>800</text:p>
          </table:table-cell>
          <table:table-cell table:style-name="ce3" table:formula="of:=[.$L$14]/[.K25]*[.$L$11]+[.$L$12]" office:value-type="float" office:value="8.9" calcext:value-type="float">
            <text:p>8,9</text:p>
          </table:table-cell>
          <table:table-cell table:style-name="ce3" table:formula="of:=[.$M$14]/[.K25]*[.$M$11]+[.$M$12]" office:value-type="float" office:value="1.4" calcext:value-type="float">
            <text:p>1,4</text:p>
          </table:table-cell>
          <table:table-cell table:style-name="ce3" table:formula="of:=[.$N$14]/[.K25]*[.$N$11]+[.$N$12]" office:value-type="float" office:value="-1.2" calcext:value-type="float">
            <text:p>-1,2</text:p>
          </table:table-cell>
          <table:table-cell/>
          <table:table-cell table:style-name="ce1" office:value-type="float" office:value="800" calcext:value-type="float">
            <text:p>800</text:p>
          </table:table-cell>
          <table:table-cell table:style-name="ce3" table:formula="of:=[.L25]-[.B25]" office:value-type="float" office:value="0.899999999999999" calcext:value-type="float">
            <text:p>0,9</text:p>
          </table:table-cell>
          <table:table-cell table:style-name="ce3" table:formula="of:=[.M25]-[.C25]" office:value-type="float" office:value="0.4" calcext:value-type="float">
            <text:p>0,4</text:p>
          </table:table-cell>
          <table:table-cell table:style-name="ce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900" calcext:value-type="float">
            <text:p>900</text:p>
          </table:table-cell>
          <table:table-cell table:style-name="ce33" table:formula="of:=[.$G$14]*1000/[.F26]/2/8-10" office:value-type="float" office:value="6.66666666666667" calcext:value-type="float">
            <text:p>7</text:p>
          </table:table-cell>
          <table:table-cell table:style-name="ce33" table:number-columns-repeated="3"/>
          <table:table-cell office:value-type="float" office:value="900" calcext:value-type="float">
            <text:p>900</text:p>
          </table:table-cell>
          <table:table-cell table:style-name="ce3" table:formula="of:=[.$L$14]/[.K26]*[.$L$11]+[.$L$12]" office:value-type="float" office:value="6.8" calcext:value-type="float">
            <text:p>6,8</text:p>
          </table:table-cell>
          <table:table-cell table:style-name="ce3" table:formula="of:=[.$M$14]/[.K26]*[.$M$11]+[.$M$12]" office:value-type="float" office:value="0.911111111111111" calcext:value-type="float">
            <text:p>0,9</text:p>
          </table:table-cell>
          <table:table-cell table:style-name="ce3" table:formula="of:=[.$N$14]/[.K26]*[.$N$11]+[.$N$12]" office:value-type="float" office:value="-1.51111111111111" calcext:value-type="float">
            <text:p>-1,5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table:style-name="ce3" table:formula="of:=[.L26]-[.B26]" office:value-type="float" office:value="-0.199999999999999" calcext:value-type="float">
            <text:p>-0,2</text:p>
          </table:table-cell>
          <table:table-cell table:style-name="ce3" table:formula="of:=[.M26]-[.C26]" office:value-type="float" office:value="0.911111111111111" calcext:value-type="float">
            <text:p>0,9</text:p>
          </table:table-cell>
          <table:table-cell table:style-name="ce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1000" calcext:value-type="float">
            <text:p>1000</text:p>
          </table:table-cell>
          <table:table-cell table:style-name="ce33" table:formula="of:=[.$G$14]*1000/[.F27]/2/8-10" office:value-type="float" office:value="5" calcext:value-type="float">
            <text:p>5</text:p>
          </table:table-cell>
          <table:table-cell table:style-name="ce33" table:number-columns-repeated="3"/>
          <table:table-cell office:value-type="float" office:value="1000" calcext:value-type="float">
            <text:p>1000</text:p>
          </table:table-cell>
          <table:table-cell table:style-name="ce3" table:formula="of:=[.$L$14]/[.K27]*[.$L$11]+[.$L$12]" office:value-type="float" office:value="5.12" calcext:value-type="float">
            <text:p>5,1</text:p>
          </table:table-cell>
          <table:table-cell table:style-name="ce3" table:formula="of:=[.$M$14]/[.K27]*[.$M$11]+[.$M$12]" office:value-type="float" office:value="0.52" calcext:value-type="float">
            <text:p>0,5</text:p>
          </table:table-cell>
          <table:table-cell table:style-name="ce3" table:formula="of:=[.$N$14]/[.K27]*[.$N$11]+[.$N$12]" office:value-type="float" office:value="-1.76" calcext:value-type="float">
            <text:p>-1,8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3" table:formula="of:=[.L27]-[.B27]" office:value-type="float" office:value="0.119999999999999" calcext:value-type="float">
            <text:p>0,1</text:p>
          </table:table-cell>
          <table:table-cell table:style-name="ce3"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1100" calcext:value-type="float">
            <text:p>1100</text:p>
          </table:table-cell>
          <table:table-cell table:style-name="ce33" table:formula="of:=[.$G$14]*1000/[.F28]/2/8-10" office:value-type="float" office:value="3.63636363636364" calcext:value-type="float">
            <text:p>4</text:p>
          </table:table-cell>
          <table:table-cell table:style-name="ce33" table:number-columns-repeated="3"/>
          <table:table-cell office:value-type="float" office:value="1100" calcext:value-type="float">
            <text:p>1100</text:p>
          </table:table-cell>
          <table:table-cell table:style-name="ce3" table:formula="of:=[.$L$14]/[.K28]*[.$L$11]+[.$L$12]" office:value-type="float" office:value="3.74545454545454" calcext:value-type="float">
            <text:p>3,7</text:p>
          </table:table-cell>
          <table:table-cell table:style-name="ce3" table:formula="of:=[.$M$14]/[.K28]*[.$M$11]+[.$M$12]" office:value-type="float" office:value="0.2" calcext:value-type="float">
            <text:p>0,2</text:p>
          </table:table-cell>
          <table:table-cell table:style-name="ce3" table:formula="of:=[.$N$14]/[.K28]*[.$N$11]+[.$N$12]" office:value-type="float" office:value="-1.96363636363636" calcext:value-type="float">
            <text:p>-2,0</text:p>
          </table:table-cell>
          <table:table-cell/>
          <table:table-cell table:style-name="ce1" office:value-type="float" office:value="1100" calcext:value-type="float">
            <text:p>1100</text:p>
          </table:table-cell>
          <table:table-cell table:style-name="ce3" table:formula="of:=[.L28]-[.B28]" office:value-type="float" office:value="-0.254545454545456" calcext:value-type="float">
            <text:p>-0,3</text:p>
          </table:table-cell>
          <table:table-cell table:style-name="ce3"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1200" calcext:value-type="float">
            <text:p>1200</text:p>
          </table:table-cell>
          <table:table-cell table:style-name="ce33" table:formula="of:=[.$G$14]*1000/[.F29]/2/8-10" office:value-type="float" office:value="2.5" calcext:value-type="float">
            <text:p>3</text:p>
          </table:table-cell>
          <table:table-cell table:style-name="ce33" table:number-columns-repeated="3"/>
          <table:table-cell office:value-type="float" office:value="1200" calcext:value-type="float">
            <text:p>1200</text:p>
          </table:table-cell>
          <table:table-cell table:style-name="ce3" table:formula="of:=[.$L$14]/[.K29]*[.$L$11]+[.$L$12]" office:value-type="float" office:value="2.6" calcext:value-type="float">
            <text:p>2,6</text:p>
          </table:table-cell>
          <table:table-cell table:style-name="ce3" table:formula="of:=[.$M$14]/[.K29]*[.$M$11]+[.$M$12]" office:value-type="float" office:value="-0.0666666666666669" calcext:value-type="float">
            <text:p>-0,1</text:p>
          </table:table-cell>
          <table:table-cell table:style-name="ce3" table:formula="of:=[.$N$14]/[.K29]*[.$N$11]+[.$N$12]" office:value-type="float" office:value="-2.13333333333333" calcext:value-type="float">
            <text:p>-2,1</text:p>
          </table:table-cell>
          <table:table-cell/>
          <table:table-cell table:style-name="ce1" office:value-type="float" office:value="1200" calcext:value-type="float">
            <text:p>1200</text:p>
          </table:table-cell>
          <table:table-cell table:style-name="ce3" table:formula="of:=[.L29]-[.B29]" office:value-type="float" office:value="0.600000000000001" calcext:value-type="float">
            <text:p>0,6</text:p>
          </table:table-cell>
          <table:table-cell table:style-name="ce3" table:number-columns-repeated="2"/>
        </table:table-row>
        <table:table-row table:style-name="ro1" table:number-rows-repeated="2"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ce5"/>
          <table:table-cell table:number-columns-repeated="9"/>
          <table:table-cell table:style-name="ce5"/>
          <table:table-cell table:style-name="ce1" table:number-columns-repeated="3"/>
          <table:table-cell table:number-columns-repeated="5"/>
        </table:table-row>
        <table:table-row table:style-name="ro1" table:number-rows-repeated="1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dshot" table:style-name="ta1">
        <table:table-column table:style-name="co14" table:default-cell-style-name="Default"/>
        <table:table-column table:style-name="co2" table:number-columns-repeated="2" table:default-cell-style-name="ce31"/>
        <table:table-column table:style-name="co2" table:number-columns-repeated="4" table:default-cell-style-name="ce11"/>
        <table:table-row table:style-name="ro1">
          <table:table-cell/>
          <table:table-cell table:style-name="Default" office:value-type="string" calcext:value-type="string">
            <text:p>https://dmrlawson.co.uk/index.php/2017/12/04/dshot-in-the-dark/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0:37%, 1:75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4]/[.D6]" office:value-type="float" office:value="0.374251497005988" calcext:value-type="float">
            <text:p>0,37</text:p>
          </table:table-cell>
          <table:table-cell office:value-type="float" office:value="2500" calcext:value-type="float">
            <text:p>2500</text:p>
          </table:table-cell>
          <table:table-cell table:formula="of:=[.D4]/2" office:value-type="float" office:value="1250" calcext:value-type="float">
            <text:p>1250</text:p>
          </table:table-cell>
          <table:table-cell table:formula="of:=[.E4]/2" office:value-type="float" office:value="625" calcext:value-type="float">
            <text:p>625</text:p>
          </table:table-cell>
          <table:table-cell table:formula="of:=[.F4]/2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office:value-type="float" office:value="4180" calcext:value-type="float">
            <text:p>4180</text:p>
          </table:table-cell>
          <table:table-cell table:formula="of:=[.D5]/2" office:value-type="float" office:value="2090" calcext:value-type="float">
            <text:p>2090</text:p>
          </table:table-cell>
          <table:table-cell table:formula="of:=[.E5]/2" office:value-type="float" office:value="1045" calcext:value-type="float">
            <text:p>1045</text:p>
          </table:table-cell>
          <table:table-cell table:formula="of:=[.F5]/2" office:value-type="float" office:value="522.5" calcext:value-type="float">
            <text:p>522,5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4]+[.D5]" office:value-type="float" office:value="6680" calcext:value-type="float">
            <text:p>6680</text:p>
          </table:table-cell>
          <table:table-cell table:formula="of:=[.D6]/2" office:value-type="float" office:value="3340" calcext:value-type="float">
            <text:p>3340</text:p>
          </table:table-cell>
          <table:table-cell table:formula="of:=[.E6]/2" office:value-type="float" office:value="1670" calcext:value-type="float">
            <text:p>1670</text:p>
          </table:table-cell>
          <table:table-cell table:formula="of:=[.F6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8]/[.D10]" office:value-type="float" office:value="0.748502994011976" calcext:value-type="float">
            <text:p>0,75</text:p>
          </table:table-cell>
          <table:table-cell office:value-type="float" office:value="5000" calcext:value-type="float">
            <text:p>5000</text:p>
          </table:table-cell>
          <table:table-cell table:formula="of:=[.D8]/2" office:value-type="float" office:value="2500" calcext:value-type="float">
            <text:p>2500</text:p>
          </table:table-cell>
          <table:table-cell table:formula="of:=[.E8]/2" office:value-type="float" office:value="1250" calcext:value-type="float">
            <text:p>1250</text:p>
          </table:table-cell>
          <table:table-cell table:formula="of:=[.F8]/2"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office:value-type="float" office:value="1680" calcext:value-type="float">
            <text:p>1680</text:p>
          </table:table-cell>
          <table:table-cell table:formula="of:=[.D9]/2" office:value-type="float" office:value="840" calcext:value-type="float">
            <text:p>840</text:p>
          </table:table-cell>
          <table:table-cell table:formula="of:=[.E9]/2" office:value-type="float" office:value="420" calcext:value-type="float">
            <text:p>420</text:p>
          </table:table-cell>
          <table:table-cell table:formula="of:=[.F9]/2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8]+[.D9]" office:value-type="float" office:value="6680" calcext:value-type="float">
            <text:p>6680</text:p>
          </table:table-cell>
          <table:table-cell table:formula="of:=[.D10]/2" office:value-type="float" office:value="3340" calcext:value-type="float">
            <text:p>3340</text:p>
          </table:table-cell>
          <table:table-cell table:formula="of:=[.E10]/2" office:value-type="float" office:value="1670" calcext:value-type="float">
            <text:p>1670</text:p>
          </table:table-cell>
          <table:table-cell table:formula="of:=[.F10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38" table:number-columns-repeated="2"/>
          <table:table-cell table:style-name="ce40" table:number-columns-repeated="4"/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4]" office:value-type="float" office:value="2500" calcext:value-type="float">
            <text:p>2500</text:p>
          </table:table-cell>
          <table:table-cell table:formula="of:=[.E4]" office:value-type="float" office:value="1250" calcext:value-type="float">
            <text:p>1250</text:p>
          </table:table-cell>
          <table:table-cell table:formula="of:=[.F4]" office:value-type="float" office:value="625" calcext:value-type="float">
            <text:p>625</text:p>
          </table:table-cell>
          <table:table-cell table:formula="of:=[.G4]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8]-[.D4]" office:value-type="float" office:value="2500" calcext:value-type="float">
            <text:p>2500</text:p>
          </table:table-cell>
          <table:table-cell table:formula="of:=[.E8]-[.E4]" office:value-type="float" office:value="1250" calcext:value-type="float">
            <text:p>1250</text:p>
          </table:table-cell>
          <table:table-cell table:formula="of:=[.F8]-[.F4]" office:value-type="float" office:value="625" calcext:value-type="float">
            <text:p>625</text:p>
          </table:table-cell>
          <table:table-cell table:formula="of:=[.G8]-[.G4]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/>
          <table:table-cell table:formula="of:=[.D9]" office:value-type="float" office:value="1680" calcext:value-type="float">
            <text:p>1680</text:p>
          </table:table-cell>
          <table:table-cell table:formula="of:=[.E9]" office:value-type="float" office:value="840" calcext:value-type="float">
            <text:p>840</text:p>
          </table:table-cell>
          <table:table-cell table:formula="of:=[.F9]" office:value-type="float" office:value="420" calcext:value-type="float">
            <text:p>420</text:p>
          </table:table-cell>
          <table:table-cell table:formula="of:=[.G9]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11"/>
          <table:table-cell table:formula="of:=SUM([.D12:.D14])" office:value-type="float" office:value="6680" calcext:value-type="float">
            <text:p>6680</text:p>
          </table:table-cell>
          <table:table-cell table:formula="of:=SUM([.E12:.E14])" office:value-type="float" office:value="3340" calcext:value-type="float">
            <text:p>3340</text:p>
          </table:table-cell>
          <table:table-cell table:formula="of:=SUM([.F12:.F14])" office:value-type="float" office:value="1670" calcext:value-type="float">
            <text:p>1670</text:p>
          </table:table-cell>
          <table:table-cell table:formula="of:=SUM([.G12:.G14])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0:35%, 1:70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19]/[.D21]" office:value-type="float" office:value="0.349700598802395" calcext:value-type="float">
            <text:p>0,35</text:p>
          </table:table-cell>
          <table:table-cell table:formula="of:=584*4" office:value-type="float" office:value="2336" calcext:value-type="float">
            <text:p>2336</text:p>
          </table:table-cell>
          <table:table-cell table:formula="of:=[.D19]/2" office:value-type="float" office:value="1168" calcext:value-type="float">
            <text:p>1168</text:p>
          </table:table-cell>
          <table:table-cell table:formula="of:=[.E19]/2" office:value-type="float" office:value="584" calcext:value-type="float">
            <text:p>584</text:p>
          </table:table-cell>
          <table:table-cell table:formula="of:=[.F19]/2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table:formula="of:=1086*4" office:value-type="float" office:value="4344" calcext:value-type="float">
            <text:p>4344</text:p>
          </table:table-cell>
          <table:table-cell table:formula="of:=[.D20]/2" office:value-type="float" office:value="2172" calcext:value-type="float">
            <text:p>2172</text:p>
          </table:table-cell>
          <table:table-cell table:formula="of:=[.E20]/2" office:value-type="float" office:value="1086" calcext:value-type="float">
            <text:p>1086</text:p>
          </table:table-cell>
          <table:table-cell table:formula="of:=[.F20]/2" office:value-type="float" office:value="543" calcext:value-type="float">
            <text:p>543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19]+[.D20]" office:value-type="float" office:value="6680" calcext:value-type="float">
            <text:p>6680</text:p>
          </table:table-cell>
          <table:table-cell table:formula="of:=[.D21]/2" office:value-type="float" office:value="3340" calcext:value-type="float">
            <text:p>3340</text:p>
          </table:table-cell>
          <table:table-cell table:formula="of:=[.E21]/2" office:value-type="float" office:value="1670" calcext:value-type="float">
            <text:p>1670</text:p>
          </table:table-cell>
          <table:table-cell table:formula="of:=[.F21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23]/[.D25]" office:value-type="float" office:value="0.70059880239521" calcext:value-type="float">
            <text:p>0,7</text:p>
          </table:table-cell>
          <table:table-cell table:formula="of:=1170*4" office:value-type="float" office:value="4680" calcext:value-type="float">
            <text:p>4680</text:p>
          </table:table-cell>
          <table:table-cell table:formula="of:=[.D23]/2" office:value-type="float" office:value="2340" calcext:value-type="float">
            <text:p>2340</text:p>
          </table:table-cell>
          <table:table-cell table:formula="of:=[.E23]/2" office:value-type="float" office:value="1170" calcext:value-type="float">
            <text:p>1170</text:p>
          </table:table-cell>
          <table:table-cell table:formula="of:=[.F23]/2"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table:formula="of:=500*4" office:value-type="float" office:value="2000" calcext:value-type="float">
            <text:p>2000</text:p>
          </table:table-cell>
          <table:table-cell table:formula="of:=[.D24]/2" office:value-type="float" office:value="1000" calcext:value-type="float">
            <text:p>1000</text:p>
          </table:table-cell>
          <table:table-cell table:formula="of:=[.E24]/2" office:value-type="float" office:value="500" calcext:value-type="float">
            <text:p>500</text:p>
          </table:table-cell>
          <table:table-cell table:formula="of:=[.F24]/2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23]+[.D24]" office:value-type="float" office:value="6680" calcext:value-type="float">
            <text:p>6680</text:p>
          </table:table-cell>
          <table:table-cell table:formula="of:=[.D25]/2" office:value-type="float" office:value="3340" calcext:value-type="float">
            <text:p>3340</text:p>
          </table:table-cell>
          <table:table-cell table:formula="of:=[.E25]/2" office:value-type="float" office:value="1670" calcext:value-type="float">
            <text:p>1670</text:p>
          </table:table-cell>
          <table:table-cell table:formula="of:=[.F25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19]" office:value-type="float" office:value="2336" calcext:value-type="float">
            <text:p>2336</text:p>
          </table:table-cell>
          <table:table-cell table:formula="of:=[.E19]" office:value-type="float" office:value="1168" calcext:value-type="float">
            <text:p>1168</text:p>
          </table:table-cell>
          <table:table-cell table:formula="of:=[.F19]" office:value-type="float" office:value="584" calcext:value-type="float">
            <text:p>584</text:p>
          </table:table-cell>
          <table:table-cell table:formula="of:=[.G19]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23]-[.D19]" office:value-type="float" office:value="2344" calcext:value-type="float">
            <text:p>2344</text:p>
          </table:table-cell>
          <table:table-cell table:formula="of:=[.E23]-[.E19]" office:value-type="float" office:value="1172" calcext:value-type="float">
            <text:p>1172</text:p>
          </table:table-cell>
          <table:table-cell table:formula="of:=[.F23]-[.F19]" office:value-type="float" office:value="586" calcext:value-type="float">
            <text:p>586</text:p>
          </table:table-cell>
          <table:table-cell table:formula="of:=[.G23]-[.G19]"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/>
          <table:table-cell table:formula="of:=[.D24]" office:value-type="float" office:value="2000" calcext:value-type="float">
            <text:p>2000</text:p>
          </table:table-cell>
          <table:table-cell table:formula="of:=[.E24]" office:value-type="float" office:value="1000" calcext:value-type="float">
            <text:p>1000</text:p>
          </table:table-cell>
          <table:table-cell table:formula="of:=[.F24]" office:value-type="float" office:value="500" calcext:value-type="float">
            <text:p>500</text:p>
          </table:table-cell>
          <table:table-cell table:formula="of:=[.G24]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11"/>
          <table:table-cell table:formula="of:=SUM([.D27:.D29])" office:value-type="float" office:value="6680" calcext:value-type="float">
            <text:p>6680</text:p>
          </table:table-cell>
          <table:table-cell table:formula="of:=SUM([.E27:.E29])" office:value-type="float" office:value="3340" calcext:value-type="float">
            <text:p>3340</text:p>
          </table:table-cell>
          <table:table-cell table:formula="of:=SUM([.F27:.F29])" office:value-type="float" office:value="1670" calcext:value-type="float">
            <text:p>1670</text:p>
          </table:table-cell>
          <table:table-cell table:formula="of:=SUM([.G27:.G29])" office:value-type="float" office:value="835" calcext:value-type="float">
            <text:p>835</text:p>
          </table:table-cell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clock [Hz]</text:p>
          </table:table-cell>
          <table:table-cell table:style-name="Default" office:value-type="float" office:value="133000000" calcext:value-type="float">
            <text:p>13300000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di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ycle [ns]</text:p>
          </table:table-cell>
          <table:table-cell table:style-name="Default" table:formula="of:=1000000000/[.C34]*[.C35]" office:value-type="float" office:value="7.5187969924812" calcext:value-type="float">
            <text:p>7,5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t0h</text:p>
          </table:table-cell>
          <table:table-cell table:style-name="Default"/>
          <table:table-cell table:style-name="ce3" table:formula="of:=[.D19]/[.$C$36]" office:value-type="float" office:value="310.688" calcext:value-type="float">
            <text:p>310,7</text:p>
          </table:table-cell>
          <table:table-cell table:style-name="ce3" table:formula="of:=[.E19]/[.$C$36]" office:value-type="float" office:value="155.344" calcext:value-type="float">
            <text:p>155,3</text:p>
          </table:table-cell>
          <table:table-cell table:style-name="ce3" table:formula="of:=[.F19]/[.$C$36]" office:value-type="float" office:value="77.672" calcext:value-type="float">
            <text:p>77,7</text:p>
          </table:table-cell>
          <table:table-cell table:style-name="ce3" table:formula="of:=[.G19]/[.$C$36]" office:value-type="float" office:value="38.836" calcext:value-type="float">
            <text:p>38,8</text:p>
          </table:table-cell>
        </table:table-row>
        <table:table-row table:style-name="ro1">
          <table:table-cell/>
          <table:table-cell table:style-name="Default" office:value-type="string" calcext:value-type="string">
            <text:p>t0l</text:p>
          </table:table-cell>
          <table:table-cell table:style-name="Default"/>
          <table:table-cell table:style-name="ce3" table:formula="of:=[.D23]/[.$C$36]" office:value-type="float" office:value="622.44" calcext:value-type="float">
            <text:p>622,4</text:p>
          </table:table-cell>
          <table:table-cell table:style-name="ce3" table:formula="of:=[.E23]/[.$C$36]" office:value-type="float" office:value="311.22" calcext:value-type="float">
            <text:p>311,2</text:p>
          </table:table-cell>
          <table:table-cell table:style-name="ce3" table:formula="of:=[.F23]/[.$C$36]" office:value-type="float" office:value="155.61" calcext:value-type="float">
            <text:p>155,6</text:p>
          </table:table-cell>
          <table:table-cell table:style-name="ce3" table:formula="of:=[.G23]/[.$C$36]" office:value-type="float" office:value="77.805" calcext:value-type="float">
            <text:p>77,8</text:p>
          </table:table-cell>
        </table:table-row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/>
          <table:table-cell table:style-name="ce3" table:formula="of:=[.D30]/[.$C$36]" office:value-type="float" office:value="888.44" calcext:value-type="float">
            <text:p>888,4</text:p>
          </table:table-cell>
          <table:table-cell table:style-name="ce3" table:formula="of:=[.E30]/[.$C$36]" office:value-type="float" office:value="444.22" calcext:value-type="float">
            <text:p>444,2</text:p>
          </table:table-cell>
          <table:table-cell table:style-name="ce3" table:formula="of:=[.F30]/[.$C$36]" office:value-type="float" office:value="222.11" calcext:value-type="float">
            <text:p>222,1</text:p>
          </table:table-cell>
          <table:table-cell table:style-name="ce3" table:formula="of:=[.G30]/[.$C$36]" office:value-type="float" office:value="111.055" calcext:value-type="float">
            <text:p>111,1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3" table:number-columns-repeated="4"/>
        </table:table-row>
        <table:table-row table:style-name="ro1">
          <table:table-cell/>
          <table:table-cell table:style-name="Default" office:value-type="string" calcext:value-type="string">
            <text:p>t0h</text:p>
          </table:table-cell>
          <table:table-cell table:style-name="Default"/>
          <table:table-cell table:style-name="ce3" table:formula="of:=[.D4]/[.$C$36]" office:value-type="float" office:value="332.5" calcext:value-type="float">
            <text:p>332,5</text:p>
          </table:table-cell>
          <table:table-cell table:style-name="ce3" table:formula="of:=[.E4]/[.$C$36]" office:value-type="float" office:value="166.25" calcext:value-type="float">
            <text:p>166,3</text:p>
          </table:table-cell>
          <table:table-cell table:style-name="ce3" table:formula="of:=[.F4]/[.$C$36]" office:value-type="float" office:value="83.125" calcext:value-type="float">
            <text:p>83,1</text:p>
          </table:table-cell>
          <table:table-cell table:style-name="ce3" table:formula="of:=[.G4]/[.$C$36]" office:value-type="float" office:value="41.5625" calcext:value-type="float">
            <text:p>41,6</text:p>
          </table:table-cell>
        </table:table-row>
        <table:table-row table:style-name="ro1">
          <table:table-cell/>
          <table:table-cell table:style-name="Default" office:value-type="string" calcext:value-type="string">
            <text:p>t0l</text:p>
          </table:table-cell>
          <table:table-cell table:style-name="Default"/>
          <table:table-cell table:style-name="ce3" table:formula="of:=[.D8]/[.$C$36]" office:value-type="float" office:value="665" calcext:value-type="float">
            <text:p>665,0</text:p>
          </table:table-cell>
          <table:table-cell table:style-name="ce3" table:formula="of:=[.E8]/[.$C$36]" office:value-type="float" office:value="332.5" calcext:value-type="float">
            <text:p>332,5</text:p>
          </table:table-cell>
          <table:table-cell table:style-name="ce3" table:formula="of:=[.F8]/[.$C$36]" office:value-type="float" office:value="166.25" calcext:value-type="float">
            <text:p>166,3</text:p>
          </table:table-cell>
          <table:table-cell table:style-name="ce3" table:formula="of:=[.G8]/[.$C$36]" office:value-type="float" office:value="83.125" calcext:value-type="float">
            <text:p>83,1</text:p>
          </table:table-cell>
        </table:table-row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/>
          <table:table-cell table:style-name="ce3" table:formula="of:=[.D30]/[.$C$36]" office:value-type="float" office:value="888.44" calcext:value-type="float">
            <text:p>888,4</text:p>
          </table:table-cell>
          <table:table-cell table:style-name="ce3" table:formula="of:=[.E30]/[.$C$36]" office:value-type="float" office:value="444.22" calcext:value-type="float">
            <text:p>444,2</text:p>
          </table:table-cell>
          <table:table-cell table:style-name="ce3" table:formula="of:=[.F30]/[.$C$36]" office:value-type="float" office:value="222.11" calcext:value-type="float">
            <text:p>222,1</text:p>
          </table:table-cell>
          <table:table-cell table:style-name="ce3" table:formula="of:=[.G30]/[.$C$36]" office:value-type="float" office:value="111.055" calcext:value-type="float">
            <text:p>111,1</text:p>
          </table:table-cell>
        </table:table-row>
      </table:table>
      <table:table table:name="fft" table:style-name="ta1">
        <table:table-column table:style-name="co2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([.B5]*[.D5]+[.B6]*[.D6]+[.B7]*[.D7])/([.D5]+[.D6]+[.D7])" office:value-type="float" office:value="105" calcext:value-type="float">
            <text:p>105</text:p>
          </table:table-cell>
          <table:table-cell table:number-columns-repeated="2"/>
        </table:table-row>
      </table:table>
      <table:table table:name="term-relax" table:style-name="ta1">
        <table:table-column table:style-name="co2" table:number-columns-repeated="3" table:default-cell-style-name="Default"/>
        <table:table-column table:style-name="co15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point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 factor</text:p>
          </table:table-cell>
          <table:table-cell office:value-type="string" calcext:value-type="string">
            <text:p>setpoint facto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MAX(0;1-[.B4]/50)" office:value-type="float" office:value="1" calcext:value-type="float">
            <text:p>1</text:p>
          </table:table-cell>
          <table:table-cell table:formula="of:=MAX(0.5;1-[.A4]/2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]-[.A4])" office:value-type="float" office:value="0" calcext:value-type="float">
            <text:p>0</text:p>
          </table:table-cell>
          <table:table-cell table:formula="of:=MAX(0;1-[.B5]/50)" office:value-type="float" office:value="1" calcext:value-type="float">
            <text:p>1</text:p>
          </table:table-cell>
          <table:table-cell table:formula="of:=MAX(0.5;1-[.A5]/2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6]-[.A5])" office:value-type="float" office:value="20" calcext:value-type="float">
            <text:p>20</text:p>
          </table:table-cell>
          <table:table-cell table:formula="of:=MAX(0;1-[.B6]/50)" office:value-type="float" office:value="0.6" calcext:value-type="float">
            <text:p>0,6</text:p>
          </table:table-cell>
          <table:table-cell table:formula="of:=MAX(0.5;1-[.A6]/200)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7]-[.A6])" office:value-type="float" office:value="20" calcext:value-type="float">
            <text:p>20</text:p>
          </table:table-cell>
          <table:table-cell table:formula="of:=MAX(0;1-[.B7]/50)" office:value-type="float" office:value="0.6" calcext:value-type="float">
            <text:p>0,6</text:p>
          </table:table-cell>
          <table:table-cell table:formula="of:=MAX(0.5;1-[.A7]/200)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8]-[.A7])" office:value-type="float" office:value="40" calcext:value-type="float">
            <text:p>40</text:p>
          </table:table-cell>
          <table:table-cell table:formula="of:=MAX(0;1-[.B8]/50)" office:value-type="float" office:value="0.2" calcext:value-type="float">
            <text:p>0,2</text:p>
          </table:table-cell>
          <table:table-cell table:formula="of:=MAX(0.5;1-[.A8]/200)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A9]-[.A8])" office:value-type="float" office:value="50" calcext:value-type="float">
            <text:p>50</text:p>
          </table:table-cell>
          <table:table-cell table:formula="of:=MAX(0;1-[.B9]/50)" office:value-type="float" office:value="0" calcext:value-type="float">
            <text:p>0</text:p>
          </table:table-cell>
          <table:table-cell table:formula="of:=MAX(0.5;1-[.A9]/200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10]-[.A9])" office:value-type="float" office:value="70" calcext:value-type="float">
            <text:p>70</text:p>
          </table:table-cell>
          <table:table-cell table:formula="of:=MAX(0;1-[.B10]/50)" office:value-type="float" office:value="0" calcext:value-type="float">
            <text:p>0</text:p>
          </table:table-cell>
          <table:table-cell table:formula="of:=MAX(0.5;1-[.A10]/200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11]-[.A10])" office:value-type="float" office:value="40" calcext:value-type="float">
            <text:p>40</text:p>
          </table:table-cell>
          <table:table-cell table:formula="of:=MAX(0;1-[.B11]/50)" office:value-type="float" office:value="0.2" calcext:value-type="float">
            <text:p>0,2</text:p>
          </table:table-cell>
          <table:table-cell table:formula="of:=MAX(0.5;1-[.A11]/200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12]-[.A11])" office:value-type="float" office:value="0" calcext:value-type="float">
            <text:p>0</text:p>
          </table:table-cell>
          <table:table-cell table:formula="of:=MAX(0;1-[.B12]/50)" office:value-type="float" office:value="1" calcext:value-type="float">
            <text:p>1</text:p>
          </table:table-cell>
          <table:table-cell table:formula="of:=MAX(0.5;1-[.A12]/200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13]-[.A12])" office:value-type="float" office:value="0" calcext:value-type="float">
            <text:p>0</text:p>
          </table:table-cell>
          <table:table-cell table:formula="of:=MAX(0;1-[.B13]/50)" office:value-type="float" office:value="1" calcext:value-type="float">
            <text:p>1</text:p>
          </table:table-cell>
          <table:table-cell table:formula="of:=MAX(0.5;1-[.A13]/200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14]-[.A13])" office:value-type="float" office:value="0" calcext:value-type="float">
            <text:p>0</text:p>
          </table:table-cell>
          <table:table-cell table:formula="of:=MAX(0;1-[.B14]/50)" office:value-type="float" office:value="1" calcext:value-type="float">
            <text:p>1</text:p>
          </table:table-cell>
          <table:table-cell table:formula="of:=MAX(0.5;1-[.A14]/200)" office:value-type="float" office:value="0.5" calcext:value-type="float">
            <text:p>0,5</text:p>
          </table:table-cell>
        </table:table-row>
      </table:table>
      <table:table table:name="load" table:style-name="ta1">
        <table:table-column table:style-name="co2" table:number-columns-repeated="5" table:default-cell-style-name="Default"/>
        <table:table-column table:style-name="co2" table:default-cell-style-name="ce33"/>
        <table:table-row table:style-name="ro1">
          <table:table-cell office:value-type="string" calcext:value-type="string">
            <text:p>usage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ore 1</text:p>
          </table:table-cell>
          <table:table-cell office:value-type="string" calcext:value-type="string">
            <text:p>Core 2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-10</text:p>
          </table:table-cell>
          <table:table-cell table:formula="of:=([.A3]+[.B3])/2" office:value-type="float" office:value="5" calcext:value-type="float">
            <text:p>5</text:p>
          </table:table-cell>
          <table:table-cell table:formula="of:=MAX([.A3];[.B3])" office:value-type="float" office:value="10" calcext:value-type="float">
            <text:p>10</text:p>
          </table:table-cell>
          <table:table-cell table:formula="of:=0.67*MAX([.A3];[.B3])+0.33*MIN([.A3];[.B3])" office:value-type="float" office:value="6.7" calcext:value-type="float">
            <text:p>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0-10</text:p>
          </table:table-cell>
          <table:table-cell table:formula="of:=([.A4]+[.B4])/2" office:value-type="float" office:value="10" calcext:value-type="float">
            <text:p>10</text:p>
          </table:table-cell>
          <table:table-cell table:formula="of:=MAX([.A4];[.B4])" office:value-type="float" office:value="10" calcext:value-type="float">
            <text:p>10</text:p>
          </table:table-cell>
          <table:table-cell table:formula="of:=0.67*MAX([.A4];[.B4])+0.33*MIN([.A4];[.B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-25</text:p>
          </table:table-cell>
          <table:table-cell table:formula="of:=([.A5]+[.B5])/2" office:value-type="float" office:value="20" calcext:value-type="float">
            <text:p>20</text:p>
          </table:table-cell>
          <table:table-cell table:formula="of:=MAX([.A5];[.B5])" office:value-type="float" office:value="30" calcext:value-type="float">
            <text:p>30</text:p>
          </table:table-cell>
          <table:table-cell table:formula="of:=0.67*MAX([.A5];[.B5])+0.33*MIN([.A5];[.B5])" office:value-type="float" office:value="23.4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-45</text:p>
          </table:table-cell>
          <table:table-cell table:formula="of:=([.A6]+[.B6])/2" office:value-type="float" office:value="40" calcext:value-type="float">
            <text:p>40</text:p>
          </table:table-cell>
          <table:table-cell table:formula="of:=MAX([.A6];[.B6])" office:value-type="float" office:value="50" calcext:value-type="float">
            <text:p>50</text:p>
          </table:table-cell>
          <table:table-cell table:formula="of:=0.67*MAX([.A6];[.B6])+0.33*MIN([.A6];[.B6])" office:value-type="float" office:value="43.4" calcext:value-type="float">
            <text:p>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0-80</text:p>
          </table:table-cell>
          <table:table-cell table:formula="of:=([.A7]+[.B7])/2" office:value-type="float" office:value="55" calcext:value-type="float">
            <text:p>55</text:p>
          </table:table-cell>
          <table:table-cell table:formula="of:=MAX([.A7];[.B7])" office:value-type="float" office:value="80" calcext:value-type="float">
            <text:p>80</text:p>
          </table:table-cell>
          <table:table-cell table:formula="of:=0.67*MAX([.A7];[.B7])+0.33*MIN([.A7];[.B7])" office:value-type="float" office:value="63.5" calcext:value-type="float">
            <text:p>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5-80</text:p>
          </table:table-cell>
          <table:table-cell table:formula="of:=([.A8]+[.B8])/2" office:value-type="float" office:value="65" calcext:value-type="float">
            <text:p>65</text:p>
          </table:table-cell>
          <table:table-cell table:formula="of:=MAX([.A8];[.B8])" office:value-type="float" office:value="80" calcext:value-type="float">
            <text:p>80</text:p>
          </table:table-cell>
          <table:table-cell table:formula="of:=0.67*MAX([.A8];[.B8])+0.33*MIN([.A8];[.B8])" office:value-type="float" office:value="70.1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0-90</text:p>
          </table:table-cell>
          <table:table-cell table:formula="of:=([.A9]+[.B9])/2" office:value-type="float" office:value="70" calcext:value-type="float">
            <text:p>70</text:p>
          </table:table-cell>
          <table:table-cell table:formula="of:=MAX([.A9];[.B9])" office:value-type="float" office:value="90" calcext:value-type="float">
            <text:p>90</text:p>
          </table:table-cell>
          <table:table-cell table:formula="of:=0.67*MAX([.A9];[.B9])+0.33*MIN([.A9];[.B9])" office:value-type="float" office:value="76.8" calcext:value-type="float">
            <text:p>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0-95</text:p>
          </table:table-cell>
          <table:table-cell table:formula="of:=([.A10]+[.B10])/2" office:value-type="float" office:value="80" calcext:value-type="float">
            <text:p>80</text:p>
          </table:table-cell>
          <table:table-cell table:formula="of:=MAX([.A10];[.B10])" office:value-type="float" office:value="100" calcext:value-type="float">
            <text:p>100</text:p>
          </table:table-cell>
          <table:table-cell table:formula="of:=0.67*MAX([.A10];[.B10])+0.33*MIN([.A10];[.B10])" office:value-type="float" office:value="86.8" calcext:value-type="float">
            <text:p>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A11]+[.B11])/2" office:value-type="float" office:value="65" calcext:value-type="float">
            <text:p>65</text:p>
          </table:table-cell>
          <table:table-cell table:formula="of:=MAX([.A11];[.B11])" office:value-type="float" office:value="100" calcext:value-type="float">
            <text:p>100</text:p>
          </table:table-cell>
          <table:table-cell table:formula="of:=0.67*MAX([.A11];[.B11])+0.33*MIN([.A11];[.B11])" office:value-type="float" office:value="76.9" calcext:value-type="float">
            <text:p>77</text:p>
          </table:table-cell>
        </table:table-row>
      </table:table>
      <table:table table:name="flash" table:style-name="ta1">
        <table:table-column table:style-name="co16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Flash size</text:p>
          </table:table-cell>
          <table:table-cell table:style-name="ce45" office:value-type="float" office:value="1048576" calcext:value-type="float">
            <text:p>1 048 576</text:p>
          </table:table-cell>
          <table:table-cell table:style-name="ce45" office:value-type="float" office:value="1441792" calcext:value-type="float">
            <text:p>1 441 792</text:p>
          </table:table-cell>
          <table:table-cell table:style-name="ce45"/>
          <table:table-cell office:value-type="string" calcext:value-type="string">
            <text:p>0x160000</text:p>
          </table:table-cell>
          <table:table-cell table:style-name="ce45" office:value-type="float" office:value="1441792" calcext:value-type="float">
            <text:p>1 441 792</text:p>
          </table:table-cell>
          <table:table-cell office:value-type="string" calcext:value-type="string">
            <text:p>1.44MB</text:p>
          </table:table-cell>
        </table:table-row>
        <table:table-row table:style-name="ro1">
          <table:table-cell table:style-name="ce1" office:value-type="string" calcext:value-type="string">
            <text:p>Sector size</text:p>
          </table:table-cell>
          <table:table-cell table:number-columns-repeated="2" table:style-name="ce45" office:value-type="float" office:value="4096" calcext:value-type="float">
            <text:p>4 096</text:p>
          </table:table-cell>
          <table:table-cell table:style-name="ce45"/>
          <table:table-cell office:value-type="string" calcext:value-type="string">
            <text:p>0x100000</text:p>
          </table:table-cell>
          <table:table-cell table:style-name="ce45" table:formula="of:=1024*1024" office:value-type="float" office:value="1048576" calcext:value-type="float">
            <text:p>1 048 576</text:p>
          </table:table-cell>
          <table:table-cell office:value-type="string" calcext:value-type="string">
            <text:p>1MB</text:p>
          </table:table-cell>
        </table:table-row>
        <table:table-row table:style-name="ro1">
          <table:table-cell office:value-type="string" calcext:value-type="string">
            <text:p>sectors in flash</text:p>
          </table:table-cell>
          <table:table-cell table:style-name="ce46" table:formula="of:=[.B1]/[.B2]" office:value-type="float" office:value="256" calcext:value-type="float">
            <text:p>256</text:p>
          </table:table-cell>
          <table:table-cell table:style-name="ce46" table:formula="of:=[.C1]/[.C2]" office:value-type="float" office:value="352" calcext:value-type="float">
            <text:p>352</text:p>
          </table:table-cell>
          <table:table-cell table:style-name="ce46"/>
          <table:table-cell table:number-columns-repeated="3"/>
        </table:table-row>
        <table:table-row table:style-name="ro1">
          <table:table-cell/>
          <table:table-cell table:style-name="ce47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Packet size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32" calcext:value-type="float">
            <text:p>32</text:p>
          </table:table-cell>
          <table:table-cell table:style-name="ce45"/>
          <table:table-cell table:number-columns-repeated="3"/>
        </table:table-row>
        <table:table-row table:style-name="ro1">
          <table:table-cell office:value-type="string" calcext:value-type="string">
            <text:p>packets in flash</text:p>
          </table:table-cell>
          <table:table-cell table:style-name="ce47" table:formula="of:=[.B1]/[.B5]" office:value-type="float" office:value="41943.04" calcext:value-type="float">
            <text:p>41 943,04</text:p>
          </table:table-cell>
          <table:table-cell table:style-name="ce47" table:formula="of:=[.C1]/[.C5]" office:value-type="float" office:value="45056" calcext:value-type="float">
            <text:p>45 056,00</text:p>
          </table:table-cell>
          <table:table-cell table:style-name="ce47"/>
          <table:table-cell table:number-columns-repeated="3"/>
        </table:table-row>
        <table:table-row table:style-name="ro1">
          <table:table-cell office:value-type="string" calcext:value-type="string">
            <text:p>packets in sector</text:p>
          </table:table-cell>
          <table:table-cell table:style-name="ce47" table:formula="of:=[.B2]/[.B5]" office:value-type="float" office:value="163.84" calcext:value-type="float">
            <text:p>163,84</text:p>
          </table:table-cell>
          <table:table-cell table:style-name="ce47" table:formula="of:=[.C2]/[.C5]" office:value-type="float" office:value="128" calcext:value-type="float">
            <text:p>128,00</text:p>
          </table:table-cell>
          <table:table-cell table:style-name="ce47"/>
          <table:table-cell table:number-columns-repeated="3"/>
        </table:table-row>
        <table:table-row table:style-name="ro1">
          <table:table-cell/>
          <table:table-cell table:style-name="ce47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Pid rate [Hz]</text:p>
          </table:table-cell>
          <table:table-cell table:style-name="ce45" office:value-type="float" office:value="500" calcext:value-type="float">
            <text:p>500</text:p>
          </table:table-cell>
          <table:table-cell table:style-name="ce45" office:value-type="float" office:value="1000" calcext:value-type="float">
            <text:p>1 000</text:p>
          </table:table-cell>
          <table:table-cell table:style-name="ce45"/>
          <table:table-cell table:number-columns-repeated="3"/>
        </table:table-row>
        <table:table-row table:style-name="ro1">
          <table:table-cell office:value-type="string" calcext:value-type="string">
            <text:p>pid delta [ms]</text:p>
          </table:table-cell>
          <table:table-cell table:style-name="ce47" table:formula="of:=1000/[.B9]" office:value-type="float" office:value="2" calcext:value-type="float">
            <text:p>2,00</text:p>
          </table:table-cell>
          <table:table-cell table:style-name="ce47" table:formula="of:=1000/[.C9]" office:value-type="float" office:value="1" calcext:value-type="float">
            <text:p>1,00</text:p>
          </table:table-cell>
          <table:table-cell table:style-name="ce47"/>
          <table:table-cell table:number-columns-repeated="3"/>
        </table:table-row>
        <table:table-row table:style-name="ro1">
          <table:table-cell office:value-type="string" calcext:value-type="string">
            <text:p>sector delata [ms]</text:p>
          </table:table-cell>
          <table:table-cell table:style-name="ce47" table:formula="of:=[.B7]/[.B10]" office:value-type="float" office:value="81.92" calcext:value-type="float">
            <text:p>81,92</text:p>
          </table:table-cell>
          <table:table-cell table:style-name="ce47" table:formula="of:=[.C7]/[.C10]" office:value-type="float" office:value="128" calcext:value-type="float">
            <text:p>128,00</text:p>
          </table:table-cell>
          <table:table-cell table:style-name="ce47"/>
          <table:table-cell table:number-columns-repeated="3"/>
        </table:table-row>
        <table:table-row table:style-name="ro1">
          <table:table-cell office:value-type="string" calcext:value-type="string">
            <text:p>sector rate [Hz]</text:p>
          </table:table-cell>
          <table:table-cell table:style-name="ce47" table:formula="of:=1000/[.B11]" office:value-type="float" office:value="12.20703125" calcext:value-type="float">
            <text:p>12,21</text:p>
          </table:table-cell>
          <table:table-cell table:style-name="ce47" table:formula="of:=1000/[.C11]" office:value-type="float" office:value="7.8125" calcext:value-type="float">
            <text:p>7,81</text:p>
          </table:table-cell>
          <table:table-cell table:style-name="ce47"/>
          <table:table-cell table:number-columns-repeated="3"/>
        </table:table-row>
        <table:table-row table:style-name="ro1">
          <table:table-cell/>
          <table:table-cell table:style-name="ce47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yte rate [kBps]</text:p>
          </table:table-cell>
          <table:table-cell table:style-name="ce46" table:formula="of:=[.B5]*[.B9]/1000" office:value-type="float" office:value="12.5" calcext:value-type="float">
            <text:p>13</text:p>
          </table:table-cell>
          <table:table-cell table:style-name="ce46" table:formula="of:=[.C5]*[.C9]/1000" office:value-type="float" office:value="32" calcext:value-type="float">
            <text:p>32</text:p>
          </table:table-cell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bit rate [kbps]</text:p>
          </table:table-cell>
          <table:table-cell table:style-name="ce46" table:formula="of:=[.B14]*8" office:value-type="float" office:value="100" calcext:value-type="float">
            <text:p>100</text:p>
          </table:table-cell>
          <table:table-cell table:style-name="ce46" table:formula="of:=[.C14]*8" office:value-type="float" office:value="256" calcext:value-type="float">
            <text:p>256</text:p>
          </table:table-cell>
          <table:table-cell table:style-name="ce46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EST. Log duration [s]</text:p>
          </table:table-cell>
          <table:table-cell table:style-name="ce48" table:formula="of:=[.B1]/[.B14]/1000" office:value-type="float" office:value="83.88608" calcext:value-type="float">
            <text:p>83,89</text:p>
          </table:table-cell>
          <table:table-cell table:style-name="ce48" table:formula="of:=[.C1]/[.C14]/1000" office:value-type="float" office:value="45.056" calcext:value-type="float">
            <text:p>45,06</text:p>
          </table:table-cell>
          <table:table-cell table:style-name="ce48"/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p siz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 size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 i ratio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 size</text:p>
          </table:table-cell>
          <table:table-cell table:style-name="ce3" table:formula="of:=([.B23]*([.B25]-1)+[.B24])/[.B25]" office:value-type="float" office:value="24.5" calcext:value-type="float">
            <text:p>24,5</text:p>
          </table:table-cell>
          <table:table-cell table:style-name="ce3" table:formula="of:=([.C23]*([.C25]-1)+[.C24])/[.C25]" office:value-type="float" office:value="31.5625" calcext:value-type="float">
            <text:p>31,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l" fo:country="PL" style:font-name-asian="Andale Sans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5" number:min-decimal-places="5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9H36M51S</meta:editing-duration>
    <meta:editing-cycles>64</meta:editing-cycles>
    <meta:generator>LibreOffice/24.2.7.2$Linux_X86_64 LibreOffice_project/420$Build-2</meta:generator>
    <dc:date>2025-06-03T23:02:31.223958521</dc:date>
    <meta:document-statistic meta:table-count="12" meta:cell-count="172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336cm" svg:y="0.185cm" style:legend-expansion="wide" chart:style-name="ch2"/>
        <chart:plot-area chart:style-name="ch3" table:cell-range-address="calibration.A2:calibration.D71" svg:x="0.942cm" svg:y="1.26cm" svg:width="45.244cm" svg:height="22.136cm">
          <chart:coordinate-region svg:x="1.669cm" svg:y="1.46cm" svg:width="44.33cm" svg:height="21.73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ibration.B2:calibration.B71" chart:class="chart:scatter">
            <chart:domain table:cell-range-address="calibration.A2:calibration.A71"/>
            <chart:data-point chart:repeated="70"/>
          </chart:series>
          <chart:series chart:style-name="ch9" chart:values-cell-range-address="calibration.C2:calibration.C71" chart:class="chart:scatter">
            <chart:data-point chart:repeated="70"/>
          </chart:series>
          <chart:series chart:style-name="ch10" chart:values-cell-range-address="calibration.D2:calibration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A2:calibration.A71</svg:desc>
                </draw:g>
              </table:table-cell>
              <table:table-cell office:value-type="float" office:value="50">
                <text:p>50</text:p>
                <draw:g>
                  <svg:desc>calibration.B2:calibration.B71</svg:desc>
                </draw:g>
              </table:table-cell>
              <table:table-cell office:value-type="float" office:value="0">
                <text:p>0</text:p>
                <draw:g>
                  <svg:desc>calibration.C2:calibration.C71</svg:desc>
                </draw:g>
              </table:table-cell>
              <table:table-cell office:value-type="float" office:value="50">
                <text:p>50</text:p>
                <draw:g>
                  <svg:desc>calibration.D2:calibration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7.65">
                <text:p>7.65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4.3025">
                <text:p>14.3025</text:p>
              </table:table-cell>
              <table:table-cell office:value-type="float" office:value="37.6975">
                <text:p>37.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9.807125">
                <text:p>19.807125</text:p>
              </table:table-cell>
              <table:table-cell office:value-type="float" office:value="31.192875">
                <text:p>31.19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33605625">
                <text:p>24.33605625</text:p>
              </table:table-cell>
              <table:table-cell office:value-type="float" office:value="25.66394375">
                <text:p>25.6639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8.0356478125">
                <text:p>28.0356478125</text:p>
              </table:table-cell>
              <table:table-cell office:value-type="float" office:value="20.9643521875">
                <text:p>20.96435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31.180300640625">
                <text:p>31.180300640625</text:p>
              </table:table-cell>
              <table:table-cell office:value-type="float" office:value="17.819699359375">
                <text:p>17.819699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3.8532555445312">
                <text:p>33.8532555445312</text:p>
              </table:table-cell>
              <table:table-cell office:value-type="float" office:value="15.1467444554688">
                <text:p>15.1467444554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6.2752672128516">
                <text:p>36.2752672128516</text:p>
              </table:table-cell>
              <table:table-cell office:value-type="float" office:value="13.7247327871484">
                <text:p>13.7247327871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8.4839771309238">
                <text:p>38.4839771309238</text:p>
              </table:table-cell>
              <table:table-cell office:value-type="float" office:value="12.5160228690762">
                <text:p>12.516022869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.3613805612853">
                <text:p>40.3613805612853</text:p>
              </table:table-cell>
              <table:table-cell office:value-type="float" office:value="10.6386194387148">
                <text:p>10.638619438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2.1071734770925">
                <text:p>42.1071734770925</text:p>
              </table:table-cell>
              <table:table-cell office:value-type="float" office:value="9.89282652290754">
                <text:p>9.89282652290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3.5910974555286">
                <text:p>43.5910974555286</text:p>
              </table:table-cell>
              <table:table-cell office:value-type="float" office:value="8.40890254447142">
                <text:p>8.40890254447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44.7024328371993">
                <text:p>44.7024328371993</text:p>
              </table:table-cell>
              <table:table-cell office:value-type="float" office:value="6.2975671628007">
                <text:p>6.297567162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5.7970679116194">
                <text:p>45.7970679116194</text:p>
              </table:table-cell>
              <table:table-cell office:value-type="float" office:value="6.2029320883806">
                <text:p>6.202932088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6.5775077248765">
                <text:p>46.5775077248765</text:p>
              </table:table-cell>
              <table:table-cell office:value-type="float" office:value="4.42249227512351">
                <text:p>4.42249227512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7.240881566145">
                <text:p>47.240881566145</text:p>
              </table:table-cell>
              <table:table-cell office:value-type="float" office:value="3.75911843385499">
                <text:p>3.7591184338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7.6547493312233">
                <text:p>47.6547493312233</text:p>
              </table:table-cell>
              <table:table-cell office:value-type="float" office:value="2.34525066877674">
                <text:p>2.34525066877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7.8565369315398">
                <text:p>47.8565369315398</text:p>
              </table:table-cell>
              <table:table-cell office:value-type="float" office:value="1.14346306846023">
                <text:p>1.14346306846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8.1780563918088">
                <text:p>48.1780563918088</text:p>
              </table:table-cell>
              <table:table-cell office:value-type="float" office:value="1.8219436081912">
                <text:p>1.8219436081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8.3013479330375">
                <text:p>48.3013479330375</text:p>
              </table:table-cell>
              <table:table-cell office:value-type="float" office:value="0.698652066962517">
                <text:p>0.698652066962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8.4061457430819">
                <text:p>48.4061457430819</text:p>
              </table:table-cell>
              <table:table-cell office:value-type="float" office:value="0.593854256918142">
                <text:p>0.593854256918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8.6452238816196">
                <text:p>48.6452238816196</text:p>
              </table:table-cell>
              <table:table-cell office:value-type="float" office:value="1.35477611838042">
                <text:p>1.35477611838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8.8484402993766">
                <text:p>48.8484402993766</text:p>
              </table:table-cell>
              <table:table-cell office:value-type="float" office:value="1.15155970062336">
                <text:p>1.15155970062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9.1711742544702">
                <text:p>49.1711742544702</text:p>
              </table:table-cell>
              <table:table-cell office:value-type="float" office:value="1.82882574552986">
                <text:p>1.82882574552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9.2954981162996">
                <text:p>49.2954981162996</text:p>
              </table:table-cell>
              <table:table-cell office:value-type="float" office:value="0.704501883700381">
                <text:p>0.70450188370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9.2511733988547">
                <text:p>49.2511733988547</text:p>
              </table:table-cell>
              <table:table-cell office:value-type="float" office:value="-0.251173398854675">
                <text:p>-0.251173398854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9.3634973890265">
                <text:p>49.3634973890265</text:p>
              </table:table-cell>
              <table:table-cell office:value-type="float" office:value="0.63650261097353">
                <text:p>0.63650261097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9.6089727806725">
                <text:p>49.6089727806725</text:p>
              </table:table-cell>
              <table:table-cell office:value-type="float" office:value="1.3910272193275">
                <text:p>1.3910272193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9.6676268635716">
                <text:p>49.6676268635716</text:p>
              </table:table-cell>
              <table:table-cell office:value-type="float" office:value="0.33237313642838">
                <text:p>0.33237313642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9.7174828340359">
                <text:p>49.7174828340359</text:p>
              </table:table-cell>
              <table:table-cell office:value-type="float" office:value="0.282517165964123">
                <text:p>0.282517165964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9.9098604089305">
                <text:p>49.9098604089305</text:p>
              </table:table-cell>
              <table:table-cell office:value-type="float" office:value="1.09013959106951">
                <text:p>1.09013959106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.9233813475909">
                <text:p>49.9233813475909</text:p>
              </table:table-cell>
              <table:table-cell office:value-type="float" office:value="0.0766186524090813">
                <text:p>0.0766186524090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50.0848741454523">
                <text:p>50.0848741454523</text:p>
              </table:table-cell>
              <table:table-cell office:value-type="float" office:value="0.915125854547725">
                <text:p>0.915125854547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0.0721430236344">
                <text:p>50.0721430236344</text:p>
              </table:table-cell>
              <table:table-cell office:value-type="float" office:value="-0.0721430236344318">
                <text:p>-0.072143023634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9.9113215700893">
                <text:p>49.9113215700893</text:p>
              </table:table-cell>
              <table:table-cell office:value-type="float" office:value="-0.911321570089264">
                <text:p>-0.911321570089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9.7746233345759">
                <text:p>49.7746233345759</text:p>
              </table:table-cell>
              <table:table-cell office:value-type="float" office:value="-0.774623334575871">
                <text:p>-0.774623334575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9.6584298343895">
                <text:p>49.6584298343895</text:p>
              </table:table-cell>
              <table:table-cell office:value-type="float" office:value="-0.658429834389487">
                <text:p>-0.65842983438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7096653592311">
                <text:p>49.7096653592311</text:p>
              </table:table-cell>
              <table:table-cell office:value-type="float" office:value="0.29033464076894">
                <text:p>0.29033464076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9032155553464">
                <text:p>49.9032155553464</text:p>
              </table:table-cell>
              <table:table-cell office:value-type="float" office:value="1.0967844446536">
                <text:p>1.0967844446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0.0677332220444">
                <text:p>50.0677332220444</text:p>
              </table:table-cell>
              <table:table-cell office:value-type="float" office:value="0.932266777955562">
                <text:p>0.93226677795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.3575732387378">
                <text:p>50.3575732387378</text:p>
              </table:table-cell>
              <table:table-cell office:value-type="float" office:value="1.64242676126223">
                <text:p>1.64242676126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0.6039372529271">
                <text:p>50.6039372529271</text:p>
              </table:table-cell>
              <table:table-cell office:value-type="float" office:value="1.3960627470729">
                <text:p>1.3960627470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963346664988">
                <text:p>50.963346664988</text:p>
              </table:table-cell>
              <table:table-cell office:value-type="float" office:value="2.03665333501196">
                <text:p>2.03665333501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1.1188446652398">
                <text:p>51.1188446652398</text:p>
              </table:table-cell>
              <table:table-cell office:value-type="float" office:value="0.881155334760173">
                <text:p>0.881155334760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.1010179654538">
                <text:p>51.1010179654538</text:p>
              </table:table-cell>
              <table:table-cell office:value-type="float" office:value="-0.101017965453849">
                <text:p>-0.101017965453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1.0858652706358">
                <text:p>51.0858652706358</text:p>
              </table:table-cell>
              <table:table-cell office:value-type="float" office:value="-0.0858652706357717">
                <text:p>-0.0858652706357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9229854800404">
                <text:p>50.9229854800404</text:p>
              </table:table-cell>
              <table:table-cell office:value-type="float" office:value="-0.922985480040403">
                <text:p>-0.92298548004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6345376580343">
                <text:p>50.6345376580343</text:p>
              </table:table-cell>
              <table:table-cell office:value-type="float" office:value="-1.63453765803434">
                <text:p>-1.6345376580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5393570093292">
                <text:p>50.5393570093292</text:p>
              </table:table-cell>
              <table:table-cell office:value-type="float" office:value="-0.539357009329187">
                <text:p>-0.539357009329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3084534579298">
                <text:p>50.3084534579298</text:p>
              </table:table-cell>
              <table:table-cell office:value-type="float" office:value="-1.30845345792981">
                <text:p>-1.30845345792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1121854392403">
                <text:p>50.1121854392403</text:p>
              </table:table-cell>
              <table:table-cell office:value-type="float" office:value="-1.11218543924034">
                <text:p>-1.11218543924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953576233543">
                <text:p>50.0953576233543</text:p>
              </table:table-cell>
              <table:table-cell office:value-type="float" office:value="-0.0953576233542819">
                <text:p>-0.0953576233542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810539798511">
                <text:p>50.0810539798511</text:p>
              </table:table-cell>
              <table:table-cell office:value-type="float" office:value="-0.0810539798511414">
                <text:p>-0.0810539798511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2188958828735">
                <text:p>50.2188958828735</text:p>
              </table:table-cell>
              <table:table-cell office:value-type="float" office:value="0.781104117126532">
                <text:p>0.781104117126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860615004425">
                <text:p>50.1860615004425</text:p>
              </table:table-cell>
              <table:table-cell office:value-type="float" office:value="-0.186061500442449">
                <text:p>-0.186061500442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.0081522753761">
                <text:p>50.0081522753761</text:p>
              </table:table-cell>
              <table:table-cell office:value-type="float" office:value="-1.00815227537608">
                <text:p>-1.0081522753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0069294340697">
                <text:p>50.0069294340697</text:p>
              </table:table-cell>
              <table:table-cell office:value-type="float" office:value="-0.00692943406966862">
                <text:p>-0.0069294340696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1558900189592">
                <text:p>50.1558900189592</text:p>
              </table:table-cell>
              <table:table-cell office:value-type="float" office:value="0.844109981040788">
                <text:p>0.844109981040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1325065161153">
                <text:p>50.1325065161153</text:p>
              </table:table-cell>
              <table:table-cell office:value-type="float" office:value="-0.132506516115328">
                <text:p>-0.132506516115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112630538698">
                <text:p>50.112630538698</text:p>
              </table:table-cell>
              <table:table-cell office:value-type="float" office:value="-0.112630538698028">
                <text:p>-0.112630538698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2457359578933">
                <text:p>50.2457359578933</text:p>
              </table:table-cell>
              <table:table-cell office:value-type="float" office:value="0.754264042106676">
                <text:p>0.75426404210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2088755642093">
                <text:p>50.2088755642093</text:p>
              </table:table-cell>
              <table:table-cell office:value-type="float" office:value="-0.208875564209322">
                <text:p>-0.208875564209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275442295779">
                <text:p>50.0275442295779</text:p>
              </table:table-cell>
              <table:table-cell office:value-type="float" office:value="-1.02754422957793">
                <text:p>-1.02754422957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234125951412">
                <text:p>50.0234125951412</text:p>
              </table:table-cell>
              <table:table-cell office:value-type="float" office:value="-0.0234125951412381">
                <text:p>-0.0234125951412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6990070587">
                <text:p>50.16990070587</text:p>
              </table:table-cell>
              <table:table-cell office:value-type="float" office:value="0.830099294129951">
                <text:p>0.830099294129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444155999895">
                <text:p>50.1444155999895</text:p>
              </table:table-cell>
              <table:table-cell office:value-type="float" office:value="-0.144415599989543">
                <text:p>-0.144415599989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227532599911">
                <text:p>50.1227532599911</text:p>
              </table:table-cell>
              <table:table-cell office:value-type="float" office:value="-0.122753259991107">
                <text:p>-0.12275325999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2543402709924">
                <text:p>50.2543402709924</text:p>
              </table:table-cell>
              <table:table-cell office:value-type="float" office:value="0.745659729007564">
                <text:p>0.745659729007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2161892303436">
                <text:p>50.2161892303436</text:p>
              </table:table-cell>
              <table:table-cell office:value-type="float" office:value="-0.216189230343566">
                <text:p>-0.216189230343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